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9cm" svg:stroke-color="#000000" draw:stroke-linejoin="round" svg:stroke-linecap="round" draw:fill="none" fo:padding-top="0.014cm" fo:padding-bottom="0.014cm" fo:padding-left="0.014cm" fo:padding-right="0.014cm"/>
    </style:style>
    <style:style style:name="gr2" style:family="graphic" style:parent-style-name="standard">
      <style:graphic-properties draw:stroke="solid" svg:stroke-width="0.029cm" svg:stroke-color="#ff0000" draw:stroke-linejoin="round" svg:stroke-linecap="round" draw:fill="none" fo:padding-top="0.014cm" fo:padding-bottom="0.014cm" fo:padding-left="0.014cm" fo:padding-right="0.01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392cm" fo:min-width="3.425cm"/>
    </style:style>
    <style:style style:name="gr5" style:family="graphic" style:parent-style-name="objectwithoutfill">
      <style:graphic-properties svg:stroke-width="0.106cm" svg:stroke-color="#f88139" draw:marker-start-width="0.359cm" draw:marker-end="線の終点_20_1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9cm" fo:min-width="0cm"/>
      <style:paragraph-properties style:writing-mode="lr-tb"/>
    </style:style>
    <style:style style:name="gr7" style:family="graphic" style:parent-style-name="standard">
      <style:graphic-properties draw:stroke="solid" svg:stroke-width="0.002cm" svg:stroke-color="#555555" draw:stroke-linejoin="round" svg:stroke-linecap="round" draw:fill="solid" draw:fill-color="#555555" fo:padding-top="0.001cm" fo:padding-bottom="0.001cm" fo:padding-left="0.001cm" fo:padding-right="0.001cm"/>
    </style:style>
    <style:style style:name="gr8" style:family="graphic" style:parent-style-name="standard">
      <style:graphic-properties draw:stroke="none" draw:fill="solid" draw:fill-color="#8cf4d6"/>
    </style:style>
    <style:style style:name="gr9" style:family="graphic" style:parent-style-name="standard">
      <style:graphic-properties draw:stroke="solid" svg:stroke-width="0.002cm" svg:stroke-color="#8cf4d6" draw:stroke-linejoin="round" svg:stroke-linecap="round" draw:fill="none" fo:padding-top="0.001cm" fo:padding-bottom="0.001cm" fo:padding-left="0.001cm" fo:padding-right="0.001cm"/>
    </style:style>
    <style:style style:name="gr10" style:family="graphic" style:parent-style-name="standard">
      <style:graphic-properties draw:stroke="solid" svg:stroke-width="0.002cm" svg:stroke-color="#8cf4d6" draw:stroke-linejoin="round" svg:stroke-linecap="round" draw:fill="solid" draw:fill-color="#8cf4d6" fo:padding-top="0.001cm" fo:padding-bottom="0.001cm" fo:padding-left="0.001cm" fo:padding-right="0.001cm"/>
    </style:style>
    <style:style style:name="gr11" style:family="graphic" style:parent-style-name="standard">
      <style:graphic-properties draw:stroke="solid" svg:stroke-width="0.002cm" svg:stroke-color="#80ffff" draw:stroke-linejoin="round" svg:stroke-linecap="round" draw:fill="solid" draw:fill-color="#80ffff" fo:padding-top="0.001cm" fo:padding-bottom="0.001cm" fo:padding-left="0.001cm" fo:padding-right="0.001cm"/>
    </style:style>
    <style:style style:name="gr12" style:family="graphic" style:parent-style-name="standard">
      <style:graphic-properties draw:stroke="none" draw:fill="solid" draw:fill-color="#80ffff"/>
    </style:style>
    <style:style style:name="gr13" style:family="graphic" style:parent-style-name="standard">
      <style:graphic-properties draw:stroke="solid" svg:stroke-width="0.002cm" svg:stroke-color="#80ffff" draw:stroke-linejoin="round" svg:stroke-linecap="round" draw:fill="none" fo:padding-top="0.001cm" fo:padding-bottom="0.001cm" fo:padding-left="0.001cm" fo:padding-right="0.001cm"/>
    </style:style>
    <style:style style:name="gr14" style:family="graphic" style:parent-style-name="standard">
      <style:graphic-properties draw:stroke="solid" svg:stroke-width="0.002cm" svg:stroke-color="#dfdfdf" draw:stroke-linejoin="round" svg:stroke-linecap="round" draw:fill="solid" draw:fill-color="#dfdfdf" fo:padding-top="0.001cm" fo:padding-bottom="0.001cm" fo:padding-left="0.001cm" fo:padding-right="0.001cm"/>
    </style:style>
    <style:style style:name="gr15" style:family="graphic" style:parent-style-name="standard">
      <style:graphic-properties draw:stroke="solid" svg:stroke-width="0.002cm" svg:stroke-color="#f3ebcf" draw:stroke-linejoin="round" svg:stroke-linecap="round" draw:fill="solid" draw:fill-color="#f3ebcf" fo:padding-top="0.001cm" fo:padding-bottom="0.001cm" fo:padding-left="0.001cm" fo:padding-right="0.001cm"/>
    </style:style>
    <style:style style:name="gr16" style:family="graphic" style:parent-style-name="standard">
      <style:graphic-properties draw:stroke="solid" svg:stroke-width="0.069cm" svg:stroke-color="#000000" draw:stroke-linejoin="round" svg:stroke-linecap="round" draw:fill="none" fo:padding-top="0.034cm" fo:padding-bottom="0.034cm" fo:padding-left="0.034cm" fo:padding-right="0.034cm"/>
    </style:style>
    <style:style style:name="gr17" style:family="graphic" style:parent-style-name="standard">
      <style:graphic-properties draw:stroke="solid" svg:stroke-width="0.05cm" svg:stroke-color="#000000" draw:stroke-linejoin="round" svg:stroke-linecap="round" draw:fill="none" fo:padding-top="0.025cm" fo:padding-bottom="0.025cm" fo:padding-left="0.025cm" fo:padding-right="0.025cm"/>
    </style:style>
    <style:style style:name="gr18" style:family="graphic" style:parent-style-name="standard">
      <style:graphic-properties draw:textarea-horizontal-align="justify" draw:textarea-vertical-align="middle" draw:auto-grow-height="false" fo:min-height="0.81cm" fo:min-width="3.108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25cm" fo:min-width="3.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251cm" fo:min-width="2.542cm"/>
      <style:paragraph-properties style:writing-mode="lr-tb"/>
    </style:style>
    <style:style style:name="gr21" style:family="graphic" style:parent-style-name="objectwithoutfill">
      <style:graphic-properties draw:marker-end="線の終点_20_5" draw:marker-end-width="0.3cm" draw:fill="none" draw:textarea-vertical-align="middle"/>
    </style:style>
    <style:style style:name="gr22" style:family="graphic" style:parent-style-name="objectwithoutfill">
      <style:graphic-properties draw:marker-end="線の終点_20_6" draw:marker-end-width="0.3cm" draw:fill="none" draw:textarea-vertical-align="middle"/>
    </style:style>
    <style:style style:name="gr23" style:family="graphic" style:parent-style-name="objectwithoutfill">
      <style:graphic-properties draw:marker-end="線の終点_20_7" draw:marker-end-width="0.3cm" draw:fill="none" draw:textarea-vertical-align="middle"/>
    </style:style>
    <style:style style:name="gr24" style:family="graphic" style:parent-style-name="objectwithoutfill">
      <style:graphic-properties draw:marker-end="線の終点_20_8" draw:marker-end-width="0.3cm" draw:fill="none" draw:textarea-vertical-align="middle"/>
    </style:style>
    <style:style style:name="gr25" style:family="graphic" style:parent-style-name="standard" style:list-style-name="L1">
      <style:graphic-properties draw:textarea-horizontal-align="justify" draw:textarea-vertical-align="middle" draw:auto-grow-height="false" fo:min-height="1.75cm" fo:min-width="3.5cm"/>
      <style:paragraph-properties style:writing-mode="lr-tb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1.75cm" fo:min-width="2.542cm"/>
      <style:paragraph-properties style:writing-mode="lr-tb"/>
    </style:style>
    <style:style style:name="gr27" style:family="graphic" style:parent-style-name="objectwithoutfill">
      <style:graphic-properties draw:marker-end="線の終点_20_11" draw:marker-end-width="0.3cm" draw:fill="none" draw:textarea-vertical-align="middle"/>
    </style:style>
    <style:style style:name="gr28" style:family="graphic" style:parent-style-name="objectwithoutfill">
      <style:graphic-properties draw:marker-end="線の終点_20_12" draw:marker-end-width="0.3cm" draw:fill="none" draw:textarea-vertical-align="middle"/>
    </style:style>
    <style:style style:name="gr29" style:family="graphic" style:parent-style-name="objectwithoutfill">
      <style:graphic-properties draw:marker-end="線の終点_20_13" draw:marker-end-width="0.3cm" draw:fill="none" draw:textarea-vertical-align="middle"/>
    </style:style>
    <style:style style:name="gr30" style:family="graphic" style:parent-style-name="objectwithoutfill">
      <style:graphic-properties draw:marker-end="線の終点_20_14" draw:marker-end-width="0.3cm" draw:fill="none" draw:textarea-vertical-align="middle"/>
    </style:style>
    <style:style style:name="gr3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161cm" fo:min-width="2.40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2.716cm"/>
      <style:paragraph-properties style:writing-mode="lr-tb"/>
    </style:style>
    <style:style style:name="gr33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.07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3.66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3.947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39" style:family="graphic" style:parent-style-name="objectwithoutfill">
      <style:graphic-properties draw:marker-end="線の終点_20_18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1.27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2.066cm" fo:min-width="3.745cm" fo:wrap-option="wrap"/>
      <style:paragraph-properties style:writing-mode="lr-tb"/>
    </style:style>
    <style:style style:name="gr43" style:family="graphic" style:parent-style-name="standard">
      <style:graphic-properties draw:stroke="none" draw:fill="none" fo:min-height="1.423cm"/>
      <style:paragraph-properties style:writing-mode="lr-tb"/>
    </style:style>
    <style:style style:name="gr44" style:family="graphic" style:parent-style-name="standard">
      <style:graphic-properties draw:stroke="none" draw:fill="none" fo:min-height="0.63cm"/>
      <style:paragraph-properties style:writing-mode="lr-tb"/>
    </style:style>
    <style:style style:name="gr45" style:family="graphic" style:parent-style-name="objectwithoutfill">
      <style:graphic-properties draw:marker-end="線の終点_20_19" draw:marker-end-width="0.3cm" draw:fill="none" draw:textarea-vertical-align="middle"/>
    </style:style>
    <style:style style:name="gr46" style:family="graphic" style:parent-style-name="objectwithoutfill">
      <style:graphic-properties draw:marker-end="線の終点_20_20" draw:marker-end-width="0.3cm" draw:fill="none" draw:textarea-vertical-align="middle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2.529cm" fo:min-width="3.145cm" fo:wrap-option="wrap"/>
      <style:paragraph-properties style:writing-mode="lr-tb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1.602cm" fo:min-width="8.6cm" fo:wrap-option="wrap"/>
      <style:paragraph-properties style:writing-mode="lr-tb"/>
    </style:style>
    <style:style style:name="P1" style:family="paragraph">
      <loext:graphic-properties draw:fill="none"/>
      <style:text-properties style:font-name="游明朝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solid" draw:fill-color="#555555"/>
    </style:style>
    <style:style style:name="P7" style:family="paragraph">
      <loext:graphic-properties draw:fill="solid" draw:fill-color="#8cf4d6"/>
    </style:style>
    <style:style style:name="P8" style:family="paragraph">
      <loext:graphic-properties draw:fill="none"/>
    </style:style>
    <style:style style:name="P9" style:family="paragraph">
      <loext:graphic-properties draw:fill="solid" draw:fill-color="#80ffff"/>
    </style:style>
    <style:style style:name="P10" style:family="paragraph">
      <loext:graphic-properties draw:fill="solid" draw:fill-color="#dfdfdf"/>
    </style:style>
    <style:style style:name="P11" style:family="paragraph">
      <loext:graphic-properties draw:fill="solid" draw:fill-color="#f3ebcf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ffffff"/>
      <style:paragraph-properties fo:text-align="center"/>
    </style:style>
    <style:style style:name="T1" style:family="text">
      <style:text-properties fo:color="#00a933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1dd4ff" loext:opacity="100%" fo:font-weight="bold" style:font-weight-asian="bold" style:font-weight-complex="bold"/>
    </style:style>
    <style:style style:name="T4" style:family="text">
      <style:text-properties fo:color="#f88139" loext:opacity="100%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color="#00a933" loext:opacity="100%"/>
    </style:style>
    <style:style style:name="T9" style:family="text">
      <style:text-properties fo:color="#1dd4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path draw:style-name="gr1" draw:text-style-name="P1" draw:layer="layout" svg:width="0.032cm" svg:height="0.031cm" svg:x="6.044cm" svg:y="7.078cm" svg:viewBox="0 0 33 32" svg:d="M0 32c19 0 33-14 33-32">
          <text:p/>
        </draw:path>
        <draw:line draw:style-name="gr1" draw:text-style-name="P1" draw:layer="layout" svg:x1="6.076cm" svg:y1="7.078cm" svg:x2="6.076cm" svg:y2="7.041cm">
          <text:p/>
        </draw:line>
        <draw:line draw:style-name="gr1" draw:text-style-name="P1" draw:layer="layout" svg:x1="5.683cm" svg:y1="7.109cm" svg:x2="6.044cm" svg:y2="7.109cm">
          <text:p/>
        </draw:line>
        <draw:path draw:style-name="gr1" draw:text-style-name="P1" draw:layer="layout" svg:width="0.032cm" svg:height="0.031cm" svg:x="5.651cm" svg:y="7.078cm" svg:viewBox="0 0 33 32" svg:d="M0 0c0 18 15 32 33 32">
          <text:p/>
        </draw:path>
        <draw:line draw:style-name="gr1" draw:text-style-name="P1" draw:layer="layout" svg:x1="5.651cm" svg:y1="7.078cm" svg:x2="5.651cm" svg:y2="7.041cm">
          <text:p/>
        </draw:line>
        <draw:path draw:style-name="gr1" draw:text-style-name="P1" draw:layer="layout" svg:width="0.104cm" svg:height="0.055cm" svg:x="5.167cm" svg:y="7.16cm" svg:viewBox="0 0 105 56" svg:d="M105 55v-1c0-30-24-54-53-54s-52 24-52 54c0 0 0 1 0 2">
          <text:p/>
        </draw:path>
        <draw:path draw:style-name="gr1" draw:text-style-name="P1" draw:layer="layout" svg:width="0.104cm" svg:height="0.051cm" svg:x="5.167cm" svg:y="7.214cm" svg:viewBox="0 0 105 52" svg:d="M0 1c1 29 23 51 52 51 28 0 52-22 53-52">
          <text:p/>
        </draw:path>
        <draw:path draw:style-name="gr1" draw:text-style-name="P1" draw:layer="layout" svg:width="0.172cm" svg:height="0.174cm" svg:x="5.05cm" svg:y="10.238cm" svg:viewBox="0 0 173 175" svg:d="M0 0c0 97 77 175 173 175">
          <text:p/>
        </draw:path>
        <draw:line draw:style-name="gr1" draw:text-style-name="P1" draw:layer="layout" svg:x1="5.222cm" svg:y1="10.412cm" svg:x2="6.505cm" svg:y2="10.412cm">
          <text:p/>
        </draw:line>
        <draw:path draw:style-name="gr1" draw:text-style-name="P1" draw:layer="layout" svg:width="0.172cm" svg:height="0.174cm" svg:x="6.505cm" svg:y="10.238cm" svg:viewBox="0 0 173 175" svg:d="M0 175c96 0 173-78 173-175">
          <text:p/>
        </draw:path>
        <draw:line draw:style-name="gr1" draw:text-style-name="P1" draw:layer="layout" svg:x1="6.677cm" svg:y1="10.238cm" svg:x2="6.677cm" svg:y2="7.215cm">
          <text:p/>
        </draw:line>
        <draw:path draw:style-name="gr1" draw:text-style-name="P1" draw:layer="layout" svg:width="0.172cm" svg:height="0.174cm" svg:x="6.505cm" svg:y="7.041cm" svg:viewBox="0 0 173 175" svg:d="M173 175c0-97-77-175-173-175">
          <text:p/>
        </draw:path>
        <draw:line draw:style-name="gr1" draw:text-style-name="P1" draw:layer="layout" svg:x1="5.222cm" svg:y1="7.041cm" svg:x2="6.505cm" svg:y2="7.041cm">
          <text:p/>
        </draw:line>
        <draw:path draw:style-name="gr1" draw:text-style-name="P1" draw:layer="layout" svg:width="0.172cm" svg:height="0.174cm" svg:x="5.05cm" svg:y="7.041cm" svg:viewBox="0 0 173 175" svg:d="M173 0c-96 0-173 78-173 175">
          <text:p/>
        </draw:path>
        <draw:line draw:style-name="gr1" draw:text-style-name="P1" draw:layer="layout" svg:x1="5.054cm" svg:y1="10.238cm" svg:x2="5.054cm" svg:y2="7.215cm">
          <text:p/>
        </draw:line>
        <draw:path draw:style-name="gr1" draw:text-style-name="P1" draw:layer="layout" svg:width="0.212cm" svg:height="0.215cm" svg:x="6.505cm" svg:y="10.238cm" svg:viewBox="0 0 213 216" svg:d="M0 216c118 0 213-96 213-216">
          <text:p/>
        </draw:path>
        <draw:line draw:style-name="gr1" draw:text-style-name="P1" draw:layer="layout" svg:x1="6.717cm" svg:y1="10.238cm" svg:x2="6.717cm" svg:y2="7.215cm">
          <text:p/>
        </draw:line>
        <draw:line draw:style-name="gr1" draw:text-style-name="P1" draw:layer="layout" svg:x1="5.222cm" svg:y1="10.453cm" svg:x2="6.505cm" svg:y2="10.453cm">
          <text:p/>
        </draw:line>
        <draw:path draw:style-name="gr1" draw:text-style-name="P1" draw:layer="layout" svg:width="0.212cm" svg:height="0.215cm" svg:x="5.009cm" svg:y="10.238cm" svg:viewBox="0 0 213 216" svg:d="M0 0c0 120 96 216 213 216">
          <text:p/>
        </draw:path>
        <draw:line draw:style-name="gr1" draw:text-style-name="P1" draw:layer="layout" svg:x1="5.009cm" svg:y1="10.238cm" svg:x2="5.009cm" svg:y2="7.215cm">
          <text:p/>
        </draw:line>
        <draw:path draw:style-name="gr1" draw:text-style-name="P1" draw:layer="layout" svg:width="0.212cm" svg:height="0.215cm" svg:x="6.505cm" svg:y="7cm" svg:viewBox="0 0 213 216" svg:d="M213 216c0-120-95-216-213-216">
          <text:p/>
        </draw:path>
        <draw:line draw:style-name="gr1" draw:text-style-name="P1" draw:layer="layout" svg:x1="5.222cm" svg:y1="7cm" svg:x2="6.505cm" svg:y2="7cm">
          <text:p/>
        </draw:line>
        <draw:path draw:style-name="gr1" draw:text-style-name="P1" draw:layer="layout" svg:width="0.212cm" svg:height="0.215cm" svg:x="5.009cm" svg:y="7cm" svg:viewBox="0 0 213 216" svg:d="M213 0c-117 0-213 96-213 216">
          <text:p/>
        </draw:path>
        <draw:polyline draw:style-name="gr2" draw:text-style-name="P1" draw:layer="layout" svg:width="0cm" svg:height="0cm" svg:x="4.797cm" svg:y="9.804cm" svg:viewBox="0 0 0 0" draw:points="0,0">
          <text:p/>
        </draw:polyline>
        <draw:line draw:style-name="gr3" draw:text-style-name="P2" draw:layer="measurelines" svg:x1="10.5cm" svg:y1="2cm" svg:x2="10.5cm" svg:y2="28cm">
          <text:p/>
        </draw:line>
        <draw:custom-shape draw:style-name="gr4" draw:text-style-name="P3" draw:layer="layout" svg:width="3.925cm" svg:height="3.642cm" svg:x="8.575cm" svg:y="5.5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measurelines" svg:x1="9cm" svg:y1="8.5cm" svg:x2="12cm" svg:y2="8.5cm">
          <text:p/>
        </draw:line>
        <draw:frame draw:style-name="gr6" draw:text-style-name="P5" draw:layer="measurelines" svg:width="4.5cm" svg:height="2.36cm" svg:x="8.4cm" svg:y="5.951cm">
          <draw:text-box>
            <text:p text:style-name="P4">文字列</text:p>
            <text:p text:style-name="P4">”<text:span text:style-name="T1">1000</text:span><text:span text:style-name="T2">,</text:span><text:span text:style-name="T3">2000</text:span><text:span text:style-name="T4">;</text:span><text:span text:style-name="T2">”</text:span></text:p>
            <text:p text:style-name="P4"><text:span text:style-name="T5">を送信</text:span></text:p>
          </draw:text-box>
        </draw:frame>
        <draw:g>
          <draw:path draw:style-name="gr7" draw:text-style-name="P6" draw:layer="layout" svg:width="0.617cm" svg:height="0.617cm" svg:x="15.801cm" svg:y="8.557cm" svg:viewBox="0 0 618 618" svg:d="M0 309c0-170 139-309 309-309 171 0 309 139 309 309 0 171-138 309-309 309-170 0-309-138-309-309z">
            <text:p/>
          </draw:path>
          <draw:path draw:style-name="gr7" draw:text-style-name="P6" draw:layer="layout" svg:width="0.617cm" svg:height="0.617cm" svg:x="13.48cm" svg:y="8.557cm" svg:viewBox="0 0 618 618" svg:d="M0 309c0-170 139-309 309-309 171 0 309 139 309 309 0 171-138 309-309 309-170 0-309-138-309-309z">
            <text:p/>
          </draw:path>
          <draw:polygon draw:style-name="gr8" draw:text-style-name="P7" draw:layer="layout" svg:width="0.061cm" svg:height="0.464cm" svg:x="16.512cm" svg:y="8.248cm" svg:viewBox="0 0 62 465" draw:points="0,0 62,62 62,465">
            <text:p/>
          </draw:polygon>
          <draw:polygon draw:style-name="gr9" draw:text-style-name="P8" draw:layer="layout" svg:width="0.061cm" svg:height="0.464cm" svg:x="16.512cm" svg:y="8.248cm" svg:viewBox="0 0 62 465" draw:points="0,0 62,62 62,465">
            <text:p/>
          </draw:polygon>
          <draw:polygon draw:style-name="gr8" draw:text-style-name="P7" draw:layer="layout" svg:width="0.061cm" svg:height="0.464cm" svg:x="16.512cm" svg:y="8.248cm" svg:viewBox="0 0 62 465" draw:points="0,0 62,465 1,465">
            <text:p/>
          </draw:polygon>
          <draw:polygon draw:style-name="gr9" draw:text-style-name="P8" draw:layer="layout" svg:width="0.061cm" svg:height="0.464cm" svg:x="16.512cm" svg:y="8.248cm" svg:viewBox="0 0 62 465" draw:points="0,0 62,465 1,465">
            <text:p/>
          </draw:polygon>
          <draw:polygon draw:style-name="gr8" draw:text-style-name="P7" draw:layer="layout" svg:width="0.025cm" svg:height="0.464cm" svg:x="16.487cm" svg:y="8.248cm" svg:viewBox="0 0 26 465" draw:points="24,0 26,465 0,451">
            <text:p/>
          </draw:polygon>
          <draw:polygon draw:style-name="gr9" draw:text-style-name="P8" draw:layer="layout" svg:width="0.025cm" svg:height="0.464cm" svg:x="16.487cm" svg:y="8.248cm" svg:viewBox="0 0 26 465" draw:points="24,0 26,465 0,451">
            <text:p/>
          </draw:polygon>
          <draw:polygon draw:style-name="gr8" draw:text-style-name="P7" draw:layer="layout" svg:width="0.142cm" svg:height="0.45cm" svg:x="16.369cm" svg:y="8.248cm" svg:viewBox="0 0 143 451" draw:points="143,0 119,451 0,274">
            <text:p/>
          </draw:polygon>
          <draw:polygon draw:style-name="gr9" draw:text-style-name="P8" draw:layer="layout" svg:width="0.142cm" svg:height="0.45cm" svg:x="16.369cm" svg:y="8.248cm" svg:viewBox="0 0 143 451" draw:points="143,0 119,451 0,274">
            <text:p/>
          </draw:polygon>
          <draw:polygon draw:style-name="gr8" draw:text-style-name="P7" draw:layer="layout" svg:width="0.219cm" svg:height="0.273cm" svg:x="16.291cm" svg:y="8.248cm" svg:viewBox="0 0 220 274" draw:points="220,0 77,274 0,233">
            <text:p/>
          </draw:polygon>
          <draw:polygon draw:style-name="gr9" draw:text-style-name="P8" draw:layer="layout" svg:width="0.219cm" svg:height="0.273cm" svg:x="16.291cm" svg:y="8.248cm" svg:viewBox="0 0 220 274" draw:points="220,0 77,274 0,233">
            <text:p/>
          </draw:polygon>
          <draw:polygon draw:style-name="gr8" draw:text-style-name="P7" draw:layer="layout" svg:width="0.583cm" svg:height="0.232cm" svg:x="15.928cm" svg:y="8.248cm" svg:viewBox="0 0 584 233" draw:points="584,0 364,233 0,233">
            <text:p/>
          </draw:polygon>
          <draw:polygon draw:style-name="gr9" draw:text-style-name="P8" draw:layer="layout" svg:width="0.583cm" svg:height="0.232cm" svg:x="15.928cm" svg:y="8.248cm" svg:viewBox="0 0 584 233" draw:points="584,0 364,233 0,233">
            <text:p/>
          </draw:polygon>
          <draw:polygon draw:style-name="gr8" draw:text-style-name="P7" draw:layer="layout" svg:width="1.049cm" svg:height="0.013cm" svg:x="14.656cm" svg:y="8.749cm" svg:viewBox="0 0 1050 14" draw:points="1050,0 1024,14 0,14">
            <text:p/>
          </draw:polygon>
          <draw:polygon draw:style-name="gr9" draw:text-style-name="P8" draw:layer="layout" svg:width="1.049cm" svg:height="0.013cm" svg:x="14.656cm" svg:y="8.749cm" svg:viewBox="0 0 1050 14" draw:points="1050,0 1024,14 0,14">
            <text:p/>
          </draw:polygon>
          <draw:polygon draw:style-name="gr8" draw:text-style-name="P7" draw:layer="layout" svg:width="1.065cm" svg:height="0.015cm" svg:x="14.64cm" svg:y="8.748cm" svg:viewBox="0 0 1066 16" draw:points="1066,2 16,16 0,0">
            <text:p/>
          </draw:polygon>
          <draw:polygon draw:style-name="gr9" draw:text-style-name="P8" draw:layer="layout" svg:width="1.065cm" svg:height="0.015cm" svg:x="14.64cm" svg:y="8.748cm" svg:viewBox="0 0 1066 16" draw:points="1066,2 16,16 0,0">
            <text:p/>
          </draw:polygon>
          <draw:polygon draw:style-name="gr8" draw:text-style-name="P7" draw:layer="layout" svg:width="1.065cm" svg:height="0.933cm" svg:x="14.64cm" svg:y="7.816cm" svg:viewBox="0 0 1066 934" draw:points="1066,934 0,932 0,0">
            <text:p/>
          </draw:polygon>
          <draw:polygon draw:style-name="gr9" draw:text-style-name="P8" draw:layer="layout" svg:width="1.065cm" svg:height="0.933cm" svg:x="14.64cm" svg:y="7.816cm" svg:viewBox="0 0 1066 934" draw:points="1066,934 0,932 0,0">
            <text:p/>
          </draw:polygon>
          <draw:polygon draw:style-name="gr8" draw:text-style-name="P7" draw:layer="layout" svg:width="1.065cm" svg:height="0.963cm" svg:x="14.64cm" svg:y="7.785cm" svg:viewBox="0 0 1066 964" draw:points="1066,964 0,31 31,0">
            <text:p/>
          </draw:polygon>
          <draw:polygon draw:style-name="gr9" draw:text-style-name="P8" draw:layer="layout" svg:width="1.065cm" svg:height="0.963cm" svg:x="14.64cm" svg:y="7.785cm" svg:viewBox="0 0 1066 964" draw:points="1066,964 0,31 31,0">
            <text:p/>
          </draw:polygon>
          <draw:polygon draw:style-name="gr8" draw:text-style-name="P7" draw:layer="layout" svg:width="1.035cm" svg:height="0.963cm" svg:x="14.67cm" svg:y="7.785cm" svg:viewBox="0 0 1036 964" draw:points="1036,964 0,0 636,0">
            <text:p/>
          </draw:polygon>
          <draw:polygon draw:style-name="gr9" draw:text-style-name="P8" draw:layer="layout" svg:width="1.035cm" svg:height="0.963cm" svg:x="14.67cm" svg:y="7.785cm" svg:viewBox="0 0 1036 964" draw:points="1036,964 0,0 636,0">
            <text:p/>
          </draw:polygon>
          <draw:polygon draw:style-name="gr8" draw:text-style-name="P7" draw:layer="layout" svg:width="0.399cm" svg:height="0.963cm" svg:x="15.306cm" svg:y="7.785cm" svg:viewBox="0 0 400 964" draw:points="400,964 0,0 41,23">
            <text:p/>
          </draw:polygon>
          <draw:polygon draw:style-name="gr9" draw:text-style-name="P8" draw:layer="layout" svg:width="0.399cm" svg:height="0.963cm" svg:x="15.306cm" svg:y="7.785cm" svg:viewBox="0 0 400 964" draw:points="400,964 0,0 41,23">
            <text:p/>
          </draw:polygon>
          <draw:polygon draw:style-name="gr8" draw:text-style-name="P7" draw:layer="layout" svg:width="0.358cm" svg:height="0.94cm" svg:x="15.347cm" svg:y="7.808cm" svg:viewBox="0 0 359 941" draw:points="359,941 0,0 236,409">
            <text:p/>
          </draw:polygon>
          <draw:polygon draw:style-name="gr9" draw:text-style-name="P8" draw:layer="layout" svg:width="0.358cm" svg:height="0.94cm" svg:x="15.347cm" svg:y="7.808cm" svg:viewBox="0 0 359 941" draw:points="359,941 0,0 236,409">
            <text:p/>
          </draw:polygon>
          <draw:polygon draw:style-name="gr8" draw:text-style-name="P7" draw:layer="layout" svg:width="0.123cm" svg:height="0.531cm" svg:x="15.583cm" svg:y="8.217cm" svg:viewBox="0 0 124 532" draw:points="124,532 0,0 54,31">
            <text:p/>
          </draw:polygon>
          <draw:polygon draw:style-name="gr9" draw:text-style-name="P8" draw:layer="layout" svg:width="0.123cm" svg:height="0.531cm" svg:x="15.583cm" svg:y="8.217cm" svg:viewBox="0 0 124 532" draw:points="124,532 0,0 54,31">
            <text:p/>
          </draw:polygon>
          <draw:polygon draw:style-name="gr8" draw:text-style-name="P7" draw:layer="layout" svg:width="0.875cm" svg:height="0.232cm" svg:x="15.636cm" svg:y="8.248cm" svg:viewBox="0 0 876 233" draw:points="0,0 876,0 292,233">
            <text:p/>
          </draw:polygon>
          <draw:polygon draw:style-name="gr9" draw:text-style-name="P8" draw:layer="layout" svg:width="0.875cm" svg:height="0.232cm" svg:x="15.636cm" svg:y="8.248cm" svg:viewBox="0 0 876 233" draw:points="0,0 876,0 292,233">
            <text:p/>
          </draw:polygon>
          <draw:polygon draw:style-name="gr8" draw:text-style-name="P7" draw:layer="layout" svg:width="0.291cm" svg:height="0.274cm" svg:x="15.636cm" svg:y="8.248cm" svg:viewBox="0 0 292 275" draw:points="0,0 292,233 214,275">
            <text:p/>
          </draw:polygon>
          <draw:polygon draw:style-name="gr9" draw:text-style-name="P8" draw:layer="layout" svg:width="0.291cm" svg:height="0.274cm" svg:x="15.636cm" svg:y="8.248cm" svg:viewBox="0 0 292 275" draw:points="0,0 292,233 214,275">
            <text:p/>
          </draw:polygon>
          <draw:polygon draw:style-name="gr8" draw:text-style-name="P7" draw:layer="layout" svg:width="0.213cm" svg:height="0.501cm" svg:x="15.637cm" svg:y="8.248cm" svg:viewBox="0 0 214 502" draw:points="0,0 214,275 70,502">
            <text:p/>
          </draw:polygon>
          <draw:polygon draw:style-name="gr9" draw:text-style-name="P8" draw:layer="layout" svg:width="0.213cm" svg:height="0.501cm" svg:x="15.637cm" svg:y="8.248cm" svg:viewBox="0 0 214 502" draw:points="0,0 214,275 70,502">
            <text:p/>
          </draw:polygon>
          <draw:polygon draw:style-name="gr8" draw:text-style-name="P7" draw:layer="layout" svg:width="0.03cm" svg:height="0.03cm" svg:x="16.512cm" svg:y="8.248cm" svg:viewBox="0 0 31 31" draw:points="31,31 0,0 6,1">
            <text:p/>
          </draw:polygon>
          <draw:polygon draw:style-name="gr9" draw:text-style-name="P8" draw:layer="layout" svg:width="0.03cm" svg:height="0.03cm" svg:x="16.512cm" svg:y="8.248cm" svg:viewBox="0 0 31 31" draw:points="31,31 0,0 6,1">
            <text:p/>
          </draw:polygon>
          <draw:polygon draw:style-name="gr8" draw:text-style-name="P7" draw:layer="layout" svg:width="0.024cm" svg:height="0.03cm" svg:x="16.518cm" svg:y="8.248cm" svg:viewBox="0 0 25 31" draw:points="25,31 0,0 7,1">
            <text:p/>
          </draw:polygon>
          <draw:polygon draw:style-name="gr9" draw:text-style-name="P8" draw:layer="layout" svg:width="0.024cm" svg:height="0.03cm" svg:x="16.518cm" svg:y="8.248cm" svg:viewBox="0 0 25 31" draw:points="25,31 0,0 7,1">
            <text:p/>
          </draw:polygon>
          <draw:polygon draw:style-name="gr8" draw:text-style-name="P7" draw:layer="layout" svg:width="0.018cm" svg:height="0.028cm" svg:x="16.524cm" svg:y="8.249cm" svg:viewBox="0 0 19 29" draw:points="19,29 0,0 6,1">
            <text:p/>
          </draw:polygon>
          <draw:polygon draw:style-name="gr9" draw:text-style-name="P8" draw:layer="layout" svg:width="0.018cm" svg:height="0.028cm" svg:x="16.524cm" svg:y="8.249cm" svg:viewBox="0 0 19 29" draw:points="19,29 0,0 6,1">
            <text:p/>
          </draw:polygon>
          <draw:polygon draw:style-name="gr8" draw:text-style-name="P7" draw:layer="layout" svg:width="0.012cm" svg:height="0.027cm" svg:x="16.53cm" svg:y="8.25cm" svg:viewBox="0 0 13 28" draw:points="13,28 0,0 6,2">
            <text:p/>
          </draw:polygon>
          <draw:polygon draw:style-name="gr9" draw:text-style-name="P8" draw:layer="layout" svg:width="0.012cm" svg:height="0.027cm" svg:x="16.53cm" svg:y="8.25cm" svg:viewBox="0 0 13 28" draw:points="13,28 0,0 6,2">
            <text:p/>
          </draw:polygon>
          <draw:polygon draw:style-name="gr8" draw:text-style-name="P7" draw:layer="layout" svg:width="0.006cm" svg:height="0.025cm" svg:x="16.536cm" svg:y="8.253cm" svg:viewBox="0 0 7 26" draw:points="7,26 0,0 6,3">
            <text:p/>
          </draw:polygon>
          <draw:polygon draw:style-name="gr9" draw:text-style-name="P8" draw:layer="layout" svg:width="0.006cm" svg:height="0.025cm" svg:x="16.536cm" svg:y="8.253cm" svg:viewBox="0 0 7 26" draw:points="7,26 0,0 6,3">
            <text:p/>
          </draw:polygon>
          <draw:polygon draw:style-name="gr8" draw:text-style-name="P7" draw:layer="layout" svg:width="0.005cm" svg:height="0.022cm" svg:x="16.541cm" svg:y="8.256cm" svg:viewBox="0 0 6 23" draw:points="2,23 0,0 6,3">
            <text:p/>
          </draw:polygon>
          <draw:polygon draw:style-name="gr9" draw:text-style-name="P8" draw:layer="layout" svg:width="0.005cm" svg:height="0.022cm" svg:x="16.541cm" svg:y="8.256cm" svg:viewBox="0 0 6 23" draw:points="2,23 0,0 6,3">
            <text:p/>
          </draw:polygon>
          <draw:polygon draw:style-name="gr8" draw:text-style-name="P7" draw:layer="layout" svg:width="0.008cm" svg:height="0.019cm" svg:x="16.542cm" svg:y="8.259cm" svg:viewBox="0 0 9 20" draw:points="0,20 5,0 9,3">
            <text:p/>
          </draw:polygon>
          <draw:polygon draw:style-name="gr9" draw:text-style-name="P8" draw:layer="layout" svg:width="0.008cm" svg:height="0.019cm" svg:x="16.542cm" svg:y="8.259cm" svg:viewBox="0 0 9 20" draw:points="0,20 5,0 9,3">
            <text:p/>
          </draw:polygon>
          <draw:polygon draw:style-name="gr8" draw:text-style-name="P7" draw:layer="layout" svg:width="0.013cm" svg:height="0.016cm" svg:x="16.542cm" svg:y="8.262cm" svg:viewBox="0 0 14 17" draw:points="0,17 9,0 14,4">
            <text:p/>
          </draw:polygon>
          <draw:polygon draw:style-name="gr9" draw:text-style-name="P8" draw:layer="layout" svg:width="0.013cm" svg:height="0.016cm" svg:x="16.542cm" svg:y="8.262cm" svg:viewBox="0 0 14 17" draw:points="0,17 9,0 14,4">
            <text:p/>
          </draw:polygon>
          <draw:polygon draw:style-name="gr8" draw:text-style-name="P7" draw:layer="layout" svg:width="0.017cm" svg:height="0.011cm" svg:x="16.543cm" svg:y="8.267cm" svg:viewBox="0 0 18 12" draw:points="0,12 14,0 18,5">
            <text:p/>
          </draw:polygon>
          <draw:polygon draw:style-name="gr9" draw:text-style-name="P8" draw:layer="layout" svg:width="0.017cm" svg:height="0.011cm" svg:x="16.543cm" svg:y="8.267cm" svg:viewBox="0 0 18 12" draw:points="0,12 14,0 18,5">
            <text:p/>
          </draw:polygon>
          <draw:polygon draw:style-name="gr8" draw:text-style-name="P7" draw:layer="layout" svg:width="0.021cm" svg:height="0.006cm" svg:x="16.542cm" svg:y="8.272cm" svg:viewBox="0 0 22 7" draw:points="0,7 18,0 22,5">
            <text:p/>
          </draw:polygon>
          <draw:polygon draw:style-name="gr9" draw:text-style-name="P8" draw:layer="layout" svg:width="0.021cm" svg:height="0.006cm" svg:x="16.542cm" svg:y="8.272cm" svg:viewBox="0 0 22 7" draw:points="0,7 18,0 22,5">
            <text:p/>
          </draw:polygon>
          <draw:polygon draw:style-name="gr8" draw:text-style-name="P7" draw:layer="layout" svg:width="0.023cm" svg:height="0.005cm" svg:x="16.542cm" svg:y="8.277cm" svg:viewBox="0 0 24 6" draw:points="0,2 22,0 24,6">
            <text:p/>
          </draw:polygon>
          <draw:polygon draw:style-name="gr9" draw:text-style-name="P8" draw:layer="layout" svg:width="0.023cm" svg:height="0.005cm" svg:x="16.542cm" svg:y="8.277cm" svg:viewBox="0 0 24 6" draw:points="0,2 22,0 24,6">
            <text:p/>
          </draw:polygon>
          <draw:polygon draw:style-name="gr8" draw:text-style-name="P7" draw:layer="layout" svg:width="0.026cm" svg:height="0.008cm" svg:x="16.543cm" svg:y="8.279cm" svg:viewBox="0 0 27 9" draw:points="0,0 24,3 27,9">
            <text:p/>
          </draw:polygon>
          <draw:polygon draw:style-name="gr9" draw:text-style-name="P8" draw:layer="layout" svg:width="0.026cm" svg:height="0.008cm" svg:x="16.543cm" svg:y="8.279cm" svg:viewBox="0 0 27 9" draw:points="0,0 24,3 27,9">
            <text:p/>
          </draw:polygon>
          <draw:polygon draw:style-name="gr8" draw:text-style-name="P7" draw:layer="layout" svg:width="0.028cm" svg:height="0.013cm" svg:x="16.543cm" svg:y="8.279cm" svg:viewBox="0 0 29 14" draw:points="0,0 27,8 29,14">
            <text:p/>
          </draw:polygon>
          <draw:polygon draw:style-name="gr9" draw:text-style-name="P8" draw:layer="layout" svg:width="0.028cm" svg:height="0.013cm" svg:x="16.543cm" svg:y="8.279cm" svg:viewBox="0 0 29 14" draw:points="0,0 27,8 29,14">
            <text:p/>
          </draw:polygon>
          <draw:polygon draw:style-name="gr8" draw:text-style-name="P7" draw:layer="layout" svg:width="0.03cm" svg:height="0.021cm" svg:x="16.542cm" svg:y="8.279cm" svg:viewBox="0 0 31 22" draw:points="0,0 29,14 31,22">
            <text:p/>
          </draw:polygon>
          <draw:polygon draw:style-name="gr9" draw:text-style-name="P8" draw:layer="layout" svg:width="0.03cm" svg:height="0.021cm" svg:x="16.542cm" svg:y="8.279cm" svg:viewBox="0 0 31 22" draw:points="0,0 29,14 31,22">
            <text:p/>
          </draw:polygon>
          <draw:polygon draw:style-name="gr8" draw:text-style-name="P7" draw:layer="layout" svg:width="0.03cm" svg:height="0.026cm" svg:x="16.542cm" svg:y="8.279cm" svg:viewBox="0 0 31 27" draw:points="0,0 31,21 31,27">
            <text:p/>
          </draw:polygon>
          <draw:polygon draw:style-name="gr9" draw:text-style-name="P8" draw:layer="layout" svg:width="0.03cm" svg:height="0.026cm" svg:x="16.542cm" svg:y="8.279cm" svg:viewBox="0 0 31 27" draw:points="0,0 31,21 31,27">
            <text:p/>
          </draw:polygon>
          <draw:polygon draw:style-name="gr8" draw:text-style-name="P7" draw:layer="layout" svg:width="0.031cm" svg:height="0.031cm" svg:x="16.542cm" svg:y="8.279cm" svg:viewBox="0 0 32 32" draw:points="0,0 31,27 32,32">
            <text:p/>
          </draw:polygon>
          <draw:polygon draw:style-name="gr9" draw:text-style-name="P8" draw:layer="layout" svg:width="0.031cm" svg:height="0.031cm" svg:x="16.542cm" svg:y="8.279cm" svg:viewBox="0 0 32 32" draw:points="0,0 31,27 32,32">
            <text:p/>
          </draw:polygon>
          <draw:polygon draw:style-name="gr8" draw:text-style-name="P7" draw:layer="layout" svg:width="0.012cm" svg:height="0.006cm" svg:x="16.499cm" svg:y="8.705cm" svg:viewBox="0 0 13 7" draw:points="0,0 13,7 7,6">
            <text:p/>
          </draw:polygon>
          <draw:polygon draw:style-name="gr9" draw:text-style-name="P8" draw:layer="layout" svg:width="0.012cm" svg:height="0.006cm" svg:x="16.499cm" svg:y="8.705cm" svg:viewBox="0 0 13 7" draw:points="0,0 13,7 7,6">
            <text:p/>
          </draw:polygon>
          <draw:polygon draw:style-name="gr8" draw:text-style-name="P7" draw:layer="layout" svg:width="0.006cm" svg:height="0.005cm" svg:x="16.5cm" svg:y="8.705cm" svg:viewBox="0 0 7 6" draw:points="0,0 7,6 1,4">
            <text:p/>
          </draw:polygon>
          <draw:polygon draw:style-name="gr9" draw:text-style-name="P8" draw:layer="layout" svg:width="0.006cm" svg:height="0.005cm" svg:x="16.5cm" svg:y="8.705cm" svg:viewBox="0 0 7 6" draw:points="0,0 7,6 1,4">
            <text:p/>
          </draw:polygon>
          <draw:polygon draw:style-name="gr8" draw:text-style-name="P7" draw:layer="layout" svg:width="0.005cm" svg:height="0.003cm" svg:x="16.495cm" svg:y="8.705cm" svg:viewBox="0 0 6 4" draw:points="5,0 6,4 0,2">
            <text:p/>
          </draw:polygon>
          <draw:polygon draw:style-name="gr9" draw:text-style-name="P8" draw:layer="layout" svg:width="0.005cm" svg:height="0.003cm" svg:x="16.495cm" svg:y="8.705cm" svg:viewBox="0 0 6 4" draw:points="5,0 6,4 0,2">
            <text:p/>
          </draw:polygon>
          <draw:polygon draw:style-name="gr8" draw:text-style-name="P7" draw:layer="layout" svg:width="0.008cm" svg:height="0.004cm" svg:x="16.491cm" svg:y="8.702cm" svg:viewBox="0 0 9 5" draw:points="9,3 4,5 0,0">
            <text:p/>
          </draw:polygon>
          <draw:polygon draw:style-name="gr9" draw:text-style-name="P8" draw:layer="layout" svg:width="0.008cm" svg:height="0.004cm" svg:x="16.491cm" svg:y="8.702cm" svg:viewBox="0 0 9 5" draw:points="9,3 4,5 0,0">
            <text:p/>
          </draw:polygon>
          <draw:polygon draw:style-name="gr8" draw:text-style-name="P7" draw:layer="layout" svg:width="0.012cm" svg:height="0.006cm" svg:x="16.487cm" svg:y="8.699cm" svg:viewBox="0 0 13 7" draw:points="13,7 3,4 0,0">
            <text:p/>
          </draw:polygon>
          <draw:polygon draw:style-name="gr9" draw:text-style-name="P8" draw:layer="layout" svg:width="0.012cm" svg:height="0.006cm" svg:x="16.487cm" svg:y="8.699cm" svg:viewBox="0 0 13 7" draw:points="13,7 3,4 0,0">
            <text:p/>
          </draw:polygon>
          <draw:polygon draw:style-name="gr8" draw:text-style-name="P7" draw:layer="layout" svg:width="0.038cm" svg:height="0.02cm" svg:x="16.291cm" svg:y="8.48cm" svg:viewBox="0 0 39 21" draw:points="39,21 0,0 7,0">
            <text:p/>
          </draw:polygon>
          <draw:polygon draw:style-name="gr9" draw:text-style-name="P8" draw:layer="layout" svg:width="0.038cm" svg:height="0.02cm" svg:x="16.291cm" svg:y="8.48cm" svg:viewBox="0 0 39 21" draw:points="39,21 0,0 7,0">
            <text:p/>
          </draw:polygon>
          <draw:polygon draw:style-name="gr8" draw:text-style-name="P7" draw:layer="layout" svg:width="0.031cm" svg:height="0.02cm" svg:x="16.298cm" svg:y="8.48cm" svg:viewBox="0 0 32 21" draw:points="32,21 0,0 6,1">
            <text:p/>
          </draw:polygon>
          <draw:polygon draw:style-name="gr9" draw:text-style-name="P8" draw:layer="layout" svg:width="0.031cm" svg:height="0.02cm" svg:x="16.298cm" svg:y="8.48cm" svg:viewBox="0 0 32 21" draw:points="32,21 0,0 6,1">
            <text:p/>
          </draw:polygon>
          <draw:polygon draw:style-name="gr8" draw:text-style-name="P7" draw:layer="layout" svg:width="0.025cm" svg:height="0.019cm" svg:x="16.304cm" svg:y="8.481cm" svg:viewBox="0 0 26 20" draw:points="26,20 0,0 7,1">
            <text:p/>
          </draw:polygon>
          <draw:polygon draw:style-name="gr9" draw:text-style-name="P8" draw:layer="layout" svg:width="0.025cm" svg:height="0.019cm" svg:x="16.304cm" svg:y="8.481cm" svg:viewBox="0 0 26 20" draw:points="26,20 0,0 7,1">
            <text:p/>
          </draw:polygon>
          <draw:polygon draw:style-name="gr8" draw:text-style-name="P7" draw:layer="layout" svg:width="0.018cm" svg:height="0.017cm" svg:x="16.311cm" svg:y="8.482cm" svg:viewBox="0 0 19 18" draw:points="19,18 0,0 7,2">
            <text:p/>
          </draw:polygon>
          <draw:polygon draw:style-name="gr9" draw:text-style-name="P8" draw:layer="layout" svg:width="0.018cm" svg:height="0.017cm" svg:x="16.311cm" svg:y="8.482cm" svg:viewBox="0 0 19 18" draw:points="19,18 0,0 7,2">
            <text:p/>
          </draw:polygon>
          <draw:polygon draw:style-name="gr8" draw:text-style-name="P7" draw:layer="layout" svg:width="0.012cm" svg:height="0.016cm" svg:x="16.318cm" svg:y="8.483cm" svg:viewBox="0 0 13 17" draw:points="13,17 0,0 6,2">
            <text:p/>
          </draw:polygon>
          <draw:polygon draw:style-name="gr9" draw:text-style-name="P8" draw:layer="layout" svg:width="0.012cm" svg:height="0.016cm" svg:x="16.318cm" svg:y="8.483cm" svg:viewBox="0 0 13 17" draw:points="13,17 0,0 6,2">
            <text:p/>
          </draw:polygon>
          <draw:polygon draw:style-name="gr8" draw:text-style-name="P7" draw:layer="layout" svg:width="0.006cm" svg:height="0.014cm" svg:x="16.324cm" svg:y="8.486cm" svg:viewBox="0 0 7 15" draw:points="7,15 0,0 6,2">
            <text:p/>
          </draw:polygon>
          <draw:polygon draw:style-name="gr9" draw:text-style-name="P8" draw:layer="layout" svg:width="0.006cm" svg:height="0.014cm" svg:x="16.324cm" svg:y="8.486cm" svg:viewBox="0 0 7 15" draw:points="7,15 0,0 6,2">
            <text:p/>
          </draw:polygon>
          <draw:polygon draw:style-name="gr8" draw:text-style-name="P7" draw:layer="layout" svg:width="0.005cm" svg:height="0.012cm" svg:x="16.33cm" svg:y="8.488cm" svg:viewBox="0 0 6 13" draw:points="1,13 0,0 6,3">
            <text:p/>
          </draw:polygon>
          <draw:polygon draw:style-name="gr9" draw:text-style-name="P8" draw:layer="layout" svg:width="0.005cm" svg:height="0.012cm" svg:x="16.33cm" svg:y="8.488cm" svg:viewBox="0 0 6 13" draw:points="1,13 0,0 6,3">
            <text:p/>
          </draw:polygon>
          <draw:polygon draw:style-name="gr8" draw:text-style-name="P7" draw:layer="layout" svg:width="0.011cm" svg:height="0.009cm" svg:x="16.33cm" svg:y="8.491cm" svg:viewBox="0 0 12 10" draw:points="0,10 6,0 12,3">
            <text:p/>
          </draw:polygon>
          <draw:polygon draw:style-name="gr9" draw:text-style-name="P8" draw:layer="layout" svg:width="0.011cm" svg:height="0.009cm" svg:x="16.33cm" svg:y="8.491cm" svg:viewBox="0 0 12 10" draw:points="0,10 6,0 12,3">
            <text:p/>
          </draw:polygon>
          <draw:polygon draw:style-name="gr8" draw:text-style-name="P7" draw:layer="layout" svg:width="0.016cm" svg:height="0.006cm" svg:x="16.33cm" svg:y="8.494cm" svg:viewBox="0 0 17 7" draw:points="0,7 12,0 17,4">
            <text:p/>
          </draw:polygon>
          <draw:polygon draw:style-name="gr9" draw:text-style-name="P8" draw:layer="layout" svg:width="0.016cm" svg:height="0.006cm" svg:x="16.33cm" svg:y="8.494cm" svg:viewBox="0 0 17 7" draw:points="0,7 12,0 17,4">
            <text:p/>
          </draw:polygon>
          <draw:polygon draw:style-name="gr8" draw:text-style-name="P7" draw:layer="layout" svg:width="0.021cm" svg:height="0.003cm" svg:x="16.33cm" svg:y="8.498cm" svg:viewBox="0 0 22 4" draw:points="0,3 17,0 22,4">
            <text:p/>
          </draw:polygon>
          <draw:polygon draw:style-name="gr9" draw:text-style-name="P8" draw:layer="layout" svg:width="0.021cm" svg:height="0.003cm" svg:x="16.33cm" svg:y="8.498cm" svg:viewBox="0 0 22 4" draw:points="0,3 17,0 22,4">
            <text:p/>
          </draw:polygon>
          <draw:polygon draw:style-name="gr8" draw:text-style-name="P7" draw:layer="layout" svg:width="0.025cm" svg:height="0.005cm" svg:x="16.33cm" svg:y="8.501cm" svg:viewBox="0 0 26 6" draw:points="0,0 22,2 26,6">
            <text:p/>
          </draw:polygon>
          <draw:polygon draw:style-name="gr9" draw:text-style-name="P8" draw:layer="layout" svg:width="0.025cm" svg:height="0.005cm" svg:x="16.33cm" svg:y="8.501cm" svg:viewBox="0 0 26 6" draw:points="0,0 22,2 26,6">
            <text:p/>
          </draw:polygon>
          <draw:polygon draw:style-name="gr8" draw:text-style-name="P7" draw:layer="layout" svg:width="0.03cm" svg:height="0.01cm" svg:x="16.33cm" svg:y="8.501cm" svg:viewBox="0 0 31 11" draw:points="0,0 27,6 31,11">
            <text:p/>
          </draw:polygon>
          <draw:polygon draw:style-name="gr9" draw:text-style-name="P8" draw:layer="layout" svg:width="0.03cm" svg:height="0.01cm" svg:x="16.33cm" svg:y="8.501cm" svg:viewBox="0 0 31 11" draw:points="0,0 27,6 31,11">
            <text:p/>
          </draw:polygon>
          <draw:polygon draw:style-name="gr8" draw:text-style-name="P7" draw:layer="layout" svg:width="0.034cm" svg:height="0.015cm" svg:x="16.33cm" svg:y="8.501cm" svg:viewBox="0 0 35 16" draw:points="0,0 31,11 35,16">
            <text:p/>
          </draw:polygon>
          <draw:polygon draw:style-name="gr9" draw:text-style-name="P8" draw:layer="layout" svg:width="0.034cm" svg:height="0.015cm" svg:x="16.33cm" svg:y="8.501cm" svg:viewBox="0 0 35 16" draw:points="0,0 31,11 35,16">
            <text:p/>
          </draw:polygon>
          <draw:polygon draw:style-name="gr8" draw:text-style-name="P7" draw:layer="layout" svg:width="0.038cm" svg:height="0.02cm" svg:x="16.33cm" svg:y="8.501cm" svg:viewBox="0 0 39 21" draw:points="0,0 35,16 39,21">
            <text:p/>
          </draw:polygon>
          <draw:polygon draw:style-name="gr9" draw:text-style-name="P8" draw:layer="layout" svg:width="0.038cm" svg:height="0.02cm" svg:x="16.33cm" svg:y="8.501cm" svg:viewBox="0 0 39 21" draw:points="0,0 35,16 39,21">
            <text:p/>
          </draw:polygon>
          <draw:polygon draw:style-name="gr8" draw:text-style-name="P7" draw:layer="layout" svg:width="0.038cm" svg:height="0.02cm" svg:x="16.33cm" svg:y="8.501cm" svg:viewBox="0 0 39 21" draw:points="0,0 39,21 39,21">
            <text:p/>
          </draw:polygon>
          <draw:polygon draw:style-name="gr9" draw:text-style-name="P8" draw:layer="layout" svg:width="0.038cm" svg:height="0.02cm" svg:x="16.33cm" svg:y="8.501cm" svg:viewBox="0 0 39 21" draw:points="0,0 39,21 39,21">
            <text:p/>
          </draw:polygon>
          <draw:polygon draw:style-name="gr8" draw:text-style-name="P7" draw:layer="layout" svg:width="0.038cm" svg:height="0.021cm" svg:x="15.85cm" svg:y="8.501cm" svg:viewBox="0 0 39 22" draw:points="39,0 0,22 4,16">
            <text:p/>
          </draw:polygon>
          <draw:polygon draw:style-name="gr9" draw:text-style-name="P8" draw:layer="layout" svg:width="0.038cm" svg:height="0.021cm" svg:x="15.85cm" svg:y="8.501cm" svg:viewBox="0 0 39 22" draw:points="39,0 0,22 4,16">
            <text:p/>
          </draw:polygon>
          <draw:polygon draw:style-name="gr8" draw:text-style-name="P7" draw:layer="layout" svg:width="0.035cm" svg:height="0.015cm" svg:x="15.854cm" svg:y="8.501cm" svg:viewBox="0 0 36 16" draw:points="36,0 0,16 4,11">
            <text:p/>
          </draw:polygon>
          <draw:polygon draw:style-name="gr9" draw:text-style-name="P8" draw:layer="layout" svg:width="0.035cm" svg:height="0.015cm" svg:x="15.854cm" svg:y="8.501cm" svg:viewBox="0 0 36 16" draw:points="36,0 0,16 4,11">
            <text:p/>
          </draw:polygon>
          <draw:polygon draw:style-name="gr8" draw:text-style-name="P7" draw:layer="layout" svg:width="0.031cm" svg:height="0.01cm" svg:x="15.857cm" svg:y="8.501cm" svg:viewBox="0 0 32 11" draw:points="32,0 0,11 4,7">
            <text:p/>
          </draw:polygon>
          <draw:polygon draw:style-name="gr9" draw:text-style-name="P8" draw:layer="layout" svg:width="0.031cm" svg:height="0.01cm" svg:x="15.857cm" svg:y="8.501cm" svg:viewBox="0 0 32 11" draw:points="32,0 0,11 4,7">
            <text:p/>
          </draw:polygon>
          <draw:polygon draw:style-name="gr8" draw:text-style-name="P7" draw:layer="layout" svg:width="0.027cm" svg:height="0.006cm" svg:x="15.861cm" svg:y="8.501cm" svg:viewBox="0 0 28 7" draw:points="28,0 0,7 5,2">
            <text:p/>
          </draw:polygon>
          <draw:polygon draw:style-name="gr9" draw:text-style-name="P8" draw:layer="layout" svg:width="0.027cm" svg:height="0.006cm" svg:x="15.861cm" svg:y="8.501cm" svg:viewBox="0 0 28 7" draw:points="28,0 0,7 5,2">
            <text:p/>
          </draw:polygon>
          <draw:polygon draw:style-name="gr8" draw:text-style-name="P7" draw:layer="layout" svg:width="0.022cm" svg:height="0.003cm" svg:x="15.866cm" svg:y="8.499cm" svg:viewBox="0 0 23 4" draw:points="23,2 0,4 5,0">
            <text:p/>
          </draw:polygon>
          <draw:polygon draw:style-name="gr9" draw:text-style-name="P8" draw:layer="layout" svg:width="0.022cm" svg:height="0.003cm" svg:x="15.866cm" svg:y="8.499cm" svg:viewBox="0 0 23 4" draw:points="23,2 0,4 5,0">
            <text:p/>
          </draw:polygon>
          <draw:polygon draw:style-name="gr8" draw:text-style-name="P7" draw:layer="layout" svg:width="0.017cm" svg:height="0.006cm" svg:x="15.871cm" svg:y="8.495cm" svg:viewBox="0 0 18 7" draw:points="18,7 0,4 6,0">
            <text:p/>
          </draw:polygon>
          <draw:polygon draw:style-name="gr9" draw:text-style-name="P8" draw:layer="layout" svg:width="0.017cm" svg:height="0.006cm" svg:x="15.871cm" svg:y="8.495cm" svg:viewBox="0 0 18 7" draw:points="18,7 0,4 6,0">
            <text:p/>
          </draw:polygon>
          <draw:polygon draw:style-name="gr8" draw:text-style-name="P7" draw:layer="layout" svg:width="0.012cm" svg:height="0.008cm" svg:x="15.876cm" svg:y="8.492cm" svg:viewBox="0 0 13 9" draw:points="13,9 0,3 6,0">
            <text:p/>
          </draw:polygon>
          <draw:polygon draw:style-name="gr9" draw:text-style-name="P8" draw:layer="layout" svg:width="0.012cm" svg:height="0.008cm" svg:x="15.876cm" svg:y="8.492cm" svg:viewBox="0 0 13 9" draw:points="13,9 0,3 6,0">
            <text:p/>
          </draw:polygon>
          <draw:polygon draw:style-name="gr8" draw:text-style-name="P7" draw:layer="layout" svg:width="0.006cm" svg:height="0.012cm" svg:x="15.882cm" svg:y="8.488cm" svg:viewBox="0 0 7 13" draw:points="7,13 0,4 6,0">
            <text:p/>
          </draw:polygon>
          <draw:polygon draw:style-name="gr9" draw:text-style-name="P8" draw:layer="layout" svg:width="0.006cm" svg:height="0.012cm" svg:x="15.882cm" svg:y="8.488cm" svg:viewBox="0 0 7 13" draw:points="7,13 0,4 6,0">
            <text:p/>
          </draw:polygon>
          <draw:polygon draw:style-name="gr8" draw:text-style-name="P7" draw:layer="layout" svg:width="0.005cm" svg:height="0.015cm" svg:x="15.889cm" svg:y="8.486cm" svg:viewBox="0 0 6 16" draw:points="1,16 0,2 6,0">
            <text:p/>
          </draw:polygon>
          <draw:polygon draw:style-name="gr9" draw:text-style-name="P8" draw:layer="layout" svg:width="0.005cm" svg:height="0.015cm" svg:x="15.889cm" svg:y="8.486cm" svg:viewBox="0 0 6 16" draw:points="1,16 0,2 6,0">
            <text:p/>
          </draw:polygon>
          <draw:polygon draw:style-name="gr8" draw:text-style-name="P7" draw:layer="layout" svg:width="0.011cm" svg:height="0.017cm" svg:x="15.889cm" svg:y="8.484cm" svg:viewBox="0 0 12 18" draw:points="0,18 6,2 12,0">
            <text:p/>
          </draw:polygon>
          <draw:polygon draw:style-name="gr9" draw:text-style-name="P8" draw:layer="layout" svg:width="0.011cm" svg:height="0.017cm" svg:x="15.889cm" svg:y="8.484cm" svg:viewBox="0 0 12 18" draw:points="0,18 6,2 12,0">
            <text:p/>
          </draw:polygon>
          <draw:polygon draw:style-name="gr8" draw:text-style-name="P7" draw:layer="layout" svg:width="0.017cm" svg:height="0.018cm" svg:x="15.889cm" svg:y="8.482cm" svg:viewBox="0 0 18 19" draw:points="0,19 11,2 18,0">
            <text:p/>
          </draw:polygon>
          <draw:polygon draw:style-name="gr9" draw:text-style-name="P8" draw:layer="layout" svg:width="0.017cm" svg:height="0.018cm" svg:x="15.889cm" svg:y="8.482cm" svg:viewBox="0 0 18 19" draw:points="0,19 11,2 18,0">
            <text:p/>
          </draw:polygon>
          <draw:polygon draw:style-name="gr8" draw:text-style-name="P7" draw:layer="layout" svg:width="0.023cm" svg:height="0.02cm" svg:x="15.889cm" svg:y="8.481cm" svg:viewBox="0 0 24 21" draw:points="0,21 18,1 24,0">
            <text:p/>
          </draw:polygon>
          <draw:polygon draw:style-name="gr9" draw:text-style-name="P8" draw:layer="layout" svg:width="0.023cm" svg:height="0.02cm" svg:x="15.889cm" svg:y="8.481cm" svg:viewBox="0 0 24 21" draw:points="0,21 18,1 24,0">
            <text:p/>
          </draw:polygon>
          <draw:polygon draw:style-name="gr8" draw:text-style-name="P7" draw:layer="layout" svg:width="0.03cm" svg:height="0.02cm" svg:x="15.889cm" svg:y="8.48cm" svg:viewBox="0 0 31 21" draw:points="0,21 23,1 31,0">
            <text:p/>
          </draw:polygon>
          <draw:polygon draw:style-name="gr9" draw:text-style-name="P8" draw:layer="layout" svg:width="0.03cm" svg:height="0.02cm" svg:x="15.889cm" svg:y="8.48cm" svg:viewBox="0 0 31 21" draw:points="0,21 23,1 31,0">
            <text:p/>
          </draw:polygon>
          <draw:polygon draw:style-name="gr8" draw:text-style-name="P7" draw:layer="layout" svg:width="0.036cm" svg:height="0.02cm" svg:x="15.889cm" svg:y="8.48cm" svg:viewBox="0 0 37 21" draw:points="0,21 31,0 37,0">
            <text:p/>
          </draw:polygon>
          <draw:polygon draw:style-name="gr9" draw:text-style-name="P8" draw:layer="layout" svg:width="0.036cm" svg:height="0.02cm" svg:x="15.889cm" svg:y="8.48cm" svg:viewBox="0 0 37 21" draw:points="0,21 31,0 37,0">
            <text:p/>
          </draw:polygon>
          <draw:polygon draw:style-name="gr8" draw:text-style-name="P7" draw:layer="layout" svg:width="0.038cm" svg:height="0.02cm" svg:x="15.889cm" svg:y="8.48cm" svg:viewBox="0 0 39 21" draw:points="0,21 37,0 39,0">
            <text:p/>
          </draw:polygon>
          <draw:polygon draw:style-name="gr9" draw:text-style-name="P8" draw:layer="layout" svg:width="0.038cm" svg:height="0.02cm" svg:x="15.889cm" svg:y="8.48cm" svg:viewBox="0 0 39 21" draw:points="0,21 37,0 39,0">
            <text:p/>
          </draw:polygon>
          <draw:polygon draw:style-name="gr8" draw:text-style-name="P7" draw:layer="layout" svg:width="0.012cm" svg:height="0.006cm" svg:x="15.693cm" svg:y="8.749cm" svg:viewBox="0 0 13 7" draw:points="0,7 13,0 9,4">
            <text:p/>
          </draw:polygon>
          <draw:polygon draw:style-name="gr9" draw:text-style-name="P8" draw:layer="layout" svg:width="0.012cm" svg:height="0.006cm" svg:x="15.693cm" svg:y="8.749cm" svg:viewBox="0 0 13 7" draw:points="0,7 13,0 9,4">
            <text:p/>
          </draw:polygon>
          <draw:polygon draw:style-name="gr8" draw:text-style-name="P7" draw:layer="layout" svg:width="0.008cm" svg:height="0.003cm" svg:x="15.693cm" svg:y="8.753cm" svg:viewBox="0 0 9 4" draw:points="0,3 9,0 4,4">
            <text:p/>
          </draw:polygon>
          <draw:polygon draw:style-name="gr9" draw:text-style-name="P8" draw:layer="layout" svg:width="0.008cm" svg:height="0.003cm" svg:x="15.693cm" svg:y="8.753cm" svg:viewBox="0 0 9 4" draw:points="0,3 9,0 4,4">
            <text:p/>
          </draw:polygon>
          <draw:polygon draw:style-name="gr8" draw:text-style-name="P7" draw:layer="layout" svg:width="0.005cm" svg:height="0.004cm" svg:x="15.692cm" svg:y="8.756cm" svg:viewBox="0 0 6 5" draw:points="1,0 6,2 0,5">
            <text:p/>
          </draw:polygon>
          <draw:polygon draw:style-name="gr9" draw:text-style-name="P8" draw:layer="layout" svg:width="0.005cm" svg:height="0.004cm" svg:x="15.692cm" svg:y="8.756cm" svg:viewBox="0 0 6 5" draw:points="1,0 6,2 0,5">
            <text:p/>
          </draw:polygon>
          <draw:polygon draw:style-name="gr8" draw:text-style-name="P7" draw:layer="layout" svg:width="0.006cm" svg:height="0.006cm" svg:x="15.686cm" svg:y="8.756cm" svg:viewBox="0 0 7 7" draw:points="7,0 6,5 0,7">
            <text:p/>
          </draw:polygon>
          <draw:polygon draw:style-name="gr9" draw:text-style-name="P8" draw:layer="layout" svg:width="0.006cm" svg:height="0.006cm" svg:x="15.686cm" svg:y="8.756cm" svg:viewBox="0 0 7 7" draw:points="7,0 6,5 0,7">
            <text:p/>
          </draw:polygon>
          <draw:polygon draw:style-name="gr8" draw:text-style-name="P7" draw:layer="layout" svg:width="0.012cm" svg:height="0.006cm" svg:x="15.679cm" svg:y="8.756cm" svg:viewBox="0 0 13 7" draw:points="13,0 7,7 0,7">
            <text:p/>
          </draw:polygon>
          <draw:polygon draw:style-name="gr9" draw:text-style-name="P8" draw:layer="layout" svg:width="0.012cm" svg:height="0.006cm" svg:x="15.679cm" svg:y="8.756cm" svg:viewBox="0 0 13 7" draw:points="13,0 7,7 0,7">
            <text:p/>
          </draw:polygon>
          <draw:polygon draw:style-name="gr8" draw:text-style-name="P7" draw:layer="layout" svg:width="0.012cm" svg:height="0.006cm" svg:x="15.679cm" svg:y="8.756cm" svg:viewBox="0 0 13 7" draw:points="13,0 0,7">
            <text:p/>
          </draw:polygon>
          <draw:polygon draw:style-name="gr9" draw:text-style-name="P8" draw:layer="layout" svg:width="0.012cm" svg:height="0.006cm" svg:x="15.679cm" svg:y="8.756cm" svg:viewBox="0 0 13 7" draw:points="13,0 0,7">
            <text:p/>
          </draw:polygon>
          <draw:polygon draw:style-name="gr8" draw:text-style-name="P7" draw:layer="layout" svg:width="0.007cm" svg:height="0.007cm" svg:x="14.647cm" svg:y="8.756cm" svg:viewBox="0 0 8 8" draw:points="0,0 8,8 5,7">
            <text:p/>
          </draw:polygon>
          <draw:polygon draw:style-name="gr9" draw:text-style-name="P8" draw:layer="layout" svg:width="0.007cm" svg:height="0.007cm" svg:x="14.647cm" svg:y="8.756cm" svg:viewBox="0 0 8 8" draw:points="0,0 8,8 5,7">
            <text:p/>
          </draw:polygon>
          <draw:polygon draw:style-name="gr8" draw:text-style-name="P7" draw:layer="layout" svg:width="0.004cm" svg:height="0.006cm" svg:x="14.647cm" svg:y="8.756cm" svg:viewBox="0 0 5 7" draw:points="0,0 5,7 1,7">
            <text:p/>
          </draw:polygon>
          <draw:polygon draw:style-name="gr9" draw:text-style-name="P8" draw:layer="layout" svg:width="0.004cm" svg:height="0.006cm" svg:x="14.647cm" svg:y="8.756cm" svg:viewBox="0 0 5 7" draw:points="0,0 5,7 1,7">
            <text:p/>
          </draw:polygon>
          <draw:polygon draw:style-name="gr8" draw:text-style-name="P7" draw:layer="layout" svg:width="0.002cm" svg:height="0.006cm" svg:x="14.646cm" svg:y="8.756cm" svg:viewBox="0 0 3 7" draw:points="1,0 3,7 0,5">
            <text:p/>
          </draw:polygon>
          <draw:polygon draw:style-name="gr9" draw:text-style-name="P8" draw:layer="layout" svg:width="0.002cm" svg:height="0.006cm" svg:x="14.646cm" svg:y="8.756cm" svg:viewBox="0 0 3 7" draw:points="1,0 3,7 0,5">
            <text:p/>
          </draw:polygon>
          <draw:polygon draw:style-name="gr8" draw:text-style-name="P7" draw:layer="layout" svg:width="0.002cm" svg:height="0.004cm" svg:x="14.645cm" svg:y="8.756cm" svg:viewBox="0 0 3 5" draw:points="3,0 2,5 0,3">
            <text:p/>
          </draw:polygon>
          <draw:polygon draw:style-name="gr9" draw:text-style-name="P8" draw:layer="layout" svg:width="0.002cm" svg:height="0.004cm" svg:x="14.645cm" svg:y="8.756cm" svg:viewBox="0 0 3 5" draw:points="3,0 2,5 0,3">
            <text:p/>
          </draw:polygon>
          <draw:polygon draw:style-name="gr8" draw:text-style-name="P7" draw:layer="layout" svg:width="0.005cm" svg:height="0.002cm" svg:x="14.642cm" svg:y="8.756cm" svg:viewBox="0 0 6 3" draw:points="6,0 2,3 0,1">
            <text:p/>
          </draw:polygon>
          <draw:polygon draw:style-name="gr9" draw:text-style-name="P8" draw:layer="layout" svg:width="0.005cm" svg:height="0.002cm" svg:x="14.642cm" svg:y="8.756cm" svg:viewBox="0 0 6 3" draw:points="6,0 2,3 0,1">
            <text:p/>
          </draw:polygon>
          <draw:polygon draw:style-name="gr8" draw:text-style-name="P7" draw:layer="layout" svg:width="0.006cm" svg:height="0.002cm" svg:x="14.641cm" svg:y="8.753cm" svg:viewBox="0 0 7 3" draw:points="7,2 1,3 0,0">
            <text:p/>
          </draw:polygon>
          <draw:polygon draw:style-name="gr9" draw:text-style-name="P8" draw:layer="layout" svg:width="0.006cm" svg:height="0.002cm" svg:x="14.641cm" svg:y="8.753cm" svg:viewBox="0 0 7 3" draw:points="7,2 1,3 0,0">
            <text:p/>
          </draw:polygon>
          <draw:polygon draw:style-name="gr8" draw:text-style-name="P7" draw:layer="layout" svg:width="0.007cm" svg:height="0.005cm" svg:x="14.64cm" svg:y="8.751cm" svg:viewBox="0 0 8 6" draw:points="8,6 1,3 0,0">
            <text:p/>
          </draw:polygon>
          <draw:polygon draw:style-name="gr9" draw:text-style-name="P8" draw:layer="layout" svg:width="0.007cm" svg:height="0.005cm" svg:x="14.64cm" svg:y="8.751cm" svg:viewBox="0 0 8 6" draw:points="8,6 1,3 0,0">
            <text:p/>
          </draw:polygon>
          <draw:polygon draw:style-name="gr8" draw:text-style-name="P7" draw:layer="layout" svg:width="0.007cm" svg:height="0.007cm" svg:x="14.64cm" svg:y="8.748cm" svg:viewBox="0 0 8 8" draw:points="8,8 0,3 0,0">
            <text:p/>
          </draw:polygon>
          <draw:polygon draw:style-name="gr9" draw:text-style-name="P8" draw:layer="layout" svg:width="0.007cm" svg:height="0.007cm" svg:x="14.64cm" svg:y="8.748cm" svg:viewBox="0 0 8 8" draw:points="8,8 0,3 0,0">
            <text:p/>
          </draw:polygon>
          <draw:polygon draw:style-name="gr8" draw:text-style-name="P7" draw:layer="layout" svg:width="0.015cm" svg:height="0.015cm" svg:x="14.64cm" svg:y="7.8cm" svg:viewBox="0 0 16 16" draw:points="16,0 0,16 1,9">
            <text:p/>
          </draw:polygon>
          <draw:polygon draw:style-name="gr9" draw:text-style-name="P8" draw:layer="layout" svg:width="0.015cm" svg:height="0.015cm" svg:x="14.64cm" svg:y="7.8cm" svg:viewBox="0 0 16 16" draw:points="16,0 0,16 1,9">
            <text:p/>
          </draw:polygon>
          <draw:polygon draw:style-name="gr8" draw:text-style-name="P7" draw:layer="layout" svg:width="0.015cm" svg:height="0.008cm" svg:x="14.64cm" svg:y="7.8cm" svg:viewBox="0 0 16 9" draw:points="16,0 0,9 2,3">
            <text:p/>
          </draw:polygon>
          <draw:polygon draw:style-name="gr9" draw:text-style-name="P8" draw:layer="layout" svg:width="0.015cm" svg:height="0.008cm" svg:x="14.64cm" svg:y="7.8cm" svg:viewBox="0 0 16 9" draw:points="16,0 0,9 2,3">
            <text:p/>
          </draw:polygon>
          <draw:polygon draw:style-name="gr8" draw:text-style-name="P7" draw:layer="layout" svg:width="0.012cm" svg:height="0.005cm" svg:x="14.642cm" svg:y="7.798cm" svg:viewBox="0 0 13 6" draw:points="13,2 0,6 3,0">
            <text:p/>
          </draw:polygon>
          <draw:polygon draw:style-name="gr9" draw:text-style-name="P8" draw:layer="layout" svg:width="0.012cm" svg:height="0.005cm" svg:x="14.642cm" svg:y="7.798cm" svg:viewBox="0 0 13 6" draw:points="13,2 0,6 3,0">
            <text:p/>
          </draw:polygon>
          <draw:polygon draw:style-name="gr8" draw:text-style-name="P7" draw:layer="layout" svg:width="0.01cm" svg:height="0.006cm" svg:x="14.645cm" svg:y="7.794cm" svg:viewBox="0 0 11 7" draw:points="11,7 0,4 3,0">
            <text:p/>
          </draw:polygon>
          <draw:polygon draw:style-name="gr9" draw:text-style-name="P8" draw:layer="layout" svg:width="0.01cm" svg:height="0.006cm" svg:x="14.645cm" svg:y="7.794cm" svg:viewBox="0 0 11 7" draw:points="11,7 0,4 3,0">
            <text:p/>
          </draw:polygon>
          <draw:polygon draw:style-name="gr8" draw:text-style-name="P7" draw:layer="layout" svg:width="0.006cm" svg:height="0.01cm" svg:x="14.649cm" svg:y="7.79cm" svg:viewBox="0 0 7 11" draw:points="7,11 0,4 6,0">
            <text:p/>
          </draw:polygon>
          <draw:polygon draw:style-name="gr9" draw:text-style-name="P8" draw:layer="layout" svg:width="0.006cm" svg:height="0.01cm" svg:x="14.649cm" svg:y="7.79cm" svg:viewBox="0 0 7 11" draw:points="7,11 0,4 6,0">
            <text:p/>
          </draw:polygon>
          <draw:polygon draw:style-name="gr8" draw:text-style-name="P7" draw:layer="layout" svg:width="0.005cm" svg:height="0.012cm" svg:x="14.654cm" svg:y="7.787cm" svg:viewBox="0 0 6 13" draw:points="2,13 0,3 6,0">
            <text:p/>
          </draw:polygon>
          <draw:polygon draw:style-name="gr9" draw:text-style-name="P8" draw:layer="layout" svg:width="0.005cm" svg:height="0.012cm" svg:x="14.654cm" svg:y="7.787cm" svg:viewBox="0 0 6 13" draw:points="2,13 0,3 6,0">
            <text:p/>
          </draw:polygon>
          <draw:polygon draw:style-name="gr8" draw:text-style-name="P7" draw:layer="layout" svg:width="0.009cm" svg:height="0.015cm" svg:x="14.655cm" svg:y="7.785cm" svg:viewBox="0 0 10 16" draw:points="0,16 4,2 10,0">
            <text:p/>
          </draw:polygon>
          <draw:polygon draw:style-name="gr9" draw:text-style-name="P8" draw:layer="layout" svg:width="0.009cm" svg:height="0.015cm" svg:x="14.655cm" svg:y="7.785cm" svg:viewBox="0 0 10 16" draw:points="0,16 4,2 10,0">
            <text:p/>
          </draw:polygon>
          <draw:polygon draw:style-name="gr8" draw:text-style-name="P7" draw:layer="layout" svg:width="0.014cm" svg:height="0.015cm" svg:x="14.656cm" svg:y="7.785cm" svg:viewBox="0 0 15 16" draw:points="0,16 10,0 15,0">
            <text:p/>
          </draw:polygon>
          <draw:polygon draw:style-name="gr9" draw:text-style-name="P8" draw:layer="layout" svg:width="0.014cm" svg:height="0.015cm" svg:x="14.656cm" svg:y="7.785cm" svg:viewBox="0 0 15 16" draw:points="0,16 10,0 15,0">
            <text:p/>
          </draw:polygon>
          <draw:polygon draw:style-name="gr8" draw:text-style-name="P7" draw:layer="layout" svg:width="0.02cm" svg:height="0.011cm" svg:x="15.306cm" svg:y="7.785cm" svg:viewBox="0 0 21 12" draw:points="21,12 0,0 4,0">
            <text:p/>
          </draw:polygon>
          <draw:polygon draw:style-name="gr9" draw:text-style-name="P8" draw:layer="layout" svg:width="0.02cm" svg:height="0.011cm" svg:x="15.306cm" svg:y="7.785cm" svg:viewBox="0 0 21 12" draw:points="21,12 0,0 4,0">
            <text:p/>
          </draw:polygon>
          <draw:polygon draw:style-name="gr8" draw:text-style-name="P7" draw:layer="layout" svg:width="0.015cm" svg:height="0.011cm" svg:x="15.311cm" svg:y="7.785cm" svg:viewBox="0 0 16 12" draw:points="16,12 0,0 4,1">
            <text:p/>
          </draw:polygon>
          <draw:polygon draw:style-name="gr9" draw:text-style-name="P8" draw:layer="layout" svg:width="0.015cm" svg:height="0.011cm" svg:x="15.311cm" svg:y="7.785cm" svg:viewBox="0 0 16 12" draw:points="16,12 0,0 4,1">
            <text:p/>
          </draw:polygon>
          <draw:polygon draw:style-name="gr8" draw:text-style-name="P7" draw:layer="layout" svg:width="0.011cm" svg:height="0.01cm" svg:x="15.315cm" svg:y="7.786cm" svg:viewBox="0 0 12 11" draw:points="12,11 0,0 5,2">
            <text:p/>
          </draw:polygon>
          <draw:polygon draw:style-name="gr9" draw:text-style-name="P8" draw:layer="layout" svg:width="0.011cm" svg:height="0.01cm" svg:x="15.315cm" svg:y="7.786cm" svg:viewBox="0 0 12 11" draw:points="12,11 0,0 5,2">
            <text:p/>
          </draw:polygon>
          <draw:polygon draw:style-name="gr8" draw:text-style-name="P7" draw:layer="layout" svg:width="0.006cm" svg:height="0.008cm" svg:x="15.32cm" svg:y="7.787cm" svg:viewBox="0 0 7 9" draw:points="7,9 0,0 5,2">
            <text:p/>
          </draw:polygon>
          <draw:polygon draw:style-name="gr9" draw:text-style-name="P8" draw:layer="layout" svg:width="0.006cm" svg:height="0.008cm" svg:x="15.32cm" svg:y="7.787cm" svg:viewBox="0 0 7 9" draw:points="7,9 0,0 5,2">
            <text:p/>
          </draw:polygon>
          <draw:polygon draw:style-name="gr8" draw:text-style-name="P7" draw:layer="layout" svg:width="0.003cm" svg:height="0.007cm" svg:x="15.324cm" svg:y="7.789cm" svg:viewBox="0 0 4 8" draw:points="2,8 0,0 4,2">
            <text:p/>
          </draw:polygon>
          <draw:polygon draw:style-name="gr9" draw:text-style-name="P8" draw:layer="layout" svg:width="0.003cm" svg:height="0.007cm" svg:x="15.324cm" svg:y="7.789cm" svg:viewBox="0 0 4 8" draw:points="2,8 0,0 4,2">
            <text:p/>
          </draw:polygon>
          <draw:polygon draw:style-name="gr8" draw:text-style-name="P7" draw:layer="layout" svg:width="0.005cm" svg:height="0.005cm" svg:x="15.326cm" svg:y="7.79cm" svg:viewBox="0 0 6 6" draw:points="0,6 2,0 6,2">
            <text:p/>
          </draw:polygon>
          <draw:polygon draw:style-name="gr9" draw:text-style-name="P8" draw:layer="layout" svg:width="0.005cm" svg:height="0.005cm" svg:x="15.326cm" svg:y="7.79cm" svg:viewBox="0 0 6 6" draw:points="0,6 2,0 6,2">
            <text:p/>
          </draw:polygon>
          <draw:polygon draw:style-name="gr8" draw:text-style-name="P7" draw:layer="layout" svg:width="0.009cm" svg:height="0.003cm" svg:x="15.327cm" svg:y="7.793cm" svg:viewBox="0 0 10 4" draw:points="0,4 6,0 10,3">
            <text:p/>
          </draw:polygon>
          <draw:polygon draw:style-name="gr9" draw:text-style-name="P8" draw:layer="layout" svg:width="0.009cm" svg:height="0.003cm" svg:x="15.327cm" svg:y="7.793cm" svg:viewBox="0 0 10 4" draw:points="0,4 6,0 10,3">
            <text:p/>
          </draw:polygon>
          <draw:polygon draw:style-name="gr8" draw:text-style-name="P7" draw:layer="layout" svg:width="0.012cm" svg:height="0.002cm" svg:x="15.326cm" svg:y="7.796cm" svg:viewBox="0 0 13 3" draw:points="0,1 10,0 13,3">
            <text:p/>
          </draw:polygon>
          <draw:polygon draw:style-name="gr9" draw:text-style-name="P8" draw:layer="layout" svg:width="0.012cm" svg:height="0.002cm" svg:x="15.326cm" svg:y="7.796cm" svg:viewBox="0 0 13 3" draw:points="0,1 10,0 13,3">
            <text:p/>
          </draw:polygon>
          <draw:polygon draw:style-name="gr8" draw:text-style-name="P7" draw:layer="layout" svg:width="0.016cm" svg:height="0.005cm" svg:x="15.326cm" svg:y="7.796cm" svg:viewBox="0 0 17 6" draw:points="0,0 13,2 17,6">
            <text:p/>
          </draw:polygon>
          <draw:polygon draw:style-name="gr9" draw:text-style-name="P8" draw:layer="layout" svg:width="0.016cm" svg:height="0.005cm" svg:x="15.326cm" svg:y="7.796cm" svg:viewBox="0 0 17 6" draw:points="0,0 13,2 17,6">
            <text:p/>
          </draw:polygon>
          <draw:polygon draw:style-name="gr8" draw:text-style-name="P7" draw:layer="layout" svg:width="0.018cm" svg:height="0.009cm" svg:x="15.327cm" svg:y="7.796cm" svg:viewBox="0 0 19 10" draw:points="0,0 16,6 19,10">
            <text:p/>
          </draw:polygon>
          <draw:polygon draw:style-name="gr9" draw:text-style-name="P8" draw:layer="layout" svg:width="0.018cm" svg:height="0.009cm" svg:x="15.327cm" svg:y="7.796cm" svg:viewBox="0 0 19 10" draw:points="0,0 16,6 19,10">
            <text:p/>
          </draw:polygon>
          <draw:polygon draw:style-name="gr8" draw:text-style-name="P7" draw:layer="layout" svg:width="0.02cm" svg:height="0.011cm" svg:x="15.326cm" svg:y="7.796cm" svg:viewBox="0 0 21 12" draw:points="0,0 19,10 21,12">
            <text:p/>
          </draw:polygon>
          <draw:polygon draw:style-name="gr9" draw:text-style-name="P8" draw:layer="layout" svg:width="0.02cm" svg:height="0.011cm" svg:x="15.326cm" svg:y="7.796cm" svg:viewBox="0 0 21 12" draw:points="0,0 19,10 21,12">
            <text:p/>
          </draw:polygon>
          <draw:polygon draw:style-name="gr8" draw:text-style-name="P7" draw:layer="layout" svg:width="0.026cm" svg:height="0.014cm" svg:x="15.609cm" svg:y="8.233cm" svg:viewBox="0 0 27 15" draw:points="0,0 27,15 21,15">
            <text:p/>
          </draw:polygon>
          <draw:polygon draw:style-name="gr9" draw:text-style-name="P8" draw:layer="layout" svg:width="0.026cm" svg:height="0.014cm" svg:x="15.609cm" svg:y="8.233cm" svg:viewBox="0 0 27 15" draw:points="0,0 27,15 21,15">
            <text:p/>
          </draw:polygon>
          <draw:polygon draw:style-name="gr8" draw:text-style-name="P7" draw:layer="layout" svg:width="0.02cm" svg:height="0.014cm" svg:x="15.609cm" svg:y="8.233cm" svg:viewBox="0 0 21 15" draw:points="0,0 21,15 14,14">
            <text:p/>
          </draw:polygon>
          <draw:polygon draw:style-name="gr9" draw:text-style-name="P8" draw:layer="layout" svg:width="0.02cm" svg:height="0.014cm" svg:x="15.609cm" svg:y="8.233cm" svg:viewBox="0 0 21 15" draw:points="0,0 21,15 14,14">
            <text:p/>
          </draw:polygon>
          <draw:polygon draw:style-name="gr8" draw:text-style-name="P7" draw:layer="layout" svg:width="0.014cm" svg:height="0.013cm" svg:x="15.609cm" svg:y="8.233cm" svg:viewBox="0 0 15 14" draw:points="0,0 15,14 9,13">
            <text:p/>
          </draw:polygon>
          <draw:polygon draw:style-name="gr9" draw:text-style-name="P8" draw:layer="layout" svg:width="0.014cm" svg:height="0.013cm" svg:x="15.609cm" svg:y="8.233cm" svg:viewBox="0 0 15 14" draw:points="0,0 15,14 9,13">
            <text:p/>
          </draw:polygon>
          <draw:polygon draw:style-name="gr8" draw:text-style-name="P7" draw:layer="layout" svg:width="0.008cm" svg:height="0.012cm" svg:x="15.609cm" svg:y="8.233cm" svg:viewBox="0 0 9 13" draw:points="0,0 9,13 3,11">
            <text:p/>
          </draw:polygon>
          <draw:polygon draw:style-name="gr9" draw:text-style-name="P8" draw:layer="layout" svg:width="0.008cm" svg:height="0.012cm" svg:x="15.609cm" svg:y="8.233cm" svg:viewBox="0 0 9 13" draw:points="0,0 9,13 3,11">
            <text:p/>
          </draw:polygon>
          <draw:polygon draw:style-name="gr8" draw:text-style-name="P7" draw:layer="layout" svg:width="0.005cm" svg:height="0.01cm" svg:x="15.606cm" svg:y="8.233cm" svg:viewBox="0 0 6 11" draw:points="3,0 6,11 0,8">
            <text:p/>
          </draw:polygon>
          <draw:polygon draw:style-name="gr9" draw:text-style-name="P8" draw:layer="layout" svg:width="0.005cm" svg:height="0.01cm" svg:x="15.606cm" svg:y="8.233cm" svg:viewBox="0 0 6 11" draw:points="3,0 6,11 0,8">
            <text:p/>
          </draw:polygon>
          <draw:polygon draw:style-name="gr8" draw:text-style-name="P7" draw:layer="layout" svg:width="0.008cm" svg:height="0.007cm" svg:x="15.6cm" svg:y="8.233cm" svg:viewBox="0 0 9 8" draw:points="9,0 6,8 0,4">
            <text:p/>
          </draw:polygon>
          <draw:polygon draw:style-name="gr9" draw:text-style-name="P8" draw:layer="layout" svg:width="0.008cm" svg:height="0.007cm" svg:x="15.6cm" svg:y="8.233cm" svg:viewBox="0 0 9 8" draw:points="9,0 6,8 0,4">
            <text:p/>
          </draw:polygon>
          <draw:polygon draw:style-name="gr8" draw:text-style-name="P7" draw:layer="layout" svg:width="0.012cm" svg:height="0.003cm" svg:x="15.596cm" svg:y="8.233cm" svg:viewBox="0 0 13 4" draw:points="13,0 4,4 0,1">
            <text:p/>
          </draw:polygon>
          <draw:polygon draw:style-name="gr9" draw:text-style-name="P8" draw:layer="layout" svg:width="0.012cm" svg:height="0.003cm" svg:x="15.596cm" svg:y="8.233cm" svg:viewBox="0 0 13 4" draw:points="13,0 4,4 0,1">
            <text:p/>
          </draw:polygon>
          <draw:polygon draw:style-name="gr8" draw:text-style-name="P7" draw:layer="layout" svg:width="0.017cm" svg:height="0.003cm" svg:x="15.592cm" svg:y="8.229cm" svg:viewBox="0 0 18 4" draw:points="18,4 5,4 0,0">
            <text:p/>
          </draw:polygon>
          <draw:polygon draw:style-name="gr9" draw:text-style-name="P8" draw:layer="layout" svg:width="0.017cm" svg:height="0.003cm" svg:x="15.592cm" svg:y="8.229cm" svg:viewBox="0 0 18 4" draw:points="18,4 5,4 0,0">
            <text:p/>
          </draw:polygon>
          <draw:polygon draw:style-name="gr8" draw:text-style-name="P7" draw:layer="layout" svg:width="0.021cm" svg:height="0.008cm" svg:x="15.588cm" svg:y="8.224cm" svg:viewBox="0 0 22 9" draw:points="22,9 4,6 0,0">
            <text:p/>
          </draw:polygon>
          <draw:polygon draw:style-name="gr9" draw:text-style-name="P8" draw:layer="layout" svg:width="0.021cm" svg:height="0.008cm" svg:x="15.588cm" svg:y="8.224cm" svg:viewBox="0 0 22 9" draw:points="22,9 4,6 0,0">
            <text:p/>
          </draw:polygon>
          <draw:polygon draw:style-name="gr8" draw:text-style-name="P7" draw:layer="layout" svg:width="0.025cm" svg:height="0.012cm" svg:x="15.584cm" svg:y="8.219cm" svg:viewBox="0 0 26 13" draw:points="26,13 4,5 0,0">
            <text:p/>
          </draw:polygon>
          <draw:polygon draw:style-name="gr9" draw:text-style-name="P8" draw:layer="layout" svg:width="0.025cm" svg:height="0.012cm" svg:x="15.584cm" svg:y="8.219cm" svg:viewBox="0 0 26 13" draw:points="26,13 4,5 0,0">
            <text:p/>
          </draw:polygon>
          <draw:polygon draw:style-name="gr8" draw:text-style-name="P7" draw:layer="layout" svg:width="0.026cm" svg:height="0.015cm" svg:x="15.583cm" svg:y="8.217cm" svg:viewBox="0 0 27 16" draw:points="27,16 1,2 0,0">
            <text:p/>
          </draw:polygon>
          <draw:polygon draw:style-name="gr9" draw:text-style-name="P8" draw:layer="layout" svg:width="0.026cm" svg:height="0.015cm" svg:x="15.583cm" svg:y="8.217cm" svg:viewBox="0 0 27 16" draw:points="27,16 1,2 0,0">
            <text:p/>
          </draw:polygon>
          <draw:polygon draw:style-name="gr10" draw:text-style-name="P7" draw:layer="layout" svg:width="0.498cm" svg:height="0.292cm" svg:x="14.763cm" svg:y="7.863cm" svg:viewBox="0 0 499 293" draw:points="62,0 499,0 0,293 0,62">
            <text:p/>
          </draw:polygon>
          <draw:polygon draw:style-name="gr10" draw:text-style-name="P7" draw:layer="layout" svg:width="0.539cm" svg:height="0.385cm" svg:x="14.763cm" svg:y="7.863cm" svg:viewBox="0 0 540 386" draw:points="499,0 540,23 93,386 0,293">
            <text:p/>
          </draw:polygon>
          <draw:polygon draw:style-name="gr10" draw:text-style-name="P7" draw:layer="layout" svg:width="0.628cm" svg:height="0.362cm" svg:x="14.856cm" svg:y="7.885cm" svg:viewBox="0 0 629 363" draw:points="446,0 629,316 602,363 0,363">
            <text:p/>
          </draw:polygon>
          <draw:polygon draw:style-name="gr8" draw:text-style-name="P7" draw:layer="layout" svg:width="0.02cm" svg:height="0.011cm" svg:x="15.262cm" svg:y="7.863cm" svg:viewBox="0 0 21 12" draw:points="21,12 0,0 4,0">
            <text:p/>
          </draw:polygon>
          <draw:polygon draw:style-name="gr9" draw:text-style-name="P8" draw:layer="layout" svg:width="0.02cm" svg:height="0.011cm" svg:x="15.262cm" svg:y="7.863cm" svg:viewBox="0 0 21 12" draw:points="21,12 0,0 4,0">
            <text:p/>
          </draw:polygon>
          <draw:polygon draw:style-name="gr8" draw:text-style-name="P7" draw:layer="layout" svg:width="0.015cm" svg:height="0.011cm" svg:x="15.266cm" svg:y="7.863cm" svg:viewBox="0 0 16 12" draw:points="16,12 0,0 4,1">
            <text:p/>
          </draw:polygon>
          <draw:polygon draw:style-name="gr9" draw:text-style-name="P8" draw:layer="layout" svg:width="0.015cm" svg:height="0.011cm" svg:x="15.266cm" svg:y="7.863cm" svg:viewBox="0 0 16 12" draw:points="16,12 0,0 4,1">
            <text:p/>
          </draw:polygon>
          <draw:polygon draw:style-name="gr8" draw:text-style-name="P7" draw:layer="layout" svg:width="0.011cm" svg:height="0.01cm" svg:x="15.271cm" svg:y="7.863cm" svg:viewBox="0 0 12 11" draw:points="12,11 0,0 5,1">
            <text:p/>
          </draw:polygon>
          <draw:polygon draw:style-name="gr9" draw:text-style-name="P8" draw:layer="layout" svg:width="0.011cm" svg:height="0.01cm" svg:x="15.271cm" svg:y="7.863cm" svg:viewBox="0 0 12 11" draw:points="12,11 0,0 5,1">
            <text:p/>
          </draw:polygon>
          <draw:polygon draw:style-name="gr8" draw:text-style-name="P7" draw:layer="layout" svg:width="0.006cm" svg:height="0.008cm" svg:x="15.276cm" svg:y="7.864cm" svg:viewBox="0 0 7 9" draw:points="7,9 0,0 5,1">
            <text:p/>
          </draw:polygon>
          <draw:polygon draw:style-name="gr9" draw:text-style-name="P8" draw:layer="layout" svg:width="0.006cm" svg:height="0.008cm" svg:x="15.276cm" svg:y="7.864cm" svg:viewBox="0 0 7 9" draw:points="7,9 0,0 5,1">
            <text:p/>
          </draw:polygon>
          <draw:polygon draw:style-name="gr8" draw:text-style-name="P7" draw:layer="layout" svg:width="0.003cm" svg:height="0.007cm" svg:x="15.28cm" svg:y="7.865cm" svg:viewBox="0 0 4 8" draw:points="2,8 0,0 4,2">
            <text:p/>
          </draw:polygon>
          <draw:polygon draw:style-name="gr9" draw:text-style-name="P8" draw:layer="layout" svg:width="0.003cm" svg:height="0.007cm" svg:x="15.28cm" svg:y="7.865cm" svg:viewBox="0 0 4 8" draw:points="2,8 0,0 4,2">
            <text:p/>
          </draw:polygon>
          <draw:polygon draw:style-name="gr8" draw:text-style-name="P7" draw:layer="layout" svg:width="0.005cm" svg:height="0.005cm" svg:x="15.282cm" svg:y="7.868cm" svg:viewBox="0 0 6 6" draw:points="0,6 2,0 6,2">
            <text:p/>
          </draw:polygon>
          <draw:polygon draw:style-name="gr9" draw:text-style-name="P8" draw:layer="layout" svg:width="0.005cm" svg:height="0.005cm" svg:x="15.282cm" svg:y="7.868cm" svg:viewBox="0 0 6 6" draw:points="0,6 2,0 6,2">
            <text:p/>
          </draw:polygon>
          <draw:polygon draw:style-name="gr8" draw:text-style-name="P7" draw:layer="layout" svg:width="0.009cm" svg:height="0.003cm" svg:x="15.282cm" svg:y="7.87cm" svg:viewBox="0 0 10 4" draw:points="0,4 6,0 10,3">
            <text:p/>
          </draw:polygon>
          <draw:polygon draw:style-name="gr9" draw:text-style-name="P8" draw:layer="layout" svg:width="0.009cm" svg:height="0.003cm" svg:x="15.282cm" svg:y="7.87cm" svg:viewBox="0 0 10 4" draw:points="0,4 6,0 10,3">
            <text:p/>
          </draw:polygon>
          <draw:polygon draw:style-name="gr8" draw:text-style-name="P7" draw:layer="layout" svg:width="0.012cm" svg:height="0.002cm" svg:x="15.282cm" svg:y="7.873cm" svg:viewBox="0 0 13 3" draw:points="0,1 10,0 13,3">
            <text:p/>
          </draw:polygon>
          <draw:polygon draw:style-name="gr9" draw:text-style-name="P8" draw:layer="layout" svg:width="0.012cm" svg:height="0.002cm" svg:x="15.282cm" svg:y="7.873cm" svg:viewBox="0 0 13 3" draw:points="0,1 10,0 13,3">
            <text:p/>
          </draw:polygon>
          <draw:polygon draw:style-name="gr8" draw:text-style-name="P7" draw:layer="layout" svg:width="0.016cm" svg:height="0.006cm" svg:x="15.282cm" svg:y="7.874cm" svg:viewBox="0 0 17 7" draw:points="0,0 13,3 17,7">
            <text:p/>
          </draw:polygon>
          <draw:polygon draw:style-name="gr9" draw:text-style-name="P8" draw:layer="layout" svg:width="0.016cm" svg:height="0.006cm" svg:x="15.282cm" svg:y="7.874cm" svg:viewBox="0 0 17 7" draw:points="0,0 13,3 17,7">
            <text:p/>
          </draw:polygon>
          <draw:polygon draw:style-name="gr8" draw:text-style-name="P7" draw:layer="layout" svg:width="0.018cm" svg:height="0.009cm" svg:x="15.282cm" svg:y="7.874cm" svg:viewBox="0 0 19 10" draw:points="0,0 17,7 19,10">
            <text:p/>
          </draw:polygon>
          <draw:polygon draw:style-name="gr9" draw:text-style-name="P8" draw:layer="layout" svg:width="0.018cm" svg:height="0.009cm" svg:x="15.282cm" svg:y="7.874cm" svg:viewBox="0 0 19 10" draw:points="0,0 17,7 19,10">
            <text:p/>
          </draw:polygon>
          <draw:polygon draw:style-name="gr8" draw:text-style-name="P7" draw:layer="layout" svg:width="0.02cm" svg:height="0.011cm" svg:x="15.282cm" svg:y="7.874cm" svg:viewBox="0 0 21 12" draw:points="0,0 19,10 21,12">
            <text:p/>
          </draw:polygon>
          <draw:polygon draw:style-name="gr9" draw:text-style-name="P8" draw:layer="layout" svg:width="0.02cm" svg:height="0.011cm" svg:x="15.282cm" svg:y="7.874cm" svg:viewBox="0 0 21 12" draw:points="0,0 19,10 21,12">
            <text:p/>
          </draw:polygon>
          <draw:polygon draw:style-name="gr8" draw:text-style-name="P7" draw:layer="layout" svg:width="0.016cm" svg:height="0.023cm" svg:x="15.471cm" svg:y="8.201cm" svg:viewBox="0 0 17 24" draw:points="0,24 14,0 17,6">
            <text:p/>
          </draw:polygon>
          <draw:polygon draw:style-name="gr9" draw:text-style-name="P8" draw:layer="layout" svg:width="0.016cm" svg:height="0.023cm" svg:x="15.471cm" svg:y="8.201cm" svg:viewBox="0 0 17 24" draw:points="0,24 14,0 17,6">
            <text:p/>
          </draw:polygon>
          <draw:polygon draw:style-name="gr8" draw:text-style-name="P7" draw:layer="layout" svg:width="0.017cm" svg:height="0.017cm" svg:x="15.471cm" svg:y="8.207cm" svg:viewBox="0 0 18 18" draw:points="0,18 17,0 18,6">
            <text:p/>
          </draw:polygon>
          <draw:polygon draw:style-name="gr9" draw:text-style-name="P8" draw:layer="layout" svg:width="0.017cm" svg:height="0.017cm" svg:x="15.471cm" svg:y="8.207cm" svg:viewBox="0 0 18 18" draw:points="0,18 17,0 18,6">
            <text:p/>
          </draw:polygon>
          <draw:polygon draw:style-name="gr8" draw:text-style-name="P7" draw:layer="layout" svg:width="0.017cm" svg:height="0.011cm" svg:x="15.471cm" svg:y="8.213cm" svg:viewBox="0 0 18 12" draw:points="0,12 18,0 18,7">
            <text:p/>
          </draw:polygon>
          <draw:polygon draw:style-name="gr9" draw:text-style-name="P8" draw:layer="layout" svg:width="0.017cm" svg:height="0.011cm" svg:x="15.471cm" svg:y="8.213cm" svg:viewBox="0 0 18 12" draw:points="0,12 18,0 18,7">
            <text:p/>
          </draw:polygon>
          <draw:polygon draw:style-name="gr8" draw:text-style-name="P7" draw:layer="layout" svg:width="0.017cm" svg:height="0.005cm" svg:x="15.471cm" svg:y="8.219cm" svg:viewBox="0 0 18 6" draw:points="0,6 18,0 17,6">
            <text:p/>
          </draw:polygon>
          <draw:polygon draw:style-name="gr9" draw:text-style-name="P8" draw:layer="layout" svg:width="0.017cm" svg:height="0.005cm" svg:x="15.471cm" svg:y="8.219cm" svg:viewBox="0 0 18 6" draw:points="0,6 18,0 17,6">
            <text:p/>
          </draw:polygon>
          <draw:polygon draw:style-name="gr8" draw:text-style-name="P7" draw:layer="layout" svg:width="0.016cm" svg:height="0.006cm" svg:x="15.471cm" svg:y="8.225cm" svg:viewBox="0 0 17 7" draw:points="0,0 17,1 14,7">
            <text:p/>
          </draw:polygon>
          <draw:polygon draw:style-name="gr9" draw:text-style-name="P8" draw:layer="layout" svg:width="0.016cm" svg:height="0.006cm" svg:x="15.471cm" svg:y="8.225cm" svg:viewBox="0 0 17 7" draw:points="0,0 17,1 14,7">
            <text:p/>
          </draw:polygon>
          <draw:polygon draw:style-name="gr8" draw:text-style-name="P7" draw:layer="layout" svg:width="0.013cm" svg:height="0.011cm" svg:x="15.471cm" svg:y="8.225cm" svg:viewBox="0 0 14 12" draw:points="0,0 14,7 11,12">
            <text:p/>
          </draw:polygon>
          <draw:polygon draw:style-name="gr9" draw:text-style-name="P8" draw:layer="layout" svg:width="0.013cm" svg:height="0.011cm" svg:x="15.471cm" svg:y="8.225cm" svg:viewBox="0 0 14 12" draw:points="0,0 14,7 11,12">
            <text:p/>
          </draw:polygon>
          <draw:polygon draw:style-name="gr8" draw:text-style-name="P7" draw:layer="layout" svg:width="0.011cm" svg:height="0.015cm" svg:x="15.47cm" svg:y="8.225cm" svg:viewBox="0 0 12 16" draw:points="0,0 12,12 7,16">
            <text:p/>
          </draw:polygon>
          <draw:polygon draw:style-name="gr9" draw:text-style-name="P8" draw:layer="layout" svg:width="0.011cm" svg:height="0.015cm" svg:x="15.47cm" svg:y="8.225cm" svg:viewBox="0 0 12 16" draw:points="0,0 12,12 7,16">
            <text:p/>
          </draw:polygon>
          <draw:polygon draw:style-name="gr8" draw:text-style-name="P7" draw:layer="layout" svg:width="0.006cm" svg:height="0.019cm" svg:x="15.471cm" svg:y="8.225cm" svg:viewBox="0 0 7 20" draw:points="0,0 7,16 2,20">
            <text:p/>
          </draw:polygon>
          <draw:polygon draw:style-name="gr9" draw:text-style-name="P8" draw:layer="layout" svg:width="0.006cm" svg:height="0.019cm" svg:x="15.471cm" svg:y="8.225cm" svg:viewBox="0 0 7 20" draw:points="0,0 7,16 2,20">
            <text:p/>
          </draw:polygon>
          <draw:polygon draw:style-name="gr8" draw:text-style-name="P7" draw:layer="layout" svg:width="0.005cm" svg:height="0.021cm" svg:x="15.466cm" svg:y="8.225cm" svg:viewBox="0 0 6 22" draw:points="4,0 6,20 0,22">
            <text:p/>
          </draw:polygon>
          <draw:polygon draw:style-name="gr9" draw:text-style-name="P8" draw:layer="layout" svg:width="0.005cm" svg:height="0.021cm" svg:x="15.466cm" svg:y="8.225cm" svg:viewBox="0 0 6 22" draw:points="4,0 6,20 0,22">
            <text:p/>
          </draw:polygon>
          <draw:polygon draw:style-name="gr8" draw:text-style-name="P7" draw:layer="layout" svg:width="0.01cm" svg:height="0.022cm" svg:x="15.46cm" svg:y="8.225cm" svg:viewBox="0 0 11 23" draw:points="11,0 6,22 0,23">
            <text:p/>
          </draw:polygon>
          <draw:polygon draw:style-name="gr9" draw:text-style-name="P8" draw:layer="layout" svg:width="0.01cm" svg:height="0.022cm" svg:x="15.46cm" svg:y="8.225cm" svg:viewBox="0 0 11 23" draw:points="11,0 6,22 0,23">
            <text:p/>
          </draw:polygon>
          <draw:polygon draw:style-name="gr8" draw:text-style-name="P7" draw:layer="layout" svg:width="0.012cm" svg:height="0.022cm" svg:x="15.457cm" svg:y="8.225cm" svg:viewBox="0 0 13 23" draw:points="13,0 3,23 0,23">
            <text:p/>
          </draw:polygon>
          <draw:polygon draw:style-name="gr9" draw:text-style-name="P8" draw:layer="layout" svg:width="0.012cm" svg:height="0.022cm" svg:x="15.457cm" svg:y="8.225cm" svg:viewBox="0 0 13 23" draw:points="13,0 3,23 0,23">
            <text:p/>
          </draw:polygon>
          <draw:polygon draw:style-name="gr8" draw:text-style-name="P7" draw:layer="layout" svg:width="0.046cm" svg:height="0.046cm" svg:x="14.809cm" svg:y="8.201cm" svg:viewBox="0 0 47 47" draw:points="0,0 47,47 40,47">
            <text:p/>
          </draw:polygon>
          <draw:polygon draw:style-name="gr9" draw:text-style-name="P8" draw:layer="layout" svg:width="0.046cm" svg:height="0.046cm" svg:x="14.809cm" svg:y="8.201cm" svg:viewBox="0 0 47 47" draw:points="0,0 47,47 40,47">
            <text:p/>
          </draw:polygon>
          <draw:polygon draw:style-name="gr8" draw:text-style-name="P7" draw:layer="layout" svg:width="0.039cm" svg:height="0.046cm" svg:x="14.809cm" svg:y="8.201cm" svg:viewBox="0 0 40 47" draw:points="0,0 40,47 33,46">
            <text:p/>
          </draw:polygon>
          <draw:polygon draw:style-name="gr9" draw:text-style-name="P8" draw:layer="layout" svg:width="0.039cm" svg:height="0.046cm" svg:x="14.809cm" svg:y="8.201cm" svg:viewBox="0 0 40 47" draw:points="0,0 40,47 33,46">
            <text:p/>
          </draw:polygon>
          <draw:polygon draw:style-name="gr8" draw:text-style-name="P7" draw:layer="layout" svg:width="0.033cm" svg:height="0.045cm" svg:x="14.809cm" svg:y="8.201cm" svg:viewBox="0 0 34 46" draw:points="0,0 34,46 27,45">
            <text:p/>
          </draw:polygon>
          <draw:polygon draw:style-name="gr9" draw:text-style-name="P8" draw:layer="layout" svg:width="0.033cm" svg:height="0.045cm" svg:x="14.809cm" svg:y="8.201cm" svg:viewBox="0 0 34 46" draw:points="0,0 34,46 27,45">
            <text:p/>
          </draw:polygon>
          <draw:polygon draw:style-name="gr8" draw:text-style-name="P7" draw:layer="layout" svg:width="0.026cm" svg:height="0.044cm" svg:x="14.809cm" svg:y="8.201cm" svg:viewBox="0 0 27 45" draw:points="0,0 27,45 21,43">
            <text:p/>
          </draw:polygon>
          <draw:polygon draw:style-name="gr9" draw:text-style-name="P8" draw:layer="layout" svg:width="0.026cm" svg:height="0.044cm" svg:x="14.809cm" svg:y="8.201cm" svg:viewBox="0 0 27 45" draw:points="0,0 27,45 21,43">
            <text:p/>
          </draw:polygon>
          <draw:polygon draw:style-name="gr8" draw:text-style-name="P7" draw:layer="layout" svg:width="0.02cm" svg:height="0.042cm" svg:x="14.809cm" svg:y="8.201cm" svg:viewBox="0 0 21 43" draw:points="0,0 21,43 14,42">
            <text:p/>
          </draw:polygon>
          <draw:polygon draw:style-name="gr9" draw:text-style-name="P8" draw:layer="layout" svg:width="0.02cm" svg:height="0.042cm" svg:x="14.809cm" svg:y="8.201cm" svg:viewBox="0 0 21 43" draw:points="0,0 21,43 14,42">
            <text:p/>
          </draw:polygon>
          <draw:polygon draw:style-name="gr8" draw:text-style-name="P7" draw:layer="layout" svg:width="0.014cm" svg:height="0.041cm" svg:x="14.809cm" svg:y="8.201cm" svg:viewBox="0 0 15 42" draw:points="0,0 15,42 9,39">
            <text:p/>
          </draw:polygon>
          <draw:polygon draw:style-name="gr9" draw:text-style-name="P8" draw:layer="layout" svg:width="0.014cm" svg:height="0.041cm" svg:x="14.809cm" svg:y="8.201cm" svg:viewBox="0 0 15 42" draw:points="0,0 15,42 9,39">
            <text:p/>
          </draw:polygon>
          <draw:polygon draw:style-name="gr8" draw:text-style-name="P7" draw:layer="layout" svg:width="0.008cm" svg:height="0.038cm" svg:x="14.809cm" svg:y="8.201cm" svg:viewBox="0 0 9 39" draw:points="0,0 9,39 2,36">
            <text:p/>
          </draw:polygon>
          <draw:polygon draw:style-name="gr9" draw:text-style-name="P8" draw:layer="layout" svg:width="0.008cm" svg:height="0.038cm" svg:x="14.809cm" svg:y="8.201cm" svg:viewBox="0 0 9 39" draw:points="0,0 9,39 2,36">
            <text:p/>
          </draw:polygon>
          <draw:polygon draw:style-name="gr8" draw:text-style-name="P7" draw:layer="layout" svg:width="0.005cm" svg:height="0.035cm" svg:x="14.806cm" svg:y="8.201cm" svg:viewBox="0 0 6 36" draw:points="4,0 6,36 0,33">
            <text:p/>
          </draw:polygon>
          <draw:polygon draw:style-name="gr9" draw:text-style-name="P8" draw:layer="layout" svg:width="0.005cm" svg:height="0.035cm" svg:x="14.806cm" svg:y="8.201cm" svg:viewBox="0 0 6 36" draw:points="4,0 6,36 0,33">
            <text:p/>
          </draw:polygon>
          <draw:polygon draw:style-name="gr8" draw:text-style-name="P7" draw:layer="layout" svg:width="0.008cm" svg:height="0.032cm" svg:x="14.801cm" svg:y="8.201cm" svg:viewBox="0 0 9 33" draw:points="9,0 6,33 0,29">
            <text:p/>
          </draw:polygon>
          <draw:polygon draw:style-name="gr9" draw:text-style-name="P8" draw:layer="layout" svg:width="0.008cm" svg:height="0.032cm" svg:x="14.801cm" svg:y="8.201cm" svg:viewBox="0 0 9 33" draw:points="9,0 6,33 0,29">
            <text:p/>
          </draw:polygon>
          <draw:polygon draw:style-name="gr8" draw:text-style-name="P7" draw:layer="layout" svg:width="0.013cm" svg:height="0.028cm" svg:x="14.796cm" svg:y="8.201cm" svg:viewBox="0 0 14 29" draw:points="14,0 5,29 0,26">
            <text:p/>
          </draw:polygon>
          <draw:polygon draw:style-name="gr9" draw:text-style-name="P8" draw:layer="layout" svg:width="0.013cm" svg:height="0.028cm" svg:x="14.796cm" svg:y="8.201cm" svg:viewBox="0 0 14 29" draw:points="14,0 5,29 0,26">
            <text:p/>
          </draw:polygon>
          <draw:polygon draw:style-name="gr8" draw:text-style-name="P7" draw:layer="layout" svg:width="0.017cm" svg:height="0.025cm" svg:x="14.791cm" svg:y="8.201cm" svg:viewBox="0 0 18 26" draw:points="18,0 5,26 0,21">
            <text:p/>
          </draw:polygon>
          <draw:polygon draw:style-name="gr9" draw:text-style-name="P8" draw:layer="layout" svg:width="0.017cm" svg:height="0.025cm" svg:x="14.791cm" svg:y="8.201cm" svg:viewBox="0 0 18 26" draw:points="18,0 5,26 0,21">
            <text:p/>
          </draw:polygon>
          <draw:polygon draw:style-name="gr8" draw:text-style-name="P7" draw:layer="layout" svg:width="0.022cm" svg:height="0.02cm" svg:x="14.786cm" svg:y="8.201cm" svg:viewBox="0 0 23 21" draw:points="23,0 5,21 0,16">
            <text:p/>
          </draw:polygon>
          <draw:polygon draw:style-name="gr9" draw:text-style-name="P8" draw:layer="layout" svg:width="0.022cm" svg:height="0.02cm" svg:x="14.786cm" svg:y="8.201cm" svg:viewBox="0 0 23 21" draw:points="23,0 5,21 0,16">
            <text:p/>
          </draw:polygon>
          <draw:polygon draw:style-name="gr8" draw:text-style-name="P7" draw:layer="layout" svg:width="0.026cm" svg:height="0.015cm" svg:x="14.783cm" svg:y="8.201cm" svg:viewBox="0 0 27 16" draw:points="27,0 4,16 0,11">
            <text:p/>
          </draw:polygon>
          <draw:polygon draw:style-name="gr9" draw:text-style-name="P8" draw:layer="layout" svg:width="0.026cm" svg:height="0.015cm" svg:x="14.783cm" svg:y="8.201cm" svg:viewBox="0 0 27 16" draw:points="27,0 4,16 0,11">
            <text:p/>
          </draw:polygon>
          <draw:polygon draw:style-name="gr8" draw:text-style-name="P7" draw:layer="layout" svg:width="0.03cm" svg:height="0.01cm" svg:x="14.779cm" svg:y="8.201cm" svg:viewBox="0 0 31 11" draw:points="31,0 4,11 0,6">
            <text:p/>
          </draw:polygon>
          <draw:polygon draw:style-name="gr9" draw:text-style-name="P8" draw:layer="layout" svg:width="0.03cm" svg:height="0.01cm" svg:x="14.779cm" svg:y="8.201cm" svg:viewBox="0 0 31 11" draw:points="31,0 4,11 0,6">
            <text:p/>
          </draw:polygon>
          <draw:polygon draw:style-name="gr8" draw:text-style-name="P7" draw:layer="layout" svg:width="0.033cm" svg:height="0.005cm" svg:x="14.775cm" svg:y="8.201cm" svg:viewBox="0 0 34 6" draw:points="34,0 3,6 0,0">
            <text:p/>
          </draw:polygon>
          <draw:polygon draw:style-name="gr9" draw:text-style-name="P8" draw:layer="layout" svg:width="0.033cm" svg:height="0.005cm" svg:x="14.775cm" svg:y="8.201cm" svg:viewBox="0 0 34 6" draw:points="34,0 3,6 0,0">
            <text:p/>
          </draw:polygon>
          <draw:polygon draw:style-name="gr8" draw:text-style-name="P7" draw:layer="layout" svg:width="0.037cm" svg:height="0.005cm" svg:x="14.772cm" svg:y="8.195cm" svg:viewBox="0 0 38 6" draw:points="38,6 3,6 0,0">
            <text:p/>
          </draw:polygon>
          <draw:polygon draw:style-name="gr9" draw:text-style-name="P8" draw:layer="layout" svg:width="0.037cm" svg:height="0.005cm" svg:x="14.772cm" svg:y="8.195cm" svg:viewBox="0 0 38 6" draw:points="38,6 3,6 0,0">
            <text:p/>
          </draw:polygon>
          <draw:polygon draw:style-name="gr8" draw:text-style-name="P7" draw:layer="layout" svg:width="0.039cm" svg:height="0.011cm" svg:x="14.77cm" svg:y="8.189cm" svg:viewBox="0 0 40 12" draw:points="40,12 2,6 0,0">
            <text:p/>
          </draw:polygon>
          <draw:polygon draw:style-name="gr9" draw:text-style-name="P8" draw:layer="layout" svg:width="0.039cm" svg:height="0.011cm" svg:x="14.77cm" svg:y="8.189cm" svg:viewBox="0 0 40 12" draw:points="40,12 2,6 0,0">
            <text:p/>
          </draw:polygon>
          <draw:polygon draw:style-name="gr8" draw:text-style-name="P7" draw:layer="layout" svg:width="0.041cm" svg:height="0.017cm" svg:x="14.768cm" svg:y="8.184cm" svg:viewBox="0 0 42 18" draw:points="42,18 2,6 0,0">
            <text:p/>
          </draw:polygon>
          <draw:polygon draw:style-name="gr9" draw:text-style-name="P8" draw:layer="layout" svg:width="0.041cm" svg:height="0.017cm" svg:x="14.768cm" svg:y="8.184cm" svg:viewBox="0 0 42 18" draw:points="42,18 2,6 0,0">
            <text:p/>
          </draw:polygon>
          <draw:polygon draw:style-name="gr8" draw:text-style-name="P7" draw:layer="layout" svg:width="0.044cm" svg:height="0.023cm" svg:x="14.765cm" svg:y="8.177cm" svg:viewBox="0 0 45 24" draw:points="45,24 3,7 0,0">
            <text:p/>
          </draw:polygon>
          <draw:polygon draw:style-name="gr9" draw:text-style-name="P8" draw:layer="layout" svg:width="0.044cm" svg:height="0.023cm" svg:x="14.765cm" svg:y="8.177cm" svg:viewBox="0 0 45 24" draw:points="45,24 3,7 0,0">
            <text:p/>
          </draw:polygon>
          <draw:polygon draw:style-name="gr8" draw:text-style-name="P7" draw:layer="layout" svg:width="0.045cm" svg:height="0.03cm" svg:x="14.764cm" svg:y="8.171cm" svg:viewBox="0 0 46 31" draw:points="46,31 1,6 0,0">
            <text:p/>
          </draw:polygon>
          <draw:polygon draw:style-name="gr9" draw:text-style-name="P8" draw:layer="layout" svg:width="0.045cm" svg:height="0.03cm" svg:x="14.764cm" svg:y="8.171cm" svg:viewBox="0 0 46 31" draw:points="46,31 1,6 0,0">
            <text:p/>
          </draw:polygon>
          <draw:polygon draw:style-name="gr8" draw:text-style-name="P7" draw:layer="layout" svg:width="0.045cm" svg:height="0.036cm" svg:x="14.764cm" svg:y="8.165cm" svg:viewBox="0 0 46 37" draw:points="46,37 1,7 0,0">
            <text:p/>
          </draw:polygon>
          <draw:polygon draw:style-name="gr9" draw:text-style-name="P8" draw:layer="layout" svg:width="0.045cm" svg:height="0.036cm" svg:x="14.764cm" svg:y="8.165cm" svg:viewBox="0 0 46 37" draw:points="46,37 1,7 0,0">
            <text:p/>
          </draw:polygon>
          <draw:polygon draw:style-name="gr8" draw:text-style-name="P7" draw:layer="layout" svg:width="0.046cm" svg:height="0.042cm" svg:x="14.763cm" svg:y="8.158cm" svg:viewBox="0 0 47 43" draw:points="47,43 1,7 0,0">
            <text:p/>
          </draw:polygon>
          <draw:polygon draw:style-name="gr9" draw:text-style-name="P8" draw:layer="layout" svg:width="0.046cm" svg:height="0.042cm" svg:x="14.763cm" svg:y="8.158cm" svg:viewBox="0 0 47 43" draw:points="47,43 1,7 0,0">
            <text:p/>
          </draw:polygon>
          <draw:polygon draw:style-name="gr8" draw:text-style-name="P7" draw:layer="layout" svg:width="0.046cm" svg:height="0.046cm" svg:x="14.763cm" svg:y="8.155cm" svg:viewBox="0 0 47 47" draw:points="47,47 0,3 0,0">
            <text:p/>
          </draw:polygon>
          <draw:polygon draw:style-name="gr9" draw:text-style-name="P8" draw:layer="layout" svg:width="0.046cm" svg:height="0.046cm" svg:x="14.763cm" svg:y="8.155cm" svg:viewBox="0 0 47 47" draw:points="47,47 0,3 0,0">
            <text:p/>
          </draw:polygon>
          <draw:polygon draw:style-name="gr8" draw:text-style-name="P7" draw:layer="layout" svg:width="0.03cm" svg:height="0.03cm" svg:x="14.763cm" svg:y="7.893cm" svg:viewBox="0 0 31 31" draw:points="31,0 0,31 0,26">
            <text:p/>
          </draw:polygon>
          <draw:polygon draw:style-name="gr9" draw:text-style-name="P8" draw:layer="layout" svg:width="0.03cm" svg:height="0.03cm" svg:x="14.763cm" svg:y="7.893cm" svg:viewBox="0 0 31 31" draw:points="31,0 0,31 0,26">
            <text:p/>
          </draw:polygon>
          <draw:polygon draw:style-name="gr8" draw:text-style-name="P7" draw:layer="layout" svg:width="0.03cm" svg:height="0.025cm" svg:x="14.763cm" svg:y="7.893cm" svg:viewBox="0 0 31 26" draw:points="31,0 0,26 2,18">
            <text:p/>
          </draw:polygon>
          <draw:polygon draw:style-name="gr9" draw:text-style-name="P8" draw:layer="layout" svg:width="0.03cm" svg:height="0.025cm" svg:x="14.763cm" svg:y="7.893cm" svg:viewBox="0 0 31 26" draw:points="31,0 0,26 2,18">
            <text:p/>
          </draw:polygon>
          <draw:polygon draw:style-name="gr8" draw:text-style-name="P7" draw:layer="layout" svg:width="0.028cm" svg:height="0.018cm" svg:x="14.764cm" svg:y="7.893cm" svg:viewBox="0 0 29 19" draw:points="29,0 0,19 1,13">
            <text:p/>
          </draw:polygon>
          <draw:polygon draw:style-name="gr9" draw:text-style-name="P8" draw:layer="layout" svg:width="0.028cm" svg:height="0.018cm" svg:x="14.764cm" svg:y="7.893cm" svg:viewBox="0 0 29 19" draw:points="29,0 0,19 1,13">
            <text:p/>
          </draw:polygon>
          <draw:polygon draw:style-name="gr8" draw:text-style-name="P7" draw:layer="layout" svg:width="0.027cm" svg:height="0.012cm" svg:x="14.765cm" svg:y="7.893cm" svg:viewBox="0 0 28 13" draw:points="28,0 0,13 2,7">
            <text:p/>
          </draw:polygon>
          <draw:polygon draw:style-name="gr9" draw:text-style-name="P8" draw:layer="layout" svg:width="0.027cm" svg:height="0.012cm" svg:x="14.765cm" svg:y="7.893cm" svg:viewBox="0 0 28 13" draw:points="28,0 0,13 2,7">
            <text:p/>
          </draw:polygon>
          <draw:polygon draw:style-name="gr8" draw:text-style-name="P7" draw:layer="layout" svg:width="0.025cm" svg:height="0.006cm" svg:x="14.768cm" svg:y="7.893cm" svg:viewBox="0 0 26 7" draw:points="26,0 0,7 3,1">
            <text:p/>
          </draw:polygon>
          <draw:polygon draw:style-name="gr9" draw:text-style-name="P8" draw:layer="layout" svg:width="0.025cm" svg:height="0.006cm" svg:x="14.768cm" svg:y="7.893cm" svg:viewBox="0 0 26 7" draw:points="26,0 0,7 3,1">
            <text:p/>
          </draw:polygon>
          <draw:polygon draw:style-name="gr8" draw:text-style-name="P7" draw:layer="layout" svg:width="0.022cm" svg:height="0.004cm" svg:x="14.77cm" svg:y="7.889cm" svg:viewBox="0 0 23 5" draw:points="23,4 0,5 3,0">
            <text:p/>
          </draw:polygon>
          <draw:polygon draw:style-name="gr9" draw:text-style-name="P8" draw:layer="layout" svg:width="0.022cm" svg:height="0.004cm" svg:x="14.77cm" svg:y="7.889cm" svg:viewBox="0 0 23 5" draw:points="23,4 0,5 3,0">
            <text:p/>
          </draw:polygon>
          <draw:polygon draw:style-name="gr8" draw:text-style-name="P7" draw:layer="layout" svg:width="0.02cm" svg:height="0.008cm" svg:x="14.773cm" svg:y="7.884cm" svg:viewBox="0 0 21 9" draw:points="21,9 0,5 4,0">
            <text:p/>
          </draw:polygon>
          <draw:polygon draw:style-name="gr9" draw:text-style-name="P8" draw:layer="layout" svg:width="0.02cm" svg:height="0.008cm" svg:x="14.773cm" svg:y="7.884cm" svg:viewBox="0 0 21 9" draw:points="21,9 0,5 4,0">
            <text:p/>
          </draw:polygon>
          <draw:polygon draw:style-name="gr8" draw:text-style-name="P7" draw:layer="layout" svg:width="0.016cm" svg:height="0.013cm" svg:x="14.777cm" svg:y="7.88cm" svg:viewBox="0 0 17 14" draw:points="17,14 0,5 4,0">
            <text:p/>
          </draw:polygon>
          <draw:polygon draw:style-name="gr9" draw:text-style-name="P8" draw:layer="layout" svg:width="0.016cm" svg:height="0.013cm" svg:x="14.777cm" svg:y="7.88cm" svg:viewBox="0 0 17 14" draw:points="17,14 0,5 4,0">
            <text:p/>
          </draw:polygon>
          <draw:polygon draw:style-name="gr8" draw:text-style-name="P7" draw:layer="layout" svg:width="0.011cm" svg:height="0.017cm" svg:x="14.781cm" svg:y="7.875cm" svg:viewBox="0 0 12 18" draw:points="12,18 0,4 5,0">
            <text:p/>
          </draw:polygon>
          <draw:polygon draw:style-name="gr9" draw:text-style-name="P8" draw:layer="layout" svg:width="0.011cm" svg:height="0.017cm" svg:x="14.781cm" svg:y="7.875cm" svg:viewBox="0 0 12 18" draw:points="12,18 0,4 5,0">
            <text:p/>
          </draw:polygon>
          <draw:polygon draw:style-name="gr8" draw:text-style-name="P7" draw:layer="layout" svg:width="0.006cm" svg:height="0.02cm" svg:x="14.786cm" svg:y="7.873cm" svg:viewBox="0 0 7 21" draw:points="7,21 0,3 5,0">
            <text:p/>
          </draw:polygon>
          <draw:polygon draw:style-name="gr9" draw:text-style-name="P8" draw:layer="layout" svg:width="0.006cm" svg:height="0.02cm" svg:x="14.786cm" svg:y="7.873cm" svg:viewBox="0 0 7 21" draw:points="7,21 0,3 5,0">
            <text:p/>
          </draw:polygon>
          <draw:polygon draw:style-name="gr8" draw:text-style-name="P7" draw:layer="layout" svg:width="0.005cm" svg:height="0.023cm" svg:x="14.791cm" svg:y="7.869cm" svg:viewBox="0 0 6 24" draw:points="2,24 0,4 6,0">
            <text:p/>
          </draw:polygon>
          <draw:polygon draw:style-name="gr9" draw:text-style-name="P8" draw:layer="layout" svg:width="0.005cm" svg:height="0.023cm" svg:x="14.791cm" svg:y="7.869cm" svg:viewBox="0 0 6 24" draw:points="2,24 0,4 6,0">
            <text:p/>
          </draw:polygon>
          <draw:polygon draw:style-name="gr8" draw:text-style-name="P7" draw:layer="layout" svg:width="0.008cm" svg:height="0.026cm" svg:x="14.794cm" svg:y="7.866cm" svg:viewBox="0 0 9 27" draw:points="0,27 4,3 9,0">
            <text:p/>
          </draw:polygon>
          <draw:polygon draw:style-name="gr9" draw:text-style-name="P8" draw:layer="layout" svg:width="0.008cm" svg:height="0.026cm" svg:x="14.794cm" svg:y="7.866cm" svg:viewBox="0 0 9 27" draw:points="0,27 4,3 9,0">
            <text:p/>
          </draw:polygon>
          <draw:polygon draw:style-name="gr8" draw:text-style-name="P7" draw:layer="layout" svg:width="0.014cm" svg:height="0.028cm" svg:x="14.793cm" svg:y="7.864cm" svg:viewBox="0 0 15 29" draw:points="0,29 9,2 15,0">
            <text:p/>
          </draw:polygon>
          <draw:polygon draw:style-name="gr9" draw:text-style-name="P8" draw:layer="layout" svg:width="0.014cm" svg:height="0.028cm" svg:x="14.793cm" svg:y="7.864cm" svg:viewBox="0 0 15 29" draw:points="0,29 9,2 15,0">
            <text:p/>
          </draw:polygon>
          <draw:polygon draw:style-name="gr8" draw:text-style-name="P7" draw:layer="layout" svg:width="0.02cm" svg:height="0.03cm" svg:x="14.794cm" svg:y="7.863cm" svg:viewBox="0 0 21 31" draw:points="0,31 14,1 21,0">
            <text:p/>
          </draw:polygon>
          <draw:polygon draw:style-name="gr9" draw:text-style-name="P8" draw:layer="layout" svg:width="0.02cm" svg:height="0.03cm" svg:x="14.794cm" svg:y="7.863cm" svg:viewBox="0 0 21 31" draw:points="0,31 14,1 21,0">
            <text:p/>
          </draw:polygon>
          <draw:polygon draw:style-name="gr8" draw:text-style-name="P7" draw:layer="layout" svg:width="0.026cm" svg:height="0.03cm" svg:x="14.794cm" svg:y="7.863cm" svg:viewBox="0 0 27 31" draw:points="0,31 21,1 27,0">
            <text:p/>
          </draw:polygon>
          <draw:polygon draw:style-name="gr9" draw:text-style-name="P8" draw:layer="layout" svg:width="0.026cm" svg:height="0.03cm" svg:x="14.794cm" svg:y="7.863cm" svg:viewBox="0 0 27 31" draw:points="0,31 21,1 27,0">
            <text:p/>
          </draw:polygon>
          <draw:polygon draw:style-name="gr8" draw:text-style-name="P7" draw:layer="layout" svg:width="0.03cm" svg:height="0.03cm" svg:x="14.794cm" svg:y="7.863cm" svg:viewBox="0 0 31 31" draw:points="0,31 27,0 31,0">
            <text:p/>
          </draw:polygon>
          <draw:polygon draw:style-name="gr9" draw:text-style-name="P8" draw:layer="layout" svg:width="0.03cm" svg:height="0.03cm" svg:x="14.794cm" svg:y="7.863cm" svg:viewBox="0 0 31 31" draw:points="0,31 27,0 31,0">
            <text:p/>
          </draw:polygon>
          <draw:polygon draw:style-name="gr11" draw:text-style-name="P9" draw:layer="layout" svg:width="0.498cm" svg:height="0.292cm" svg:x="14.763cm" svg:y="7.863cm" svg:viewBox="0 0 499 293" draw:points="62,0 499,0 0,293 0,62">
            <text:p/>
          </draw:polygon>
          <draw:polygon draw:style-name="gr11" draw:text-style-name="P9" draw:layer="layout" svg:width="0.539cm" svg:height="0.385cm" svg:x="14.763cm" svg:y="7.863cm" svg:viewBox="0 0 540 386" draw:points="499,0 540,23 93,386 0,293">
            <text:p/>
          </draw:polygon>
          <draw:polygon draw:style-name="gr11" draw:text-style-name="P9" draw:layer="layout" svg:width="0.628cm" svg:height="0.362cm" svg:x="14.856cm" svg:y="7.885cm" svg:viewBox="0 0 629 363" draw:points="446,0 629,316 602,363 0,363">
            <text:p/>
          </draw:polygon>
          <draw:polygon draw:style-name="gr12" draw:text-style-name="P9" draw:layer="layout" svg:width="0.02cm" svg:height="0.011cm" svg:x="15.262cm" svg:y="7.863cm" svg:viewBox="0 0 21 12" draw:points="21,12 0,0 4,0">
            <text:p/>
          </draw:polygon>
          <draw:polygon draw:style-name="gr13" draw:text-style-name="P8" draw:layer="layout" svg:width="0.02cm" svg:height="0.011cm" svg:x="15.262cm" svg:y="7.863cm" svg:viewBox="0 0 21 12" draw:points="21,12 0,0 4,0">
            <text:p/>
          </draw:polygon>
          <draw:polygon draw:style-name="gr12" draw:text-style-name="P9" draw:layer="layout" svg:width="0.015cm" svg:height="0.011cm" svg:x="15.266cm" svg:y="7.863cm" svg:viewBox="0 0 16 12" draw:points="16,12 0,0 4,1">
            <text:p/>
          </draw:polygon>
          <draw:polygon draw:style-name="gr13" draw:text-style-name="P8" draw:layer="layout" svg:width="0.015cm" svg:height="0.011cm" svg:x="15.266cm" svg:y="7.863cm" svg:viewBox="0 0 16 12" draw:points="16,12 0,0 4,1">
            <text:p/>
          </draw:polygon>
          <draw:polygon draw:style-name="gr12" draw:text-style-name="P9" draw:layer="layout" svg:width="0.011cm" svg:height="0.01cm" svg:x="15.271cm" svg:y="7.863cm" svg:viewBox="0 0 12 11" draw:points="12,11 0,0 5,1">
            <text:p/>
          </draw:polygon>
          <draw:polygon draw:style-name="gr13" draw:text-style-name="P8" draw:layer="layout" svg:width="0.011cm" svg:height="0.01cm" svg:x="15.271cm" svg:y="7.863cm" svg:viewBox="0 0 12 11" draw:points="12,11 0,0 5,1">
            <text:p/>
          </draw:polygon>
          <draw:polygon draw:style-name="gr12" draw:text-style-name="P9" draw:layer="layout" svg:width="0.006cm" svg:height="0.008cm" svg:x="15.276cm" svg:y="7.864cm" svg:viewBox="0 0 7 9" draw:points="7,9 0,0 5,1">
            <text:p/>
          </draw:polygon>
          <draw:polygon draw:style-name="gr13" draw:text-style-name="P8" draw:layer="layout" svg:width="0.006cm" svg:height="0.008cm" svg:x="15.276cm" svg:y="7.864cm" svg:viewBox="0 0 7 9" draw:points="7,9 0,0 5,1">
            <text:p/>
          </draw:polygon>
          <draw:polygon draw:style-name="gr12" draw:text-style-name="P9" draw:layer="layout" svg:width="0.003cm" svg:height="0.007cm" svg:x="15.28cm" svg:y="7.865cm" svg:viewBox="0 0 4 8" draw:points="2,8 0,0 4,2">
            <text:p/>
          </draw:polygon>
          <draw:polygon draw:style-name="gr13" draw:text-style-name="P8" draw:layer="layout" svg:width="0.003cm" svg:height="0.007cm" svg:x="15.28cm" svg:y="7.865cm" svg:viewBox="0 0 4 8" draw:points="2,8 0,0 4,2">
            <text:p/>
          </draw:polygon>
          <draw:polygon draw:style-name="gr12" draw:text-style-name="P9" draw:layer="layout" svg:width="0.005cm" svg:height="0.005cm" svg:x="15.282cm" svg:y="7.868cm" svg:viewBox="0 0 6 6" draw:points="0,6 2,0 6,2">
            <text:p/>
          </draw:polygon>
          <draw:polygon draw:style-name="gr13" draw:text-style-name="P8" draw:layer="layout" svg:width="0.005cm" svg:height="0.005cm" svg:x="15.282cm" svg:y="7.868cm" svg:viewBox="0 0 6 6" draw:points="0,6 2,0 6,2">
            <text:p/>
          </draw:polygon>
          <draw:polygon draw:style-name="gr12" draw:text-style-name="P9" draw:layer="layout" svg:width="0.009cm" svg:height="0.003cm" svg:x="15.282cm" svg:y="7.87cm" svg:viewBox="0 0 10 4" draw:points="0,4 6,0 10,3">
            <text:p/>
          </draw:polygon>
          <draw:polygon draw:style-name="gr13" draw:text-style-name="P8" draw:layer="layout" svg:width="0.009cm" svg:height="0.003cm" svg:x="15.282cm" svg:y="7.87cm" svg:viewBox="0 0 10 4" draw:points="0,4 6,0 10,3">
            <text:p/>
          </draw:polygon>
          <draw:polygon draw:style-name="gr12" draw:text-style-name="P9" draw:layer="layout" svg:width="0.012cm" svg:height="0.002cm" svg:x="15.282cm" svg:y="7.873cm" svg:viewBox="0 0 13 3" draw:points="0,1 10,0 13,3">
            <text:p/>
          </draw:polygon>
          <draw:polygon draw:style-name="gr13" draw:text-style-name="P8" draw:layer="layout" svg:width="0.012cm" svg:height="0.002cm" svg:x="15.282cm" svg:y="7.873cm" svg:viewBox="0 0 13 3" draw:points="0,1 10,0 13,3">
            <text:p/>
          </draw:polygon>
          <draw:polygon draw:style-name="gr12" draw:text-style-name="P9" draw:layer="layout" svg:width="0.016cm" svg:height="0.006cm" svg:x="15.282cm" svg:y="7.874cm" svg:viewBox="0 0 17 7" draw:points="0,0 13,3 17,7">
            <text:p/>
          </draw:polygon>
          <draw:polygon draw:style-name="gr13" draw:text-style-name="P8" draw:layer="layout" svg:width="0.016cm" svg:height="0.006cm" svg:x="15.282cm" svg:y="7.874cm" svg:viewBox="0 0 17 7" draw:points="0,0 13,3 17,7">
            <text:p/>
          </draw:polygon>
          <draw:polygon draw:style-name="gr12" draw:text-style-name="P9" draw:layer="layout" svg:width="0.018cm" svg:height="0.009cm" svg:x="15.282cm" svg:y="7.874cm" svg:viewBox="0 0 19 10" draw:points="0,0 17,7 19,10">
            <text:p/>
          </draw:polygon>
          <draw:polygon draw:style-name="gr13" draw:text-style-name="P8" draw:layer="layout" svg:width="0.018cm" svg:height="0.009cm" svg:x="15.282cm" svg:y="7.874cm" svg:viewBox="0 0 19 10" draw:points="0,0 17,7 19,10">
            <text:p/>
          </draw:polygon>
          <draw:polygon draw:style-name="gr12" draw:text-style-name="P9" draw:layer="layout" svg:width="0.02cm" svg:height="0.011cm" svg:x="15.282cm" svg:y="7.874cm" svg:viewBox="0 0 21 12" draw:points="0,0 19,10 21,12">
            <text:p/>
          </draw:polygon>
          <draw:polygon draw:style-name="gr13" draw:text-style-name="P8" draw:layer="layout" svg:width="0.02cm" svg:height="0.011cm" svg:x="15.282cm" svg:y="7.874cm" svg:viewBox="0 0 21 12" draw:points="0,0 19,10 21,12">
            <text:p/>
          </draw:polygon>
          <draw:polygon draw:style-name="gr12" draw:text-style-name="P9" draw:layer="layout" svg:width="0.016cm" svg:height="0.023cm" svg:x="15.471cm" svg:y="8.201cm" svg:viewBox="0 0 17 24" draw:points="0,24 14,0 17,6">
            <text:p/>
          </draw:polygon>
          <draw:polygon draw:style-name="gr13" draw:text-style-name="P8" draw:layer="layout" svg:width="0.016cm" svg:height="0.023cm" svg:x="15.471cm" svg:y="8.201cm" svg:viewBox="0 0 17 24" draw:points="0,24 14,0 17,6">
            <text:p/>
          </draw:polygon>
          <draw:polygon draw:style-name="gr12" draw:text-style-name="P9" draw:layer="layout" svg:width="0.017cm" svg:height="0.017cm" svg:x="15.471cm" svg:y="8.207cm" svg:viewBox="0 0 18 18" draw:points="0,18 17,0 18,6">
            <text:p/>
          </draw:polygon>
          <draw:polygon draw:style-name="gr13" draw:text-style-name="P8" draw:layer="layout" svg:width="0.017cm" svg:height="0.017cm" svg:x="15.471cm" svg:y="8.207cm" svg:viewBox="0 0 18 18" draw:points="0,18 17,0 18,6">
            <text:p/>
          </draw:polygon>
          <draw:polygon draw:style-name="gr12" draw:text-style-name="P9" draw:layer="layout" svg:width="0.017cm" svg:height="0.011cm" svg:x="15.471cm" svg:y="8.213cm" svg:viewBox="0 0 18 12" draw:points="0,12 18,0 18,7">
            <text:p/>
          </draw:polygon>
          <draw:polygon draw:style-name="gr13" draw:text-style-name="P8" draw:layer="layout" svg:width="0.017cm" svg:height="0.011cm" svg:x="15.471cm" svg:y="8.213cm" svg:viewBox="0 0 18 12" draw:points="0,12 18,0 18,7">
            <text:p/>
          </draw:polygon>
          <draw:polygon draw:style-name="gr12" draw:text-style-name="P9" draw:layer="layout" svg:width="0.017cm" svg:height="0.005cm" svg:x="15.471cm" svg:y="8.219cm" svg:viewBox="0 0 18 6" draw:points="0,6 18,0 17,6">
            <text:p/>
          </draw:polygon>
          <draw:polygon draw:style-name="gr13" draw:text-style-name="P8" draw:layer="layout" svg:width="0.017cm" svg:height="0.005cm" svg:x="15.471cm" svg:y="8.219cm" svg:viewBox="0 0 18 6" draw:points="0,6 18,0 17,6">
            <text:p/>
          </draw:polygon>
          <draw:polygon draw:style-name="gr12" draw:text-style-name="P9" draw:layer="layout" svg:width="0.016cm" svg:height="0.006cm" svg:x="15.471cm" svg:y="8.225cm" svg:viewBox="0 0 17 7" draw:points="0,0 17,1 14,7">
            <text:p/>
          </draw:polygon>
          <draw:polygon draw:style-name="gr13" draw:text-style-name="P8" draw:layer="layout" svg:width="0.016cm" svg:height="0.006cm" svg:x="15.471cm" svg:y="8.225cm" svg:viewBox="0 0 17 7" draw:points="0,0 17,1 14,7">
            <text:p/>
          </draw:polygon>
          <draw:polygon draw:style-name="gr12" draw:text-style-name="P9" draw:layer="layout" svg:width="0.013cm" svg:height="0.011cm" svg:x="15.471cm" svg:y="8.225cm" svg:viewBox="0 0 14 12" draw:points="0,0 14,7 11,12">
            <text:p/>
          </draw:polygon>
          <draw:polygon draw:style-name="gr13" draw:text-style-name="P8" draw:layer="layout" svg:width="0.013cm" svg:height="0.011cm" svg:x="15.471cm" svg:y="8.225cm" svg:viewBox="0 0 14 12" draw:points="0,0 14,7 11,12">
            <text:p/>
          </draw:polygon>
          <draw:polygon draw:style-name="gr12" draw:text-style-name="P9" draw:layer="layout" svg:width="0.011cm" svg:height="0.015cm" svg:x="15.47cm" svg:y="8.225cm" svg:viewBox="0 0 12 16" draw:points="0,0 12,12 7,16">
            <text:p/>
          </draw:polygon>
          <draw:polygon draw:style-name="gr13" draw:text-style-name="P8" draw:layer="layout" svg:width="0.011cm" svg:height="0.015cm" svg:x="15.47cm" svg:y="8.225cm" svg:viewBox="0 0 12 16" draw:points="0,0 12,12 7,16">
            <text:p/>
          </draw:polygon>
          <draw:polygon draw:style-name="gr12" draw:text-style-name="P9" draw:layer="layout" svg:width="0.006cm" svg:height="0.019cm" svg:x="15.471cm" svg:y="8.225cm" svg:viewBox="0 0 7 20" draw:points="0,0 7,16 2,20">
            <text:p/>
          </draw:polygon>
          <draw:polygon draw:style-name="gr13" draw:text-style-name="P8" draw:layer="layout" svg:width="0.006cm" svg:height="0.019cm" svg:x="15.471cm" svg:y="8.225cm" svg:viewBox="0 0 7 20" draw:points="0,0 7,16 2,20">
            <text:p/>
          </draw:polygon>
          <draw:polygon draw:style-name="gr12" draw:text-style-name="P9" draw:layer="layout" svg:width="0.005cm" svg:height="0.021cm" svg:x="15.466cm" svg:y="8.225cm" svg:viewBox="0 0 6 22" draw:points="4,0 6,20 0,22">
            <text:p/>
          </draw:polygon>
          <draw:polygon draw:style-name="gr13" draw:text-style-name="P8" draw:layer="layout" svg:width="0.005cm" svg:height="0.021cm" svg:x="15.466cm" svg:y="8.225cm" svg:viewBox="0 0 6 22" draw:points="4,0 6,20 0,22">
            <text:p/>
          </draw:polygon>
          <draw:polygon draw:style-name="gr12" draw:text-style-name="P9" draw:layer="layout" svg:width="0.01cm" svg:height="0.022cm" svg:x="15.46cm" svg:y="8.225cm" svg:viewBox="0 0 11 23" draw:points="11,0 6,22 0,23">
            <text:p/>
          </draw:polygon>
          <draw:polygon draw:style-name="gr13" draw:text-style-name="P8" draw:layer="layout" svg:width="0.01cm" svg:height="0.022cm" svg:x="15.46cm" svg:y="8.225cm" svg:viewBox="0 0 11 23" draw:points="11,0 6,22 0,23">
            <text:p/>
          </draw:polygon>
          <draw:polygon draw:style-name="gr12" draw:text-style-name="P9" draw:layer="layout" svg:width="0.012cm" svg:height="0.022cm" svg:x="15.457cm" svg:y="8.225cm" svg:viewBox="0 0 13 23" draw:points="13,0 3,23 0,23">
            <text:p/>
          </draw:polygon>
          <draw:polygon draw:style-name="gr13" draw:text-style-name="P8" draw:layer="layout" svg:width="0.012cm" svg:height="0.022cm" svg:x="15.457cm" svg:y="8.225cm" svg:viewBox="0 0 13 23" draw:points="13,0 3,23 0,23">
            <text:p/>
          </draw:polygon>
          <draw:polygon draw:style-name="gr12" draw:text-style-name="P9" draw:layer="layout" svg:width="0.046cm" svg:height="0.046cm" svg:x="14.809cm" svg:y="8.201cm" svg:viewBox="0 0 47 47" draw:points="0,0 47,47 40,47">
            <text:p/>
          </draw:polygon>
          <draw:polygon draw:style-name="gr13" draw:text-style-name="P8" draw:layer="layout" svg:width="0.046cm" svg:height="0.046cm" svg:x="14.809cm" svg:y="8.201cm" svg:viewBox="0 0 47 47" draw:points="0,0 47,47 40,47">
            <text:p/>
          </draw:polygon>
          <draw:polygon draw:style-name="gr12" draw:text-style-name="P9" draw:layer="layout" svg:width="0.039cm" svg:height="0.046cm" svg:x="14.809cm" svg:y="8.201cm" svg:viewBox="0 0 40 47" draw:points="0,0 40,47 33,46">
            <text:p/>
          </draw:polygon>
          <draw:polygon draw:style-name="gr13" draw:text-style-name="P8" draw:layer="layout" svg:width="0.039cm" svg:height="0.046cm" svg:x="14.809cm" svg:y="8.201cm" svg:viewBox="0 0 40 47" draw:points="0,0 40,47 33,46">
            <text:p/>
          </draw:polygon>
          <draw:polygon draw:style-name="gr12" draw:text-style-name="P9" draw:layer="layout" svg:width="0.033cm" svg:height="0.045cm" svg:x="14.809cm" svg:y="8.201cm" svg:viewBox="0 0 34 46" draw:points="0,0 34,46 27,45">
            <text:p/>
          </draw:polygon>
          <draw:polygon draw:style-name="gr13" draw:text-style-name="P8" draw:layer="layout" svg:width="0.033cm" svg:height="0.045cm" svg:x="14.809cm" svg:y="8.201cm" svg:viewBox="0 0 34 46" draw:points="0,0 34,46 27,45">
            <text:p/>
          </draw:polygon>
          <draw:polygon draw:style-name="gr12" draw:text-style-name="P9" draw:layer="layout" svg:width="0.026cm" svg:height="0.044cm" svg:x="14.809cm" svg:y="8.201cm" svg:viewBox="0 0 27 45" draw:points="0,0 27,45 21,43">
            <text:p/>
          </draw:polygon>
          <draw:polygon draw:style-name="gr13" draw:text-style-name="P8" draw:layer="layout" svg:width="0.026cm" svg:height="0.044cm" svg:x="14.809cm" svg:y="8.201cm" svg:viewBox="0 0 27 45" draw:points="0,0 27,45 21,43">
            <text:p/>
          </draw:polygon>
          <draw:polygon draw:style-name="gr12" draw:text-style-name="P9" draw:layer="layout" svg:width="0.02cm" svg:height="0.042cm" svg:x="14.809cm" svg:y="8.201cm" svg:viewBox="0 0 21 43" draw:points="0,0 21,43 14,42">
            <text:p/>
          </draw:polygon>
          <draw:polygon draw:style-name="gr13" draw:text-style-name="P8" draw:layer="layout" svg:width="0.02cm" svg:height="0.042cm" svg:x="14.809cm" svg:y="8.201cm" svg:viewBox="0 0 21 43" draw:points="0,0 21,43 14,42">
            <text:p/>
          </draw:polygon>
          <draw:polygon draw:style-name="gr12" draw:text-style-name="P9" draw:layer="layout" svg:width="0.014cm" svg:height="0.041cm" svg:x="14.809cm" svg:y="8.201cm" svg:viewBox="0 0 15 42" draw:points="0,0 15,42 9,39">
            <text:p/>
          </draw:polygon>
          <draw:polygon draw:style-name="gr13" draw:text-style-name="P8" draw:layer="layout" svg:width="0.014cm" svg:height="0.041cm" svg:x="14.809cm" svg:y="8.201cm" svg:viewBox="0 0 15 42" draw:points="0,0 15,42 9,39">
            <text:p/>
          </draw:polygon>
          <draw:polygon draw:style-name="gr12" draw:text-style-name="P9" draw:layer="layout" svg:width="0.008cm" svg:height="0.038cm" svg:x="14.809cm" svg:y="8.201cm" svg:viewBox="0 0 9 39" draw:points="0,0 9,39 2,36">
            <text:p/>
          </draw:polygon>
          <draw:polygon draw:style-name="gr13" draw:text-style-name="P8" draw:layer="layout" svg:width="0.008cm" svg:height="0.038cm" svg:x="14.809cm" svg:y="8.201cm" svg:viewBox="0 0 9 39" draw:points="0,0 9,39 2,36">
            <text:p/>
          </draw:polygon>
          <draw:polygon draw:style-name="gr12" draw:text-style-name="P9" draw:layer="layout" svg:width="0.005cm" svg:height="0.035cm" svg:x="14.806cm" svg:y="8.201cm" svg:viewBox="0 0 6 36" draw:points="4,0 6,36 0,33">
            <text:p/>
          </draw:polygon>
          <draw:polygon draw:style-name="gr13" draw:text-style-name="P8" draw:layer="layout" svg:width="0.005cm" svg:height="0.035cm" svg:x="14.806cm" svg:y="8.201cm" svg:viewBox="0 0 6 36" draw:points="4,0 6,36 0,33">
            <text:p/>
          </draw:polygon>
          <draw:polygon draw:style-name="gr12" draw:text-style-name="P9" draw:layer="layout" svg:width="0.008cm" svg:height="0.032cm" svg:x="14.801cm" svg:y="8.201cm" svg:viewBox="0 0 9 33" draw:points="9,0 6,33 0,29">
            <text:p/>
          </draw:polygon>
          <draw:polygon draw:style-name="gr13" draw:text-style-name="P8" draw:layer="layout" svg:width="0.008cm" svg:height="0.032cm" svg:x="14.801cm" svg:y="8.201cm" svg:viewBox="0 0 9 33" draw:points="9,0 6,33 0,29">
            <text:p/>
          </draw:polygon>
          <draw:polygon draw:style-name="gr12" draw:text-style-name="P9" draw:layer="layout" svg:width="0.013cm" svg:height="0.028cm" svg:x="14.796cm" svg:y="8.201cm" svg:viewBox="0 0 14 29" draw:points="14,0 5,29 0,26">
            <text:p/>
          </draw:polygon>
          <draw:polygon draw:style-name="gr13" draw:text-style-name="P8" draw:layer="layout" svg:width="0.013cm" svg:height="0.028cm" svg:x="14.796cm" svg:y="8.201cm" svg:viewBox="0 0 14 29" draw:points="14,0 5,29 0,26">
            <text:p/>
          </draw:polygon>
          <draw:polygon draw:style-name="gr12" draw:text-style-name="P9" draw:layer="layout" svg:width="0.017cm" svg:height="0.025cm" svg:x="14.791cm" svg:y="8.201cm" svg:viewBox="0 0 18 26" draw:points="18,0 5,26 0,21">
            <text:p/>
          </draw:polygon>
          <draw:polygon draw:style-name="gr13" draw:text-style-name="P8" draw:layer="layout" svg:width="0.017cm" svg:height="0.025cm" svg:x="14.791cm" svg:y="8.201cm" svg:viewBox="0 0 18 26" draw:points="18,0 5,26 0,21">
            <text:p/>
          </draw:polygon>
          <draw:polygon draw:style-name="gr12" draw:text-style-name="P9" draw:layer="layout" svg:width="0.022cm" svg:height="0.02cm" svg:x="14.786cm" svg:y="8.201cm" svg:viewBox="0 0 23 21" draw:points="23,0 5,21 0,16">
            <text:p/>
          </draw:polygon>
          <draw:polygon draw:style-name="gr13" draw:text-style-name="P8" draw:layer="layout" svg:width="0.022cm" svg:height="0.02cm" svg:x="14.786cm" svg:y="8.201cm" svg:viewBox="0 0 23 21" draw:points="23,0 5,21 0,16">
            <text:p/>
          </draw:polygon>
          <draw:polygon draw:style-name="gr12" draw:text-style-name="P9" draw:layer="layout" svg:width="0.026cm" svg:height="0.015cm" svg:x="14.783cm" svg:y="8.201cm" svg:viewBox="0 0 27 16" draw:points="27,0 4,16 0,11">
            <text:p/>
          </draw:polygon>
          <draw:polygon draw:style-name="gr13" draw:text-style-name="P8" draw:layer="layout" svg:width="0.026cm" svg:height="0.015cm" svg:x="14.783cm" svg:y="8.201cm" svg:viewBox="0 0 27 16" draw:points="27,0 4,16 0,11">
            <text:p/>
          </draw:polygon>
          <draw:polygon draw:style-name="gr12" draw:text-style-name="P9" draw:layer="layout" svg:width="0.03cm" svg:height="0.01cm" svg:x="14.779cm" svg:y="8.201cm" svg:viewBox="0 0 31 11" draw:points="31,0 4,11 0,6">
            <text:p/>
          </draw:polygon>
          <draw:polygon draw:style-name="gr13" draw:text-style-name="P8" draw:layer="layout" svg:width="0.03cm" svg:height="0.01cm" svg:x="14.779cm" svg:y="8.201cm" svg:viewBox="0 0 31 11" draw:points="31,0 4,11 0,6">
            <text:p/>
          </draw:polygon>
          <draw:polygon draw:style-name="gr12" draw:text-style-name="P9" draw:layer="layout" svg:width="0.033cm" svg:height="0.005cm" svg:x="14.775cm" svg:y="8.201cm" svg:viewBox="0 0 34 6" draw:points="34,0 3,6 0,0">
            <text:p/>
          </draw:polygon>
          <draw:polygon draw:style-name="gr13" draw:text-style-name="P8" draw:layer="layout" svg:width="0.033cm" svg:height="0.005cm" svg:x="14.775cm" svg:y="8.201cm" svg:viewBox="0 0 34 6" draw:points="34,0 3,6 0,0">
            <text:p/>
          </draw:polygon>
          <draw:polygon draw:style-name="gr12" draw:text-style-name="P9" draw:layer="layout" svg:width="0.037cm" svg:height="0.005cm" svg:x="14.772cm" svg:y="8.195cm" svg:viewBox="0 0 38 6" draw:points="38,6 3,6 0,0">
            <text:p/>
          </draw:polygon>
          <draw:polygon draw:style-name="gr13" draw:text-style-name="P8" draw:layer="layout" svg:width="0.037cm" svg:height="0.005cm" svg:x="14.772cm" svg:y="8.195cm" svg:viewBox="0 0 38 6" draw:points="38,6 3,6 0,0">
            <text:p/>
          </draw:polygon>
          <draw:polygon draw:style-name="gr12" draw:text-style-name="P9" draw:layer="layout" svg:width="0.039cm" svg:height="0.011cm" svg:x="14.77cm" svg:y="8.189cm" svg:viewBox="0 0 40 12" draw:points="40,12 2,6 0,0">
            <text:p/>
          </draw:polygon>
          <draw:polygon draw:style-name="gr13" draw:text-style-name="P8" draw:layer="layout" svg:width="0.039cm" svg:height="0.011cm" svg:x="14.77cm" svg:y="8.189cm" svg:viewBox="0 0 40 12" draw:points="40,12 2,6 0,0">
            <text:p/>
          </draw:polygon>
          <draw:polygon draw:style-name="gr12" draw:text-style-name="P9" draw:layer="layout" svg:width="0.041cm" svg:height="0.017cm" svg:x="14.768cm" svg:y="8.184cm" svg:viewBox="0 0 42 18" draw:points="42,18 2,6 0,0">
            <text:p/>
          </draw:polygon>
          <draw:polygon draw:style-name="gr13" draw:text-style-name="P8" draw:layer="layout" svg:width="0.041cm" svg:height="0.017cm" svg:x="14.768cm" svg:y="8.184cm" svg:viewBox="0 0 42 18" draw:points="42,18 2,6 0,0">
            <text:p/>
          </draw:polygon>
          <draw:polygon draw:style-name="gr12" draw:text-style-name="P9" draw:layer="layout" svg:width="0.044cm" svg:height="0.023cm" svg:x="14.765cm" svg:y="8.177cm" svg:viewBox="0 0 45 24" draw:points="45,24 3,7 0,0">
            <text:p/>
          </draw:polygon>
          <draw:polygon draw:style-name="gr13" draw:text-style-name="P8" draw:layer="layout" svg:width="0.044cm" svg:height="0.023cm" svg:x="14.765cm" svg:y="8.177cm" svg:viewBox="0 0 45 24" draw:points="45,24 3,7 0,0">
            <text:p/>
          </draw:polygon>
          <draw:polygon draw:style-name="gr12" draw:text-style-name="P9" draw:layer="layout" svg:width="0.045cm" svg:height="0.03cm" svg:x="14.764cm" svg:y="8.171cm" svg:viewBox="0 0 46 31" draw:points="46,31 1,6 0,0">
            <text:p/>
          </draw:polygon>
          <draw:polygon draw:style-name="gr13" draw:text-style-name="P8" draw:layer="layout" svg:width="0.045cm" svg:height="0.03cm" svg:x="14.764cm" svg:y="8.171cm" svg:viewBox="0 0 46 31" draw:points="46,31 1,6 0,0">
            <text:p/>
          </draw:polygon>
          <draw:polygon draw:style-name="gr12" draw:text-style-name="P9" draw:layer="layout" svg:width="0.045cm" svg:height="0.036cm" svg:x="14.764cm" svg:y="8.165cm" svg:viewBox="0 0 46 37" draw:points="46,37 1,7 0,0">
            <text:p/>
          </draw:polygon>
          <draw:polygon draw:style-name="gr13" draw:text-style-name="P8" draw:layer="layout" svg:width="0.045cm" svg:height="0.036cm" svg:x="14.764cm" svg:y="8.165cm" svg:viewBox="0 0 46 37" draw:points="46,37 1,7 0,0">
            <text:p/>
          </draw:polygon>
          <draw:polygon draw:style-name="gr12" draw:text-style-name="P9" draw:layer="layout" svg:width="0.046cm" svg:height="0.042cm" svg:x="14.763cm" svg:y="8.158cm" svg:viewBox="0 0 47 43" draw:points="47,43 1,7 0,0">
            <text:p/>
          </draw:polygon>
          <draw:polygon draw:style-name="gr13" draw:text-style-name="P8" draw:layer="layout" svg:width="0.046cm" svg:height="0.042cm" svg:x="14.763cm" svg:y="8.158cm" svg:viewBox="0 0 47 43" draw:points="47,43 1,7 0,0">
            <text:p/>
          </draw:polygon>
          <draw:polygon draw:style-name="gr12" draw:text-style-name="P9" draw:layer="layout" svg:width="0.046cm" svg:height="0.046cm" svg:x="14.763cm" svg:y="8.155cm" svg:viewBox="0 0 47 47" draw:points="47,47 0,3 0,0">
            <text:p/>
          </draw:polygon>
          <draw:polygon draw:style-name="gr13" draw:text-style-name="P8" draw:layer="layout" svg:width="0.046cm" svg:height="0.046cm" svg:x="14.763cm" svg:y="8.155cm" svg:viewBox="0 0 47 47" draw:points="47,47 0,3 0,0">
            <text:p/>
          </draw:polygon>
          <draw:polygon draw:style-name="gr12" draw:text-style-name="P9" draw:layer="layout" svg:width="0.03cm" svg:height="0.03cm" svg:x="14.763cm" svg:y="7.893cm" svg:viewBox="0 0 31 31" draw:points="31,0 0,31 0,26">
            <text:p/>
          </draw:polygon>
          <draw:polygon draw:style-name="gr13" draw:text-style-name="P8" draw:layer="layout" svg:width="0.03cm" svg:height="0.03cm" svg:x="14.763cm" svg:y="7.893cm" svg:viewBox="0 0 31 31" draw:points="31,0 0,31 0,26">
            <text:p/>
          </draw:polygon>
          <draw:polygon draw:style-name="gr12" draw:text-style-name="P9" draw:layer="layout" svg:width="0.03cm" svg:height="0.025cm" svg:x="14.763cm" svg:y="7.893cm" svg:viewBox="0 0 31 26" draw:points="31,0 0,26 2,18">
            <text:p/>
          </draw:polygon>
          <draw:polygon draw:style-name="gr13" draw:text-style-name="P8" draw:layer="layout" svg:width="0.03cm" svg:height="0.025cm" svg:x="14.763cm" svg:y="7.893cm" svg:viewBox="0 0 31 26" draw:points="31,0 0,26 2,18">
            <text:p/>
          </draw:polygon>
          <draw:polygon draw:style-name="gr12" draw:text-style-name="P9" draw:layer="layout" svg:width="0.028cm" svg:height="0.018cm" svg:x="14.764cm" svg:y="7.893cm" svg:viewBox="0 0 29 19" draw:points="29,0 0,19 1,13">
            <text:p/>
          </draw:polygon>
          <draw:polygon draw:style-name="gr13" draw:text-style-name="P8" draw:layer="layout" svg:width="0.028cm" svg:height="0.018cm" svg:x="14.764cm" svg:y="7.893cm" svg:viewBox="0 0 29 19" draw:points="29,0 0,19 1,13">
            <text:p/>
          </draw:polygon>
          <draw:polygon draw:style-name="gr12" draw:text-style-name="P9" draw:layer="layout" svg:width="0.027cm" svg:height="0.012cm" svg:x="14.765cm" svg:y="7.893cm" svg:viewBox="0 0 28 13" draw:points="28,0 0,13 2,7">
            <text:p/>
          </draw:polygon>
          <draw:polygon draw:style-name="gr13" draw:text-style-name="P8" draw:layer="layout" svg:width="0.027cm" svg:height="0.012cm" svg:x="14.765cm" svg:y="7.893cm" svg:viewBox="0 0 28 13" draw:points="28,0 0,13 2,7">
            <text:p/>
          </draw:polygon>
          <draw:polygon draw:style-name="gr12" draw:text-style-name="P9" draw:layer="layout" svg:width="0.025cm" svg:height="0.006cm" svg:x="14.768cm" svg:y="7.893cm" svg:viewBox="0 0 26 7" draw:points="26,0 0,7 3,1">
            <text:p/>
          </draw:polygon>
          <draw:polygon draw:style-name="gr13" draw:text-style-name="P8" draw:layer="layout" svg:width="0.025cm" svg:height="0.006cm" svg:x="14.768cm" svg:y="7.893cm" svg:viewBox="0 0 26 7" draw:points="26,0 0,7 3,1">
            <text:p/>
          </draw:polygon>
          <draw:polygon draw:style-name="gr12" draw:text-style-name="P9" draw:layer="layout" svg:width="0.022cm" svg:height="0.004cm" svg:x="14.77cm" svg:y="7.889cm" svg:viewBox="0 0 23 5" draw:points="23,4 0,5 3,0">
            <text:p/>
          </draw:polygon>
          <draw:polygon draw:style-name="gr13" draw:text-style-name="P8" draw:layer="layout" svg:width="0.022cm" svg:height="0.004cm" svg:x="14.77cm" svg:y="7.889cm" svg:viewBox="0 0 23 5" draw:points="23,4 0,5 3,0">
            <text:p/>
          </draw:polygon>
          <draw:polygon draw:style-name="gr12" draw:text-style-name="P9" draw:layer="layout" svg:width="0.02cm" svg:height="0.008cm" svg:x="14.773cm" svg:y="7.884cm" svg:viewBox="0 0 21 9" draw:points="21,9 0,5 4,0">
            <text:p/>
          </draw:polygon>
          <draw:polygon draw:style-name="gr13" draw:text-style-name="P8" draw:layer="layout" svg:width="0.02cm" svg:height="0.008cm" svg:x="14.773cm" svg:y="7.884cm" svg:viewBox="0 0 21 9" draw:points="21,9 0,5 4,0">
            <text:p/>
          </draw:polygon>
          <draw:polygon draw:style-name="gr12" draw:text-style-name="P9" draw:layer="layout" svg:width="0.016cm" svg:height="0.013cm" svg:x="14.777cm" svg:y="7.88cm" svg:viewBox="0 0 17 14" draw:points="17,14 0,5 4,0">
            <text:p/>
          </draw:polygon>
          <draw:polygon draw:style-name="gr13" draw:text-style-name="P8" draw:layer="layout" svg:width="0.016cm" svg:height="0.013cm" svg:x="14.777cm" svg:y="7.88cm" svg:viewBox="0 0 17 14" draw:points="17,14 0,5 4,0">
            <text:p/>
          </draw:polygon>
          <draw:polygon draw:style-name="gr12" draw:text-style-name="P9" draw:layer="layout" svg:width="0.011cm" svg:height="0.017cm" svg:x="14.781cm" svg:y="7.875cm" svg:viewBox="0 0 12 18" draw:points="12,18 0,4 5,0">
            <text:p/>
          </draw:polygon>
          <draw:polygon draw:style-name="gr13" draw:text-style-name="P8" draw:layer="layout" svg:width="0.011cm" svg:height="0.017cm" svg:x="14.781cm" svg:y="7.875cm" svg:viewBox="0 0 12 18" draw:points="12,18 0,4 5,0">
            <text:p/>
          </draw:polygon>
          <draw:polygon draw:style-name="gr12" draw:text-style-name="P9" draw:layer="layout" svg:width="0.006cm" svg:height="0.02cm" svg:x="14.786cm" svg:y="7.873cm" svg:viewBox="0 0 7 21" draw:points="7,21 0,3 5,0">
            <text:p/>
          </draw:polygon>
          <draw:polygon draw:style-name="gr13" draw:text-style-name="P8" draw:layer="layout" svg:width="0.006cm" svg:height="0.02cm" svg:x="14.786cm" svg:y="7.873cm" svg:viewBox="0 0 7 21" draw:points="7,21 0,3 5,0">
            <text:p/>
          </draw:polygon>
          <draw:polygon draw:style-name="gr12" draw:text-style-name="P9" draw:layer="layout" svg:width="0.005cm" svg:height="0.023cm" svg:x="14.791cm" svg:y="7.869cm" svg:viewBox="0 0 6 24" draw:points="2,24 0,4 6,0">
            <text:p/>
          </draw:polygon>
          <draw:polygon draw:style-name="gr13" draw:text-style-name="P8" draw:layer="layout" svg:width="0.005cm" svg:height="0.023cm" svg:x="14.791cm" svg:y="7.869cm" svg:viewBox="0 0 6 24" draw:points="2,24 0,4 6,0">
            <text:p/>
          </draw:polygon>
          <draw:polygon draw:style-name="gr12" draw:text-style-name="P9" draw:layer="layout" svg:width="0.008cm" svg:height="0.026cm" svg:x="14.794cm" svg:y="7.866cm" svg:viewBox="0 0 9 27" draw:points="0,27 4,3 9,0">
            <text:p/>
          </draw:polygon>
          <draw:polygon draw:style-name="gr13" draw:text-style-name="P8" draw:layer="layout" svg:width="0.008cm" svg:height="0.026cm" svg:x="14.794cm" svg:y="7.866cm" svg:viewBox="0 0 9 27" draw:points="0,27 4,3 9,0">
            <text:p/>
          </draw:polygon>
          <draw:polygon draw:style-name="gr12" draw:text-style-name="P9" draw:layer="layout" svg:width="0.014cm" svg:height="0.028cm" svg:x="14.793cm" svg:y="7.864cm" svg:viewBox="0 0 15 29" draw:points="0,29 9,2 15,0">
            <text:p/>
          </draw:polygon>
          <draw:polygon draw:style-name="gr13" draw:text-style-name="P8" draw:layer="layout" svg:width="0.014cm" svg:height="0.028cm" svg:x="14.793cm" svg:y="7.864cm" svg:viewBox="0 0 15 29" draw:points="0,29 9,2 15,0">
            <text:p/>
          </draw:polygon>
          <draw:polygon draw:style-name="gr12" draw:text-style-name="P9" draw:layer="layout" svg:width="0.02cm" svg:height="0.03cm" svg:x="14.794cm" svg:y="7.863cm" svg:viewBox="0 0 21 31" draw:points="0,31 14,1 21,0">
            <text:p/>
          </draw:polygon>
          <draw:polygon draw:style-name="gr13" draw:text-style-name="P8" draw:layer="layout" svg:width="0.02cm" svg:height="0.03cm" svg:x="14.794cm" svg:y="7.863cm" svg:viewBox="0 0 21 31" draw:points="0,31 14,1 21,0">
            <text:p/>
          </draw:polygon>
          <draw:polygon draw:style-name="gr12" draw:text-style-name="P9" draw:layer="layout" svg:width="0.026cm" svg:height="0.03cm" svg:x="14.794cm" svg:y="7.863cm" svg:viewBox="0 0 27 31" draw:points="0,31 21,1 27,0">
            <text:p/>
          </draw:polygon>
          <draw:polygon draw:style-name="gr13" draw:text-style-name="P8" draw:layer="layout" svg:width="0.026cm" svg:height="0.03cm" svg:x="14.794cm" svg:y="7.863cm" svg:viewBox="0 0 27 31" draw:points="0,31 21,1 27,0">
            <text:p/>
          </draw:polygon>
          <draw:polygon draw:style-name="gr12" draw:text-style-name="P9" draw:layer="layout" svg:width="0.03cm" svg:height="0.03cm" svg:x="14.794cm" svg:y="7.863cm" svg:viewBox="0 0 31 31" draw:points="0,31 27,0 31,0">
            <text:p/>
          </draw:polygon>
          <draw:polygon draw:style-name="gr13" draw:text-style-name="P8" draw:layer="layout" svg:width="0.03cm" svg:height="0.03cm" svg:x="14.794cm" svg:y="7.863cm" svg:viewBox="0 0 31 31" draw:points="0,31 27,0 31,0">
            <text:p/>
          </draw:polygon>
          <draw:polygon draw:style-name="gr8" draw:text-style-name="P7" draw:layer="layout" svg:width="1.578cm" svg:height="0.03cm" svg:x="13.03cm" svg:y="8.248cm" svg:viewBox="0 0 1579 31" draw:points="0,0 1548,0 1579,31">
            <text:p/>
          </draw:polygon>
          <draw:polygon draw:style-name="gr9" draw:text-style-name="P8" draw:layer="layout" svg:width="1.578cm" svg:height="0.03cm" svg:x="13.03cm" svg:y="8.248cm" svg:viewBox="0 0 1579 31" draw:points="0,0 1548,0 1579,31">
            <text:p/>
          </draw:polygon>
          <draw:polygon draw:style-name="gr8" draw:text-style-name="P7" draw:layer="layout" svg:width="0.015cm" svg:height="0.484cm" svg:x="14.593cm" svg:y="8.279cm" svg:viewBox="0 0 16 485" draw:points="16,0 16,469 0,485">
            <text:p/>
          </draw:polygon>
          <draw:polygon draw:style-name="gr9" draw:text-style-name="P8" draw:layer="layout" svg:width="0.015cm" svg:height="0.484cm" svg:x="14.593cm" svg:y="8.279cm" svg:viewBox="0 0 16 485" draw:points="16,0 16,469 0,485">
            <text:p/>
          </draw:polygon>
          <draw:polygon draw:style-name="gr8" draw:text-style-name="P7" draw:layer="layout" svg:width="0.423cm" svg:height="0.484cm" svg:x="14.185cm" svg:y="8.279cm" svg:viewBox="0 0 424 485" draw:points="424,0 408,485 0,485">
            <text:p/>
          </draw:polygon>
          <draw:polygon draw:style-name="gr9" draw:text-style-name="P8" draw:layer="layout" svg:width="0.423cm" svg:height="0.484cm" svg:x="14.185cm" svg:y="8.279cm" svg:viewBox="0 0 424 485" draw:points="424,0 408,485 0,485">
            <text:p/>
          </draw:polygon>
          <draw:polygon draw:style-name="gr8" draw:text-style-name="P7" draw:layer="layout" svg:width="0.476cm" svg:height="0.484cm" svg:x="14.132cm" svg:y="8.279cm" svg:viewBox="0 0 477 485" draw:points="477,0 53,485 0,454">
            <text:p/>
          </draw:polygon>
          <draw:polygon draw:style-name="gr9" draw:text-style-name="P8" draw:layer="layout" svg:width="0.476cm" svg:height="0.484cm" svg:x="14.132cm" svg:y="8.279cm" svg:viewBox="0 0 477 485" draw:points="477,0 53,485 0,454">
            <text:p/>
          </draw:polygon>
          <draw:polygon draw:style-name="gr8" draw:text-style-name="P7" draw:layer="layout" svg:width="0.56cm" svg:height="0.453cm" svg:x="14.048cm" svg:y="8.279cm" svg:viewBox="0 0 561 454" draw:points="561,0 84,454 0,310">
            <text:p/>
          </draw:polygon>
          <draw:polygon draw:style-name="gr9" draw:text-style-name="P8" draw:layer="layout" svg:width="0.56cm" svg:height="0.453cm" svg:x="14.048cm" svg:y="8.279cm" svg:viewBox="0 0 561 454" draw:points="561,0 84,454 0,310">
            <text:p/>
          </draw:polygon>
          <draw:polygon draw:style-name="gr8" draw:text-style-name="P7" draw:layer="layout" svg:width="0.595cm" svg:height="0.309cm" svg:x="14.013cm" svg:y="8.279cm" svg:viewBox="0 0 596 310" draw:points="596,0 35,310 0,248">
            <text:p/>
          </draw:polygon>
          <draw:polygon draw:style-name="gr9" draw:text-style-name="P8" draw:layer="layout" svg:width="0.595cm" svg:height="0.309cm" svg:x="14.013cm" svg:y="8.279cm" svg:viewBox="0 0 596 310" draw:points="596,0 35,310 0,248">
            <text:p/>
          </draw:polygon>
          <draw:polygon draw:style-name="gr8" draw:text-style-name="P7" draw:layer="layout" svg:width="0.676cm" svg:height="0.247cm" svg:x="13.932cm" svg:y="8.279cm" svg:viewBox="0 0 677 248" draw:points="677,0 81,248 0,202">
            <text:p/>
          </draw:polygon>
          <draw:polygon draw:style-name="gr9" draw:text-style-name="P8" draw:layer="layout" svg:width="0.676cm" svg:height="0.247cm" svg:x="13.932cm" svg:y="8.279cm" svg:viewBox="0 0 677 248" draw:points="677,0 81,248 0,202">
            <text:p/>
          </draw:polygon>
          <draw:polygon draw:style-name="gr8" draw:text-style-name="P7" draw:layer="layout" svg:width="0.927cm" svg:height="0.201cm" svg:x="13.681cm" svg:y="8.279cm" svg:viewBox="0 0 928 202" draw:points="928,0 251,202 0,202">
            <text:p/>
          </draw:polygon>
          <draw:polygon draw:style-name="gr9" draw:text-style-name="P8" draw:layer="layout" svg:width="0.927cm" svg:height="0.201cm" svg:x="13.681cm" svg:y="8.279cm" svg:viewBox="0 0 928 202" draw:points="928,0 251,202 0,202">
            <text:p/>
          </draw:polygon>
          <draw:polygon draw:style-name="gr8" draw:text-style-name="P7" draw:layer="layout" svg:width="0.4cm" svg:height="0.025cm" svg:x="13.046cm" svg:y="8.738cm" svg:viewBox="0 0 401 26" draw:points="401,0 350,26 0,26">
            <text:p/>
          </draw:polygon>
          <draw:polygon draw:style-name="gr9" draw:text-style-name="P8" draw:layer="layout" svg:width="0.4cm" svg:height="0.025cm" svg:x="13.046cm" svg:y="8.738cm" svg:viewBox="0 0 401 26" draw:points="401,0 350,26 0,26">
            <text:p/>
          </draw:polygon>
          <draw:polygon draw:style-name="gr8" draw:text-style-name="P7" draw:layer="layout" svg:width="0.431cm" svg:height="0.031cm" svg:x="13.015cm" svg:y="8.732cm" svg:viewBox="0 0 432 32" draw:points="432,6 31,32 0,0">
            <text:p/>
          </draw:polygon>
          <draw:polygon draw:style-name="gr9" draw:text-style-name="P8" draw:layer="layout" svg:width="0.431cm" svg:height="0.031cm" svg:x="13.015cm" svg:y="8.732cm" svg:viewBox="0 0 432 32" draw:points="432,6 31,32 0,0">
            <text:p/>
          </draw:polygon>
          <draw:polygon draw:style-name="gr8" draw:text-style-name="P7" draw:layer="layout" svg:width="0.431cm" svg:height="0.474cm" svg:x="13.015cm" svg:y="8.263cm" svg:viewBox="0 0 432 475" draw:points="432,475 0,469 0,0">
            <text:p/>
          </draw:polygon>
          <draw:polygon draw:style-name="gr9" draw:text-style-name="P8" draw:layer="layout" svg:width="0.431cm" svg:height="0.474cm" svg:x="13.015cm" svg:y="8.263cm" svg:viewBox="0 0 432 475" draw:points="432,475 0,469 0,0">
            <text:p/>
          </draw:polygon>
          <draw:polygon draw:style-name="gr8" draw:text-style-name="P7" draw:layer="layout" svg:width="0.431cm" svg:height="0.49cm" svg:x="13.015cm" svg:y="8.248cm" svg:viewBox="0 0 432 491" draw:points="432,491 0,16 16,0">
            <text:p/>
          </draw:polygon>
          <draw:polygon draw:style-name="gr9" draw:text-style-name="P8" draw:layer="layout" svg:width="0.431cm" svg:height="0.49cm" svg:x="13.015cm" svg:y="8.248cm" svg:viewBox="0 0 432 491" draw:points="432,491 0,16 16,0">
            <text:p/>
          </draw:polygon>
          <draw:polygon draw:style-name="gr8" draw:text-style-name="P7" draw:layer="layout" svg:width="1.578cm" svg:height="0.232cm" svg:x="13.03cm" svg:y="8.248cm" svg:viewBox="0 0 1579 233" draw:points="0,0 1579,31 652,233">
            <text:p/>
          </draw:polygon>
          <draw:polygon draw:style-name="gr9" draw:text-style-name="P8" draw:layer="layout" svg:width="1.578cm" svg:height="0.232cm" svg:x="13.03cm" svg:y="8.248cm" svg:viewBox="0 0 1579 233" draw:points="0,0 1579,31 652,233">
            <text:p/>
          </draw:polygon>
          <draw:polygon draw:style-name="gr8" draw:text-style-name="P7" draw:layer="layout" svg:width="0.65cm" svg:height="0.27cm" svg:x="13.03cm" svg:y="8.248cm" svg:viewBox="0 0 651 271" draw:points="0,0 651,233 576,271">
            <text:p/>
          </draw:polygon>
          <draw:polygon draw:style-name="gr9" draw:text-style-name="P8" draw:layer="layout" svg:width="0.65cm" svg:height="0.27cm" svg:x="13.03cm" svg:y="8.248cm" svg:viewBox="0 0 651 271" draw:points="0,0 651,233 576,271">
            <text:p/>
          </draw:polygon>
          <draw:polygon draw:style-name="gr8" draw:text-style-name="P7" draw:layer="layout" svg:width="0.575cm" svg:height="0.49cm" svg:x="13.03cm" svg:y="8.248cm" svg:viewBox="0 0 576 491" draw:points="0,0 576,271 416,491">
            <text:p/>
          </draw:polygon>
          <draw:polygon draw:style-name="gr9" draw:text-style-name="P8" draw:layer="layout" svg:width="0.575cm" svg:height="0.49cm" svg:x="13.03cm" svg:y="8.248cm" svg:viewBox="0 0 576 491" draw:points="0,0 576,271 416,491">
            <text:p/>
          </draw:polygon>
          <draw:polygon draw:style-name="gr8" draw:text-style-name="P7" draw:layer="layout" svg:width="0.015cm" svg:height="0.015cm" svg:x="14.577cm" svg:y="8.248cm" svg:viewBox="0 0 16 16" draw:points="16,16 0,0 7,1">
            <text:p/>
          </draw:polygon>
          <draw:polygon draw:style-name="gr9" draw:text-style-name="P8" draw:layer="layout" svg:width="0.015cm" svg:height="0.015cm" svg:x="14.577cm" svg:y="8.248cm" svg:viewBox="0 0 16 16" draw:points="16,16 0,0 7,1">
            <text:p/>
          </draw:polygon>
          <draw:polygon draw:style-name="gr8" draw:text-style-name="P7" draw:layer="layout" svg:width="0.008cm" svg:height="0.015cm" svg:x="14.584cm" svg:y="8.248cm" svg:viewBox="0 0 9 16" draw:points="9,16 0,0 6,2">
            <text:p/>
          </draw:polygon>
          <draw:polygon draw:style-name="gr9" draw:text-style-name="P8" draw:layer="layout" svg:width="0.008cm" svg:height="0.015cm" svg:x="14.584cm" svg:y="8.248cm" svg:viewBox="0 0 9 16" draw:points="9,16 0,0 6,2">
            <text:p/>
          </draw:polygon>
          <draw:polygon draw:style-name="gr8" draw:text-style-name="P7" draw:layer="layout" svg:width="0.005cm" svg:height="0.012cm" svg:x="14.59cm" svg:y="8.25cm" svg:viewBox="0 0 6 13" draw:points="4,13 0,0 6,2">
            <text:p/>
          </draw:polygon>
          <draw:polygon draw:style-name="gr9" draw:text-style-name="P8" draw:layer="layout" svg:width="0.005cm" svg:height="0.012cm" svg:x="14.59cm" svg:y="8.25cm" svg:viewBox="0 0 6 13" draw:points="4,13 0,0 6,2">
            <text:p/>
          </draw:polygon>
          <draw:polygon draw:style-name="gr8" draw:text-style-name="P7" draw:layer="layout" svg:width="0.006cm" svg:height="0.01cm" svg:x="14.593cm" svg:y="8.253cm" svg:viewBox="0 0 7 11" draw:points="0,11 2,0 7,5">
            <text:p/>
          </draw:polygon>
          <draw:polygon draw:style-name="gr9" draw:text-style-name="P8" draw:layer="layout" svg:width="0.006cm" svg:height="0.01cm" svg:x="14.593cm" svg:y="8.253cm" svg:viewBox="0 0 7 11" draw:points="0,11 2,0 7,5">
            <text:p/>
          </draw:polygon>
          <draw:polygon draw:style-name="gr8" draw:text-style-name="P7" draw:layer="layout" svg:width="0.01cm" svg:height="0.005cm" svg:x="14.593cm" svg:y="8.258cm" svg:viewBox="0 0 11 6" draw:points="0,6 7,0 11,5">
            <text:p/>
          </draw:polygon>
          <draw:polygon draw:style-name="gr9" draw:text-style-name="P8" draw:layer="layout" svg:width="0.01cm" svg:height="0.005cm" svg:x="14.593cm" svg:y="8.258cm" svg:viewBox="0 0 11 6" draw:points="0,6 7,0 11,5">
            <text:p/>
          </draw:polygon>
          <draw:polygon draw:style-name="gr8" draw:text-style-name="P7" draw:layer="layout" svg:width="0.013cm" svg:height="0.005cm" svg:x="14.593cm" svg:y="8.262cm" svg:viewBox="0 0 14 6" draw:points="0,2 11,0 14,6">
            <text:p/>
          </draw:polygon>
          <draw:polygon draw:style-name="gr9" draw:text-style-name="P8" draw:layer="layout" svg:width="0.013cm" svg:height="0.005cm" svg:x="14.593cm" svg:y="8.262cm" svg:viewBox="0 0 14 6" draw:points="0,2 11,0 14,6">
            <text:p/>
          </draw:polygon>
          <draw:polygon draw:style-name="gr8" draw:text-style-name="P7" draw:layer="layout" svg:width="0.014cm" svg:height="0.009cm" svg:x="14.593cm" svg:y="8.263cm" svg:viewBox="0 0 15 10" draw:points="0,0 14,4 15,10">
            <text:p/>
          </draw:polygon>
          <draw:polygon draw:style-name="gr9" draw:text-style-name="P8" draw:layer="layout" svg:width="0.014cm" svg:height="0.009cm" svg:x="14.593cm" svg:y="8.263cm" svg:viewBox="0 0 15 10" draw:points="0,0 14,4 15,10">
            <text:p/>
          </draw:polygon>
          <draw:polygon draw:style-name="gr8" draw:text-style-name="P7" draw:layer="layout" svg:width="0.015cm" svg:height="0.015cm" svg:x="14.593cm" svg:y="8.263cm" svg:viewBox="0 0 16 16" draw:points="0,0 15,10 16,16">
            <text:p/>
          </draw:polygon>
          <draw:polygon draw:style-name="gr9" draw:text-style-name="P8" draw:layer="layout" svg:width="0.015cm" svg:height="0.015cm" svg:x="14.593cm" svg:y="8.263cm" svg:viewBox="0 0 16 16" draw:points="0,0 15,10 16,16">
            <text:p/>
          </draw:polygon>
          <draw:polygon draw:style-name="gr8" draw:text-style-name="P7" draw:layer="layout" svg:width="0.007cm" svg:height="0.007cm" svg:x="14.601cm" svg:y="8.748cm" svg:viewBox="0 0 8 8" draw:points="0,8 8,0 7,3">
            <text:p/>
          </draw:polygon>
          <draw:polygon draw:style-name="gr9" draw:text-style-name="P8" draw:layer="layout" svg:width="0.007cm" svg:height="0.007cm" svg:x="14.601cm" svg:y="8.748cm" svg:viewBox="0 0 8 8" draw:points="0,8 8,0 7,3">
            <text:p/>
          </draw:polygon>
          <draw:polygon draw:style-name="gr8" draw:text-style-name="P7" draw:layer="layout" svg:width="0.006cm" svg:height="0.004cm" svg:x="14.601cm" svg:y="8.751cm" svg:viewBox="0 0 7 5" draw:points="0,5 7,0 7,3">
            <text:p/>
          </draw:polygon>
          <draw:polygon draw:style-name="gr9" draw:text-style-name="P8" draw:layer="layout" svg:width="0.006cm" svg:height="0.004cm" svg:x="14.601cm" svg:y="8.751cm" svg:viewBox="0 0 7 5" draw:points="0,5 7,0 7,3">
            <text:p/>
          </draw:polygon>
          <draw:polygon draw:style-name="gr8" draw:text-style-name="P7" draw:layer="layout" svg:width="0.006cm" svg:height="0.002cm" svg:x="14.601cm" svg:y="8.753cm" svg:viewBox="0 0 7 3" draw:points="0,2 7,0 6,3">
            <text:p/>
          </draw:polygon>
          <draw:polygon draw:style-name="gr9" draw:text-style-name="P8" draw:layer="layout" svg:width="0.006cm" svg:height="0.002cm" svg:x="14.601cm" svg:y="8.753cm" svg:viewBox="0 0 7 3" draw:points="0,2 7,0 6,3">
            <text:p/>
          </draw:polygon>
          <draw:polygon draw:style-name="gr8" draw:text-style-name="P7" draw:layer="layout" svg:width="0.005cm" svg:height="0.002cm" svg:x="14.601cm" svg:y="8.756cm" svg:viewBox="0 0 6 3" draw:points="0,0 6,1 3,3">
            <text:p/>
          </draw:polygon>
          <draw:polygon draw:style-name="gr9" draw:text-style-name="P8" draw:layer="layout" svg:width="0.005cm" svg:height="0.002cm" svg:x="14.601cm" svg:y="8.756cm" svg:viewBox="0 0 6 3" draw:points="0,0 6,1 3,3">
            <text:p/>
          </draw:polygon>
          <draw:polygon draw:style-name="gr8" draw:text-style-name="P7" draw:layer="layout" svg:width="0.002cm" svg:height="0.005cm" svg:x="14.601cm" svg:y="8.756cm" svg:viewBox="0 0 3 6" draw:points="0,0 3,3 1,6">
            <text:p/>
          </draw:polygon>
          <draw:polygon draw:style-name="gr9" draw:text-style-name="P8" draw:layer="layout" svg:width="0.002cm" svg:height="0.005cm" svg:x="14.601cm" svg:y="8.756cm" svg:viewBox="0 0 3 6" draw:points="0,0 3,3 1,6">
            <text:p/>
          </draw:polygon>
          <draw:polygon draw:style-name="gr8" draw:text-style-name="P7" draw:layer="layout" svg:width="0.002cm" svg:height="0.006cm" svg:x="14.599cm" svg:y="8.756cm" svg:viewBox="0 0 3 7" draw:points="2,0 3,6 0,7">
            <text:p/>
          </draw:polygon>
          <draw:polygon draw:style-name="gr9" draw:text-style-name="P8" draw:layer="layout" svg:width="0.002cm" svg:height="0.006cm" svg:x="14.599cm" svg:y="8.756cm" svg:viewBox="0 0 3 7" draw:points="2,0 3,6 0,7">
            <text:p/>
          </draw:polygon>
          <draw:polygon draw:style-name="gr8" draw:text-style-name="P7" draw:layer="layout" svg:width="0.005cm" svg:height="0.006cm" svg:x="14.596cm" svg:y="8.756cm" svg:viewBox="0 0 6 7" draw:points="6,0 3,7 0,7">
            <text:p/>
          </draw:polygon>
          <draw:polygon draw:style-name="gr9" draw:text-style-name="P8" draw:layer="layout" svg:width="0.005cm" svg:height="0.006cm" svg:x="14.596cm" svg:y="8.756cm" svg:viewBox="0 0 6 7" draw:points="6,0 3,7 0,7">
            <text:p/>
          </draw:polygon>
          <draw:polygon draw:style-name="gr8" draw:text-style-name="P7" draw:layer="layout" svg:width="0.007cm" svg:height="0.007cm" svg:x="14.593cm" svg:y="8.756cm" svg:viewBox="0 0 8 8" draw:points="8,0 2,7 0,8">
            <text:p/>
          </draw:polygon>
          <draw:polygon draw:style-name="gr9" draw:text-style-name="P8" draw:layer="layout" svg:width="0.007cm" svg:height="0.007cm" svg:x="14.593cm" svg:y="8.756cm" svg:viewBox="0 0 8 8" draw:points="8,0 2,7 0,8">
            <text:p/>
          </draw:polygon>
          <draw:polygon draw:style-name="gr8" draw:text-style-name="P7" draw:layer="layout" svg:width="0.026cm" svg:height="0.015cm" svg:x="14.158cm" svg:y="8.748cm" svg:viewBox="0 0 27 16" draw:points="0,0 27,16 21,16">
            <text:p/>
          </draw:polygon>
          <draw:polygon draw:style-name="gr9" draw:text-style-name="P8" draw:layer="layout" svg:width="0.026cm" svg:height="0.015cm" svg:x="14.158cm" svg:y="8.748cm" svg:viewBox="0 0 27 16" draw:points="0,0 27,16 21,16">
            <text:p/>
          </draw:polygon>
          <draw:polygon draw:style-name="gr8" draw:text-style-name="P7" draw:layer="layout" svg:width="0.02cm" svg:height="0.015cm" svg:x="14.159cm" svg:y="8.748cm" svg:viewBox="0 0 21 16" draw:points="0,0 21,16 14,15">
            <text:p/>
          </draw:polygon>
          <draw:polygon draw:style-name="gr9" draw:text-style-name="P8" draw:layer="layout" svg:width="0.02cm" svg:height="0.015cm" svg:x="14.159cm" svg:y="8.748cm" svg:viewBox="0 0 21 16" draw:points="0,0 21,16 14,15">
            <text:p/>
          </draw:polygon>
          <draw:polygon draw:style-name="gr8" draw:text-style-name="P7" draw:layer="layout" svg:width="0.014cm" svg:height="0.014cm" svg:x="14.158cm" svg:y="8.748cm" svg:viewBox="0 0 15 15" draw:points="0,0 15,15 9,13">
            <text:p/>
          </draw:polygon>
          <draw:polygon draw:style-name="gr9" draw:text-style-name="P8" draw:layer="layout" svg:width="0.014cm" svg:height="0.014cm" svg:x="14.158cm" svg:y="8.748cm" svg:viewBox="0 0 15 15" draw:points="0,0 15,15 9,13">
            <text:p/>
          </draw:polygon>
          <draw:polygon draw:style-name="gr8" draw:text-style-name="P7" draw:layer="layout" svg:width="0.008cm" svg:height="0.012cm" svg:x="14.159cm" svg:y="8.748cm" svg:viewBox="0 0 9 13" draw:points="0,0 9,13 3,11">
            <text:p/>
          </draw:polygon>
          <draw:polygon draw:style-name="gr9" draw:text-style-name="P8" draw:layer="layout" svg:width="0.008cm" svg:height="0.012cm" svg:x="14.159cm" svg:y="8.748cm" svg:viewBox="0 0 9 13" draw:points="0,0 9,13 3,11">
            <text:p/>
          </draw:polygon>
          <draw:polygon draw:style-name="gr8" draw:text-style-name="P7" draw:layer="layout" svg:width="0.005cm" svg:height="0.01cm" svg:x="14.156cm" svg:y="8.748cm" svg:viewBox="0 0 6 11" draw:points="3,0 6,11 0,8">
            <text:p/>
          </draw:polygon>
          <draw:polygon draw:style-name="gr9" draw:text-style-name="P8" draw:layer="layout" svg:width="0.005cm" svg:height="0.01cm" svg:x="14.156cm" svg:y="8.748cm" svg:viewBox="0 0 6 11" draw:points="3,0 6,11 0,8">
            <text:p/>
          </draw:polygon>
          <draw:polygon draw:style-name="gr8" draw:text-style-name="P7" draw:layer="layout" svg:width="0.008cm" svg:height="0.007cm" svg:x="14.15cm" svg:y="8.748cm" svg:viewBox="0 0 9 8" draw:points="9,0 6,8 0,4">
            <text:p/>
          </draw:polygon>
          <draw:polygon draw:style-name="gr9" draw:text-style-name="P8" draw:layer="layout" svg:width="0.008cm" svg:height="0.007cm" svg:x="14.15cm" svg:y="8.748cm" svg:viewBox="0 0 9 8" draw:points="9,0 6,8 0,4">
            <text:p/>
          </draw:polygon>
          <draw:polygon draw:style-name="gr8" draw:text-style-name="P7" draw:layer="layout" svg:width="0.012cm" svg:height="0.004cm" svg:x="14.146cm" svg:y="8.748cm" svg:viewBox="0 0 13 5" draw:points="13,0 5,5 0,1">
            <text:p/>
          </draw:polygon>
          <draw:polygon draw:style-name="gr9" draw:text-style-name="P8" draw:layer="layout" svg:width="0.012cm" svg:height="0.004cm" svg:x="14.146cm" svg:y="8.748cm" svg:viewBox="0 0 13 5" draw:points="13,0 5,5 0,1">
            <text:p/>
          </draw:polygon>
          <draw:polygon draw:style-name="gr8" draw:text-style-name="P7" draw:layer="layout" svg:width="0.017cm" svg:height="0.003cm" svg:x="14.141cm" svg:y="8.744cm" svg:viewBox="0 0 18 4" draw:points="18,3 4,4 0,0">
            <text:p/>
          </draw:polygon>
          <draw:polygon draw:style-name="gr9" draw:text-style-name="P8" draw:layer="layout" svg:width="0.017cm" svg:height="0.003cm" svg:x="14.141cm" svg:y="8.744cm" svg:viewBox="0 0 18 4" draw:points="18,3 4,4 0,0">
            <text:p/>
          </draw:polygon>
          <draw:polygon draw:style-name="gr8" draw:text-style-name="P7" draw:layer="layout" svg:width="0.022cm" svg:height="0.007cm" svg:x="14.136cm" svg:y="8.74cm" svg:viewBox="0 0 23 8" draw:points="23,8 5,4 0,0">
            <text:p/>
          </draw:polygon>
          <draw:polygon draw:style-name="gr9" draw:text-style-name="P8" draw:layer="layout" svg:width="0.022cm" svg:height="0.007cm" svg:x="14.136cm" svg:y="8.74cm" svg:viewBox="0 0 23 8" draw:points="23,8 5,4 0,0">
            <text:p/>
          </draw:polygon>
          <draw:polygon draw:style-name="gr8" draw:text-style-name="P7" draw:layer="layout" svg:width="0.025cm" svg:height="0.012cm" svg:x="14.133cm" svg:y="8.734cm" svg:viewBox="0 0 26 13" draw:points="26,13 3,5 0,0">
            <text:p/>
          </draw:polygon>
          <draw:polygon draw:style-name="gr9" draw:text-style-name="P8" draw:layer="layout" svg:width="0.025cm" svg:height="0.012cm" svg:x="14.133cm" svg:y="8.734cm" svg:viewBox="0 0 26 13" draw:points="26,13 3,5 0,0">
            <text:p/>
          </draw:polygon>
          <draw:polygon draw:style-name="gr8" draw:text-style-name="P7" draw:layer="layout" svg:width="0.026cm" svg:height="0.015cm" svg:x="14.132cm" svg:y="8.732cm" svg:viewBox="0 0 27 16" draw:points="27,16 2,3 0,0">
            <text:p/>
          </draw:polygon>
          <draw:polygon draw:style-name="gr9" draw:text-style-name="P8" draw:layer="layout" svg:width="0.026cm" svg:height="0.015cm" svg:x="14.132cm" svg:y="8.732cm" svg:viewBox="0 0 27 16" draw:points="27,16 2,3 0,0">
            <text:p/>
          </draw:polygon>
          <draw:polygon draw:style-name="gr8" draw:text-style-name="P7" draw:layer="layout" svg:width="0.039cm" svg:height="0.022cm" svg:x="13.933cm" svg:y="8.48cm" svg:viewBox="0 0 40 23" draw:points="40,23 0,0 6,0">
            <text:p/>
          </draw:polygon>
          <draw:polygon draw:style-name="gr9" draw:text-style-name="P8" draw:layer="layout" svg:width="0.039cm" svg:height="0.022cm" svg:x="13.933cm" svg:y="8.48cm" svg:viewBox="0 0 40 23" draw:points="40,23 0,0 6,0">
            <text:p/>
          </draw:polygon>
          <draw:polygon draw:style-name="gr8" draw:text-style-name="P7" draw:layer="layout" svg:width="0.033cm" svg:height="0.022cm" svg:x="13.939cm" svg:y="8.48cm" svg:viewBox="0 0 34 23" draw:points="34,23 0,0 7,1">
            <text:p/>
          </draw:polygon>
          <draw:polygon draw:style-name="gr9" draw:text-style-name="P8" draw:layer="layout" svg:width="0.033cm" svg:height="0.022cm" svg:x="13.939cm" svg:y="8.48cm" svg:viewBox="0 0 34 23" draw:points="34,23 0,0 7,1">
            <text:p/>
          </draw:polygon>
          <draw:polygon draw:style-name="gr8" draw:text-style-name="P7" draw:layer="layout" svg:width="0.026cm" svg:height="0.022cm" svg:x="13.945cm" svg:y="8.481cm" svg:viewBox="0 0 27 23" draw:points="27,23 0,0 7,2">
            <text:p/>
          </draw:polygon>
          <draw:polygon draw:style-name="gr9" draw:text-style-name="P8" draw:layer="layout" svg:width="0.026cm" svg:height="0.022cm" svg:x="13.945cm" svg:y="8.481cm" svg:viewBox="0 0 27 23" draw:points="27,23 0,0 7,2">
            <text:p/>
          </draw:polygon>
          <draw:polygon draw:style-name="gr8" draw:text-style-name="P7" draw:layer="layout" svg:width="0.02cm" svg:height="0.02cm" svg:x="13.952cm" svg:y="8.482cm" svg:viewBox="0 0 21 21" draw:points="21,21 0,0 6,1">
            <text:p/>
          </draw:polygon>
          <draw:polygon draw:style-name="gr9" draw:text-style-name="P8" draw:layer="layout" svg:width="0.02cm" svg:height="0.02cm" svg:x="13.952cm" svg:y="8.482cm" svg:viewBox="0 0 21 21" draw:points="21,21 0,0 6,1">
            <text:p/>
          </draw:polygon>
          <draw:polygon draw:style-name="gr8" draw:text-style-name="P7" draw:layer="layout" svg:width="0.014cm" svg:height="0.019cm" svg:x="13.958cm" svg:y="8.483cm" svg:viewBox="0 0 15 20" draw:points="15,20 0,0 7,2">
            <text:p/>
          </draw:polygon>
          <draw:polygon draw:style-name="gr9" draw:text-style-name="P8" draw:layer="layout" svg:width="0.014cm" svg:height="0.019cm" svg:x="13.958cm" svg:y="8.483cm" svg:viewBox="0 0 15 20" draw:points="15,20 0,0 7,2">
            <text:p/>
          </draw:polygon>
          <draw:polygon draw:style-name="gr8" draw:text-style-name="P7" draw:layer="layout" svg:width="0.007cm" svg:height="0.017cm" svg:x="13.965cm" svg:y="8.486cm" svg:viewBox="0 0 8 18" draw:points="8,18 0,0 6,2">
            <text:p/>
          </draw:polygon>
          <draw:polygon draw:style-name="gr9" draw:text-style-name="P8" draw:layer="layout" svg:width="0.007cm" svg:height="0.017cm" svg:x="13.965cm" svg:y="8.486cm" svg:viewBox="0 0 8 18" draw:points="8,18 0,0 6,2">
            <text:p/>
          </draw:polygon>
          <draw:polygon draw:style-name="gr8" draw:text-style-name="P7" draw:layer="layout" svg:width="0.005cm" svg:height="0.015cm" svg:x="13.97cm" svg:y="8.488cm" svg:viewBox="0 0 6 16" draw:points="2,16 0,0 6,3">
            <text:p/>
          </draw:polygon>
          <draw:polygon draw:style-name="gr9" draw:text-style-name="P8" draw:layer="layout" svg:width="0.005cm" svg:height="0.015cm" svg:x="13.97cm" svg:y="8.488cm" svg:viewBox="0 0 6 16" draw:points="2,16 0,0 6,3">
            <text:p/>
          </draw:polygon>
          <draw:polygon draw:style-name="gr8" draw:text-style-name="P7" draw:layer="layout" svg:width="0.008cm" svg:height="0.012cm" svg:x="13.972cm" svg:y="8.491cm" svg:viewBox="0 0 9 13" draw:points="0,13 4,0 9,3">
            <text:p/>
          </draw:polygon>
          <draw:polygon draw:style-name="gr9" draw:text-style-name="P8" draw:layer="layout" svg:width="0.008cm" svg:height="0.012cm" svg:x="13.972cm" svg:y="8.491cm" svg:viewBox="0 0 9 13" draw:points="0,13 4,0 9,3">
            <text:p/>
          </draw:polygon>
          <draw:polygon draw:style-name="gr8" draw:text-style-name="P7" draw:layer="layout" svg:width="0.015cm" svg:height="0.008cm" svg:x="13.972cm" svg:y="8.494cm" svg:viewBox="0 0 16 9" draw:points="0,9 9,0 16,4">
            <text:p/>
          </draw:polygon>
          <draw:polygon draw:style-name="gr9" draw:text-style-name="P8" draw:layer="layout" svg:width="0.015cm" svg:height="0.008cm" svg:x="13.972cm" svg:y="8.494cm" svg:viewBox="0 0 16 9" draw:points="0,9 9,0 16,4">
            <text:p/>
          </draw:polygon>
          <draw:polygon draw:style-name="gr8" draw:text-style-name="P7" draw:layer="layout" svg:width="0.019cm" svg:height="0.005cm" svg:x="13.972cm" svg:y="8.498cm" svg:viewBox="0 0 20 6" draw:points="0,6 16,0 20,4">
            <text:p/>
          </draw:polygon>
          <draw:polygon draw:style-name="gr9" draw:text-style-name="P8" draw:layer="layout" svg:width="0.019cm" svg:height="0.005cm" svg:x="13.972cm" svg:y="8.498cm" svg:viewBox="0 0 20 6" draw:points="0,6 16,0 20,4">
            <text:p/>
          </draw:polygon>
          <draw:polygon draw:style-name="gr8" draw:text-style-name="P7" draw:layer="layout" svg:width="0.024cm" svg:height="0.003cm" svg:x="13.972cm" svg:y="8.502cm" svg:viewBox="0 0 25 4" draw:points="0,2 20,0 25,4">
            <text:p/>
          </draw:polygon>
          <draw:polygon draw:style-name="gr9" draw:text-style-name="P8" draw:layer="layout" svg:width="0.024cm" svg:height="0.003cm" svg:x="13.972cm" svg:y="8.502cm" svg:viewBox="0 0 25 4" draw:points="0,2 20,0 25,4">
            <text:p/>
          </draw:polygon>
          <draw:polygon draw:style-name="gr8" draw:text-style-name="P7" draw:layer="layout" svg:width="0.028cm" svg:height="0.007cm" svg:x="13.972cm" svg:y="8.504cm" svg:viewBox="0 0 29 8" draw:points="0,0 24,2 29,8">
            <text:p/>
          </draw:polygon>
          <draw:polygon draw:style-name="gr9" draw:text-style-name="P8" draw:layer="layout" svg:width="0.028cm" svg:height="0.007cm" svg:x="13.972cm" svg:y="8.504cm" svg:viewBox="0 0 29 8" draw:points="0,0 24,2 29,8">
            <text:p/>
          </draw:polygon>
          <draw:polygon draw:style-name="gr8" draw:text-style-name="P7" draw:layer="layout" svg:width="0.033cm" svg:height="0.012cm" svg:x="13.972cm" svg:y="8.504cm" svg:viewBox="0 0 34 13" draw:points="0,0 30,8 34,13">
            <text:p/>
          </draw:polygon>
          <draw:polygon draw:style-name="gr9" draw:text-style-name="P8" draw:layer="layout" svg:width="0.033cm" svg:height="0.012cm" svg:x="13.972cm" svg:y="8.504cm" svg:viewBox="0 0 34 13" draw:points="0,0 30,8 34,13">
            <text:p/>
          </draw:polygon>
          <draw:polygon draw:style-name="gr8" draw:text-style-name="P7" draw:layer="layout" svg:width="0.037cm" svg:height="0.017cm" svg:x="13.972cm" svg:y="8.504cm" svg:viewBox="0 0 38 18" draw:points="0,0 34,13 38,18">
            <text:p/>
          </draw:polygon>
          <draw:polygon draw:style-name="gr9" draw:text-style-name="P8" draw:layer="layout" svg:width="0.037cm" svg:height="0.017cm" svg:x="13.972cm" svg:y="8.504cm" svg:viewBox="0 0 38 18" draw:points="0,0 34,13 38,18">
            <text:p/>
          </draw:polygon>
          <draw:polygon draw:style-name="gr8" draw:text-style-name="P7" draw:layer="layout" svg:width="0.04cm" svg:height="0.022cm" svg:x="13.972cm" svg:y="8.504cm" svg:viewBox="0 0 41 23" draw:points="0,0 37,18 41,23">
            <text:p/>
          </draw:polygon>
          <draw:polygon draw:style-name="gr9" draw:text-style-name="P8" draw:layer="layout" svg:width="0.04cm" svg:height="0.022cm" svg:x="13.972cm" svg:y="8.504cm" svg:viewBox="0 0 41 23" draw:points="0,0 37,18 41,23">
            <text:p/>
          </draw:polygon>
          <draw:polygon draw:style-name="gr8" draw:text-style-name="P7" draw:layer="layout" svg:width="0.036cm" svg:height="0.018cm" svg:x="13.606cm" svg:y="8.499cm" svg:viewBox="0 0 37 19" draw:points="37,0 0,19 3,14">
            <text:p/>
          </draw:polygon>
          <draw:polygon draw:style-name="gr9" draw:text-style-name="P8" draw:layer="layout" svg:width="0.036cm" svg:height="0.018cm" svg:x="13.606cm" svg:y="8.499cm" svg:viewBox="0 0 37 19" draw:points="37,0 0,19 3,14">
            <text:p/>
          </draw:polygon>
          <draw:polygon draw:style-name="gr8" draw:text-style-name="P7" draw:layer="layout" svg:width="0.033cm" svg:height="0.013cm" svg:x="13.609cm" svg:y="8.499cm" svg:viewBox="0 0 34 14" draw:points="34,0 0,14 5,9">
            <text:p/>
          </draw:polygon>
          <draw:polygon draw:style-name="gr9" draw:text-style-name="P8" draw:layer="layout" svg:width="0.033cm" svg:height="0.013cm" svg:x="13.609cm" svg:y="8.499cm" svg:viewBox="0 0 34 14" draw:points="34,0 0,14 5,9">
            <text:p/>
          </draw:polygon>
          <draw:polygon draw:style-name="gr8" draw:text-style-name="P7" draw:layer="layout" svg:width="0.028cm" svg:height="0.008cm" svg:x="13.614cm" svg:y="8.499cm" svg:viewBox="0 0 29 9" draw:points="29,0 0,9 4,5">
            <text:p/>
          </draw:polygon>
          <draw:polygon draw:style-name="gr9" draw:text-style-name="P8" draw:layer="layout" svg:width="0.028cm" svg:height="0.008cm" svg:x="13.614cm" svg:y="8.499cm" svg:viewBox="0 0 29 9" draw:points="29,0 0,9 4,5">
            <text:p/>
          </draw:polygon>
          <draw:polygon draw:style-name="gr8" draw:text-style-name="P7" draw:layer="layout" svg:width="0.023cm" svg:height="0.004cm" svg:x="13.619cm" svg:y="8.499cm" svg:viewBox="0 0 24 5" draw:points="24,0 0,5 6,0">
            <text:p/>
          </draw:polygon>
          <draw:polygon draw:style-name="gr9" draw:text-style-name="P8" draw:layer="layout" svg:width="0.023cm" svg:height="0.004cm" svg:x="13.619cm" svg:y="8.499cm" svg:viewBox="0 0 24 5" draw:points="24,0 0,5 6,0">
            <text:p/>
          </draw:polygon>
          <draw:polygon draw:style-name="gr8" draw:text-style-name="P7" draw:layer="layout" svg:width="0.018cm" svg:height="0.002cm" svg:x="13.624cm" svg:y="8.496cm" svg:viewBox="0 0 19 3" draw:points="19,3 0,3 6,0">
            <text:p/>
          </draw:polygon>
          <draw:polygon draw:style-name="gr9" draw:text-style-name="P8" draw:layer="layout" svg:width="0.018cm" svg:height="0.002cm" svg:x="13.624cm" svg:y="8.496cm" svg:viewBox="0 0 19 3" draw:points="19,3 0,3 6,0">
            <text:p/>
          </draw:polygon>
          <draw:polygon draw:style-name="gr8" draw:text-style-name="P7" draw:layer="layout" svg:width="0.013cm" svg:height="0.006cm" svg:x="13.629cm" svg:y="8.492cm" svg:viewBox="0 0 14 7" draw:points="14,7 0,4 6,0">
            <text:p/>
          </draw:polygon>
          <draw:polygon draw:style-name="gr9" draw:text-style-name="P8" draw:layer="layout" svg:width="0.013cm" svg:height="0.006cm" svg:x="13.629cm" svg:y="8.492cm" svg:viewBox="0 0 14 7" draw:points="14,7 0,4 6,0">
            <text:p/>
          </draw:polygon>
          <draw:polygon draw:style-name="gr8" draw:text-style-name="P7" draw:layer="layout" svg:width="0.008cm" svg:height="0.009cm" svg:x="13.634cm" svg:y="8.49cm" svg:viewBox="0 0 9 10" draw:points="9,10 0,3 6,0">
            <text:p/>
          </draw:polygon>
          <draw:polygon draw:style-name="gr9" draw:text-style-name="P8" draw:layer="layout" svg:width="0.008cm" svg:height="0.009cm" svg:x="13.634cm" svg:y="8.49cm" svg:viewBox="0 0 9 10" draw:points="9,10 0,3 6,0">
            <text:p/>
          </draw:polygon>
          <draw:polygon draw:style-name="gr8" draw:text-style-name="P7" draw:layer="layout" svg:width="0.005cm" svg:height="0.012cm" svg:x="13.64cm" svg:y="8.487cm" svg:viewBox="0 0 6 13" draw:points="3,13 0,2 6,0">
            <text:p/>
          </draw:polygon>
          <draw:polygon draw:style-name="gr9" draw:text-style-name="P8" draw:layer="layout" svg:width="0.005cm" svg:height="0.012cm" svg:x="13.64cm" svg:y="8.487cm" svg:viewBox="0 0 6 13" draw:points="3,13 0,2 6,0">
            <text:p/>
          </draw:polygon>
          <draw:polygon draw:style-name="gr8" draw:text-style-name="P7" draw:layer="layout" svg:width="0.008cm" svg:height="0.015cm" svg:x="13.643cm" svg:y="8.484cm" svg:viewBox="0 0 9 16" draw:points="0,16 3,3 9,0">
            <text:p/>
          </draw:polygon>
          <draw:polygon draw:style-name="gr9" draw:text-style-name="P8" draw:layer="layout" svg:width="0.008cm" svg:height="0.015cm" svg:x="13.643cm" svg:y="8.484cm" svg:viewBox="0 0 9 16" draw:points="0,16 3,3 9,0">
            <text:p/>
          </draw:polygon>
          <draw:polygon draw:style-name="gr8" draw:text-style-name="P7" draw:layer="layout" svg:width="0.015cm" svg:height="0.016cm" svg:x="13.643cm" svg:y="8.483cm" svg:viewBox="0 0 16 17" draw:points="0,17 9,1 16,0">
            <text:p/>
          </draw:polygon>
          <draw:polygon draw:style-name="gr9" draw:text-style-name="P8" draw:layer="layout" svg:width="0.015cm" svg:height="0.016cm" svg:x="13.643cm" svg:y="8.483cm" svg:viewBox="0 0 16 17" draw:points="0,17 9,1 16,0">
            <text:p/>
          </draw:polygon>
          <draw:polygon draw:style-name="gr8" draw:text-style-name="P7" draw:layer="layout" svg:width="0.021cm" svg:height="0.017cm" svg:x="13.643cm" svg:y="8.482cm" svg:viewBox="0 0 22 18" draw:points="0,18 16,1 22,0">
            <text:p/>
          </draw:polygon>
          <draw:polygon draw:style-name="gr9" draw:text-style-name="P8" draw:layer="layout" svg:width="0.021cm" svg:height="0.017cm" svg:x="13.643cm" svg:y="8.482cm" svg:viewBox="0 0 22 18" draw:points="0,18 16,1 22,0">
            <text:p/>
          </draw:polygon>
          <draw:polygon draw:style-name="gr8" draw:text-style-name="P7" draw:layer="layout" svg:width="0.027cm" svg:height="0.018cm" svg:x="13.643cm" svg:y="8.48cm" svg:viewBox="0 0 28 19" draw:points="0,19 22,1 28,0">
            <text:p/>
          </draw:polygon>
          <draw:polygon draw:style-name="gr9" draw:text-style-name="P8" draw:layer="layout" svg:width="0.027cm" svg:height="0.018cm" svg:x="13.643cm" svg:y="8.48cm" svg:viewBox="0 0 28 19" draw:points="0,19 22,1 28,0">
            <text:p/>
          </draw:polygon>
          <draw:polygon draw:style-name="gr8" draw:text-style-name="P7" draw:layer="layout" svg:width="0.034cm" svg:height="0.018cm" svg:x="13.643cm" svg:y="8.48cm" svg:viewBox="0 0 35 19" draw:points="0,19 28,0 35,0">
            <text:p/>
          </draw:polygon>
          <draw:polygon draw:style-name="gr9" draw:text-style-name="P8" draw:layer="layout" svg:width="0.034cm" svg:height="0.018cm" svg:x="13.643cm" svg:y="8.48cm" svg:viewBox="0 0 35 19" draw:points="0,19 28,0 35,0">
            <text:p/>
          </draw:polygon>
          <draw:polygon draw:style-name="gr8" draw:text-style-name="P7" draw:layer="layout" svg:width="0.037cm" svg:height="0.018cm" svg:x="13.643cm" svg:y="8.48cm" svg:viewBox="0 0 38 19" draw:points="0,19 35,0 38,0">
            <text:p/>
          </draw:polygon>
          <draw:polygon draw:style-name="gr9" draw:text-style-name="P8" draw:layer="layout" svg:width="0.037cm" svg:height="0.018cm" svg:x="13.643cm" svg:y="8.48cm" svg:viewBox="0 0 38 19" draw:points="0,19 35,0 38,0">
            <text:p/>
          </draw:polygon>
          <draw:polygon draw:style-name="gr8" draw:text-style-name="P7" draw:layer="layout" svg:width="0.024cm" svg:height="0.012cm" svg:x="13.421cm" svg:y="8.738cm" svg:viewBox="0 0 25 13" draw:points="0,13 25,0 21,4">
            <text:p/>
          </draw:polygon>
          <draw:polygon draw:style-name="gr9" draw:text-style-name="P8" draw:layer="layout" svg:width="0.024cm" svg:height="0.012cm" svg:x="13.421cm" svg:y="8.738cm" svg:viewBox="0 0 25 13" draw:points="0,13 25,0 21,4">
            <text:p/>
          </draw:polygon>
          <draw:polygon draw:style-name="gr8" draw:text-style-name="P7" draw:layer="layout" svg:width="0.02cm" svg:height="0.007cm" svg:x="13.421cm" svg:y="8.742cm" svg:viewBox="0 0 21 8" draw:points="0,8 21,0 17,5">
            <text:p/>
          </draw:polygon>
          <draw:polygon draw:style-name="gr9" draw:text-style-name="P8" draw:layer="layout" svg:width="0.02cm" svg:height="0.007cm" svg:x="13.421cm" svg:y="8.742cm" svg:viewBox="0 0 21 8" draw:points="0,8 21,0 17,5">
            <text:p/>
          </draw:polygon>
          <draw:polygon draw:style-name="gr8" draw:text-style-name="P7" draw:layer="layout" svg:width="0.016cm" svg:height="0.003cm" svg:x="13.421cm" svg:y="8.747cm" svg:viewBox="0 0 17 4" draw:points="0,4 17,0 12,4">
            <text:p/>
          </draw:polygon>
          <draw:polygon draw:style-name="gr9" draw:text-style-name="P8" draw:layer="layout" svg:width="0.016cm" svg:height="0.003cm" svg:x="13.421cm" svg:y="8.747cm" svg:viewBox="0 0 17 4" draw:points="0,4 17,0 12,4">
            <text:p/>
          </draw:polygon>
          <draw:polygon draw:style-name="gr8" draw:text-style-name="P7" draw:layer="layout" svg:width="0.011cm" svg:height="0.003cm" svg:x="13.421cm" svg:y="8.751cm" svg:viewBox="0 0 12 4" draw:points="0,0 12,1 7,4">
            <text:p/>
          </draw:polygon>
          <draw:polygon draw:style-name="gr9" draw:text-style-name="P8" draw:layer="layout" svg:width="0.011cm" svg:height="0.003cm" svg:x="13.421cm" svg:y="8.751cm" svg:viewBox="0 0 12 4" draw:points="0,0 12,1 7,4">
            <text:p/>
          </draw:polygon>
          <draw:polygon draw:style-name="gr8" draw:text-style-name="P7" draw:layer="layout" svg:width="0.006cm" svg:height="0.006cm" svg:x="13.421cm" svg:y="8.751cm" svg:viewBox="0 0 7 7" draw:points="0,0 7,4 1,7">
            <text:p/>
          </draw:polygon>
          <draw:polygon draw:style-name="gr9" draw:text-style-name="P8" draw:layer="layout" svg:width="0.006cm" svg:height="0.006cm" svg:x="13.421cm" svg:y="8.751cm" svg:viewBox="0 0 7 7" draw:points="0,0 7,4 1,7">
            <text:p/>
          </draw:polygon>
          <draw:polygon draw:style-name="gr8" draw:text-style-name="P7" draw:layer="layout" svg:width="0.005cm" svg:height="0.008cm" svg:x="13.416cm" svg:y="8.751cm" svg:viewBox="0 0 6 9" draw:points="5,0 6,7 0,9">
            <text:p/>
          </draw:polygon>
          <draw:polygon draw:style-name="gr9" draw:text-style-name="P8" draw:layer="layout" svg:width="0.005cm" svg:height="0.008cm" svg:x="13.416cm" svg:y="8.751cm" svg:viewBox="0 0 6 9" draw:points="5,0 6,7 0,9">
            <text:p/>
          </draw:polygon>
          <draw:polygon draw:style-name="gr8" draw:text-style-name="P7" draw:layer="layout" svg:width="0.01cm" svg:height="0.011cm" svg:x="13.411cm" svg:y="8.751cm" svg:viewBox="0 0 11 12" draw:points="11,0 6,9 0,12">
            <text:p/>
          </draw:polygon>
          <draw:polygon draw:style-name="gr9" draw:text-style-name="P8" draw:layer="layout" svg:width="0.01cm" svg:height="0.011cm" svg:x="13.411cm" svg:y="8.751cm" svg:viewBox="0 0 11 12" draw:points="11,0 6,9 0,12">
            <text:p/>
          </draw:polygon>
          <draw:polygon draw:style-name="gr8" draw:text-style-name="P7" draw:layer="layout" svg:width="0.016cm" svg:height="0.012cm" svg:x="13.405cm" svg:y="8.751cm" svg:viewBox="0 0 17 13" draw:points="17,0 6,12 0,13">
            <text:p/>
          </draw:polygon>
          <draw:polygon draw:style-name="gr9" draw:text-style-name="P8" draw:layer="layout" svg:width="0.016cm" svg:height="0.012cm" svg:x="13.405cm" svg:y="8.751cm" svg:viewBox="0 0 17 13" draw:points="17,0 6,12 0,13">
            <text:p/>
          </draw:polygon>
          <draw:polygon draw:style-name="gr8" draw:text-style-name="P7" draw:layer="layout" svg:width="0.022cm" svg:height="0.012cm" svg:x="13.398cm" svg:y="8.751cm" svg:viewBox="0 0 23 13" draw:points="23,0 7,13 0,13">
            <text:p/>
          </draw:polygon>
          <draw:polygon draw:style-name="gr9" draw:text-style-name="P8" draw:layer="layout" svg:width="0.022cm" svg:height="0.012cm" svg:x="13.398cm" svg:y="8.751cm" svg:viewBox="0 0 23 13" draw:points="23,0 7,13 0,13">
            <text:p/>
          </draw:polygon>
          <draw:polygon draw:style-name="gr8" draw:text-style-name="P7" draw:layer="layout" svg:width="0.025cm" svg:height="0.012cm" svg:x="13.395cm" svg:y="8.751cm" svg:viewBox="0 0 26 13" draw:points="26,0 3,13 0,13">
            <text:p/>
          </draw:polygon>
          <draw:polygon draw:style-name="gr9" draw:text-style-name="P8" draw:layer="layout" svg:width="0.025cm" svg:height="0.012cm" svg:x="13.395cm" svg:y="8.751cm" svg:viewBox="0 0 26 13" draw:points="26,0 3,13 0,13">
            <text:p/>
          </draw:polygon>
          <draw:polygon draw:style-name="gr8" draw:text-style-name="P7" draw:layer="layout" svg:width="0.015cm" svg:height="0.015cm" svg:x="13.03cm" svg:y="8.748cm" svg:viewBox="0 0 16 16" draw:points="0,0 16,16 10,16">
            <text:p/>
          </draw:polygon>
          <draw:polygon draw:style-name="gr9" draw:text-style-name="P8" draw:layer="layout" svg:width="0.015cm" svg:height="0.015cm" svg:x="13.03cm" svg:y="8.748cm" svg:viewBox="0 0 16 16" draw:points="0,0 16,16 10,16">
            <text:p/>
          </draw:polygon>
          <draw:polygon draw:style-name="gr8" draw:text-style-name="P7" draw:layer="layout" svg:width="0.009cm" svg:height="0.015cm" svg:x="13.03cm" svg:y="8.748cm" svg:viewBox="0 0 10 16" draw:points="0,0 10,16 4,13">
            <text:p/>
          </draw:polygon>
          <draw:polygon draw:style-name="gr9" draw:text-style-name="P8" draw:layer="layout" svg:width="0.009cm" svg:height="0.015cm" svg:x="13.03cm" svg:y="8.748cm" svg:viewBox="0 0 10 16" draw:points="0,0 10,16 4,13">
            <text:p/>
          </draw:polygon>
          <draw:polygon draw:style-name="gr8" draw:text-style-name="P7" draw:layer="layout" svg:width="0.005cm" svg:height="0.012cm" svg:x="13.028cm" svg:y="8.748cm" svg:viewBox="0 0 6 13" draw:points="2,0 6,13 0,10">
            <text:p/>
          </draw:polygon>
          <draw:polygon draw:style-name="gr9" draw:text-style-name="P8" draw:layer="layout" svg:width="0.005cm" svg:height="0.012cm" svg:x="13.028cm" svg:y="8.748cm" svg:viewBox="0 0 6 13" draw:points="2,0 6,13 0,10">
            <text:p/>
          </draw:polygon>
          <draw:polygon draw:style-name="gr8" draw:text-style-name="P7" draw:layer="layout" svg:width="0.006cm" svg:height="0.009cm" svg:x="13.023cm" svg:y="8.748cm" svg:viewBox="0 0 7 10" draw:points="7,0 5,10 0,6">
            <text:p/>
          </draw:polygon>
          <draw:polygon draw:style-name="gr9" draw:text-style-name="P8" draw:layer="layout" svg:width="0.006cm" svg:height="0.009cm" svg:x="13.023cm" svg:y="8.748cm" svg:viewBox="0 0 7 10" draw:points="7,0 5,10 0,6">
            <text:p/>
          </draw:polygon>
          <draw:polygon draw:style-name="gr8" draw:text-style-name="P7" draw:layer="layout" svg:width="0.01cm" svg:height="0.005cm" svg:x="13.02cm" svg:y="8.748cm" svg:viewBox="0 0 11 6" draw:points="11,0 4,6 0,2">
            <text:p/>
          </draw:polygon>
          <draw:polygon draw:style-name="gr9" draw:text-style-name="P8" draw:layer="layout" svg:width="0.01cm" svg:height="0.005cm" svg:x="13.02cm" svg:y="8.748cm" svg:viewBox="0 0 11 6" draw:points="11,0 4,6 0,2">
            <text:p/>
          </draw:polygon>
          <draw:polygon draw:style-name="gr8" draw:text-style-name="P7" draw:layer="layout" svg:width="0.012cm" svg:height="0.005cm" svg:x="13.017cm" svg:y="8.743cm" svg:viewBox="0 0 13 6" draw:points="13,4 3,6 0,0">
            <text:p/>
          </draw:polygon>
          <draw:polygon draw:style-name="gr9" draw:text-style-name="P8" draw:layer="layout" svg:width="0.012cm" svg:height="0.005cm" svg:x="13.017cm" svg:y="8.743cm" svg:viewBox="0 0 13 6" draw:points="13,4 3,6 0,0">
            <text:p/>
          </draw:polygon>
          <draw:polygon draw:style-name="gr8" draw:text-style-name="P7" draw:layer="layout" svg:width="0.015cm" svg:height="0.01cm" svg:x="13.015cm" svg:y="8.737cm" svg:viewBox="0 0 16 11" draw:points="16,11 2,6 0,0">
            <text:p/>
          </draw:polygon>
          <draw:polygon draw:style-name="gr9" draw:text-style-name="P8" draw:layer="layout" svg:width="0.015cm" svg:height="0.01cm" svg:x="13.015cm" svg:y="8.737cm" svg:viewBox="0 0 16 11" draw:points="16,11 2,6 0,0">
            <text:p/>
          </draw:polygon>
          <draw:polygon draw:style-name="gr8" draw:text-style-name="P7" draw:layer="layout" svg:width="0.015cm" svg:height="0.015cm" svg:x="13.015cm" svg:y="8.732cm" svg:viewBox="0 0 16 16" draw:points="16,16 0,6 0,0">
            <text:p/>
          </draw:polygon>
          <draw:polygon draw:style-name="gr9" draw:text-style-name="P8" draw:layer="layout" svg:width="0.015cm" svg:height="0.015cm" svg:x="13.015cm" svg:y="8.732cm" svg:viewBox="0 0 16 16" draw:points="16,16 0,6 0,0">
            <text:p/>
          </draw:polygon>
          <draw:polygon draw:style-name="gr8" draw:text-style-name="P7" draw:layer="layout" svg:width="0.007cm" svg:height="0.007cm" svg:x="13.015cm" svg:y="8.256cm" svg:viewBox="0 0 8 8" draw:points="8,0 0,8 0,5">
            <text:p/>
          </draw:polygon>
          <draw:polygon draw:style-name="gr9" draw:text-style-name="P8" draw:layer="layout" svg:width="0.007cm" svg:height="0.007cm" svg:x="13.015cm" svg:y="8.256cm" svg:viewBox="0 0 8 8" draw:points="8,0 0,8 0,5">
            <text:p/>
          </draw:polygon>
          <draw:polygon draw:style-name="gr8" draw:text-style-name="P7" draw:layer="layout" svg:width="0.007cm" svg:height="0.004cm" svg:x="13.015cm" svg:y="8.256cm" svg:viewBox="0 0 8 5" draw:points="8,0 0,5 2,2">
            <text:p/>
          </draw:polygon>
          <draw:polygon draw:style-name="gr9" draw:text-style-name="P8" draw:layer="layout" svg:width="0.007cm" svg:height="0.004cm" svg:x="13.015cm" svg:y="8.256cm" svg:viewBox="0 0 8 5" draw:points="8,0 0,5 2,2">
            <text:p/>
          </draw:polygon>
          <draw:polygon draw:style-name="gr8" draw:text-style-name="P7" draw:layer="layout" svg:width="0.006cm" svg:height="0.002cm" svg:x="13.016cm" svg:y="8.254cm" svg:viewBox="0 0 7 3" draw:points="7,2 0,3 1,0">
            <text:p/>
          </draw:polygon>
          <draw:polygon draw:style-name="gr9" draw:text-style-name="P8" draw:layer="layout" svg:width="0.006cm" svg:height="0.002cm" svg:x="13.016cm" svg:y="8.254cm" svg:viewBox="0 0 7 3" draw:points="7,2 0,3 1,0">
            <text:p/>
          </draw:polygon>
          <draw:polygon draw:style-name="gr8" draw:text-style-name="P7" draw:layer="layout" svg:width="0.005cm" svg:height="0.003cm" svg:x="13.017cm" svg:y="8.252cm" svg:viewBox="0 0 6 4" draw:points="6,4 0,2 2,0">
            <text:p/>
          </draw:polygon>
          <draw:polygon draw:style-name="gr9" draw:text-style-name="P8" draw:layer="layout" svg:width="0.005cm" svg:height="0.003cm" svg:x="13.017cm" svg:y="8.252cm" svg:viewBox="0 0 6 4" draw:points="6,4 0,2 2,0">
            <text:p/>
          </draw:polygon>
          <draw:polygon draw:style-name="gr8" draw:text-style-name="P7" draw:layer="layout" svg:width="0.003cm" svg:height="0.005cm" svg:x="13.019cm" svg:y="8.25cm" svg:viewBox="0 0 4 6" draw:points="4,6 0,2 3,0">
            <text:p/>
          </draw:polygon>
          <draw:polygon draw:style-name="gr9" draw:text-style-name="P8" draw:layer="layout" svg:width="0.003cm" svg:height="0.005cm" svg:x="13.019cm" svg:y="8.25cm" svg:viewBox="0 0 4 6" draw:points="4,6 0,2 3,0">
            <text:p/>
          </draw:polygon>
          <draw:polygon draw:style-name="gr8" draw:text-style-name="P7" draw:layer="layout" svg:width="0.002cm" svg:height="0.006cm" svg:x="13.022cm" svg:y="8.249cm" svg:viewBox="0 0 3 7" draw:points="1,7 0,1 3,0">
            <text:p/>
          </draw:polygon>
          <draw:polygon draw:style-name="gr9" draw:text-style-name="P8" draw:layer="layout" svg:width="0.002cm" svg:height="0.006cm" svg:x="13.022cm" svg:y="8.249cm" svg:viewBox="0 0 3 7" draw:points="1,7 0,1 3,0">
            <text:p/>
          </draw:polygon>
          <draw:polygon draw:style-name="gr8" draw:text-style-name="P7" draw:layer="layout" svg:width="0.004cm" svg:height="0.007cm" svg:x="13.022cm" svg:y="8.248cm" svg:viewBox="0 0 5 8" draw:points="0,8 2,1 5,0">
            <text:p/>
          </draw:polygon>
          <draw:polygon draw:style-name="gr9" draw:text-style-name="P8" draw:layer="layout" svg:width="0.004cm" svg:height="0.007cm" svg:x="13.022cm" svg:y="8.248cm" svg:viewBox="0 0 5 8" draw:points="0,8 2,1 5,0">
            <text:p/>
          </draw:polygon>
          <draw:polygon draw:style-name="gr8" draw:text-style-name="P7" draw:layer="layout" svg:width="0.006cm" svg:height="0.007cm" svg:x="13.023cm" svg:y="8.248cm" svg:viewBox="0 0 7 8" draw:points="0,8 5,1 7,0">
            <text:p/>
          </draw:polygon>
          <draw:polygon draw:style-name="gr9" draw:text-style-name="P8" draw:layer="layout" svg:width="0.006cm" svg:height="0.007cm" svg:x="13.023cm" svg:y="8.248cm" svg:viewBox="0 0 7 8" draw:points="0,8 5,1 7,0">
            <text:p/>
          </draw:polygon>
          <draw:path draw:style-name="gr14" draw:text-style-name="P10" draw:layer="layout" svg:width="0.185cm" svg:height="0.185cm" svg:x="13.696cm" svg:y="8.773cm" svg:viewBox="0 0 186 186" svg:d="M0 92c0-51 42-92 93-92s93 41 93 92c0 52-42 94-93 94s-93-42-93-94z">
            <text:p/>
          </draw:path>
          <draw:path draw:style-name="gr14" draw:text-style-name="P10" draw:layer="layout" svg:width="0.185cm" svg:height="0.185cm" svg:x="16.017cm" svg:y="8.773cm" svg:viewBox="0 0 186 186" svg:d="M0 92c0-51 42-92 93-92s93 41 93 92c0 52-42 94-93 94s-93-42-93-94z">
            <text:p/>
          </draw:path>
          <draw:path draw:style-name="gr15" draw:text-style-name="P11" draw:layer="layout" svg:width="0.462cm" svg:height="0.462cm" svg:x="15.878cm" svg:y="8.634cm" svg:viewBox="0 0 463 463" svg:d="M0 231c0-127 104-231 232-231 127 0 231 104 231 231 0 128-104 232-231 232-128 0-232-104-232-232z">
            <text:p/>
          </draw:path>
          <draw:path draw:style-name="gr15" draw:text-style-name="P11" draw:layer="layout" svg:width="0.462cm" svg:height="0.462cm" svg:x="13.558cm" svg:y="8.634cm" svg:viewBox="0 0 463 463" svg:d="M0 231c0-127 104-231 231-231 128 0 232 104 232 231 0 128-104 232-232 232-127 0-231-104-231-232z">
            <text:p/>
          </draw:path>
          <draw:path draw:style-name="gr1" draw:text-style-name="P8" draw:layer="layout" svg:width="0.185cm" svg:height="0.093cm" svg:x="16.017cm" svg:y="8.773cm" svg:viewBox="0 0 186 94" svg:d="M0 93c0 2 0 1 0-1 0-51 42-92 93-92s93 41 93 92c0 2 0 3 0 1">
            <text:p/>
          </draw:path>
          <draw:path draw:style-name="gr1" draw:text-style-name="P8" draw:layer="layout" svg:width="0.185cm" svg:height="0.092cm" svg:x="16.017cm" svg:y="8.866cm" svg:viewBox="0 0 186 93" svg:d="M186 0c0 51-42 93-93 93s-92-42-93-93">
            <text:p/>
          </draw:path>
          <draw:path draw:style-name="gr1" draw:text-style-name="P8" draw:layer="layout" svg:width="0.185cm" svg:height="0.093cm" svg:x="13.696cm" svg:y="8.773cm" svg:viewBox="0 0 186 94" svg:d="M0 93c0 2 0 1 0-1 0-51 42-92 93-92s93 41 93 92c0 2 0 3 0 1">
            <text:p/>
          </draw:path>
          <draw:path draw:style-name="gr1" draw:text-style-name="P8" draw:layer="layout" svg:width="0.185cm" svg:height="0.092cm" svg:x="13.696cm" svg:y="8.866cm" svg:viewBox="0 0 186 93" svg:d="M186 0c0 51-42 93-93 93s-92-42-93-93">
            <text:p/>
          </draw:path>
          <draw:path draw:style-name="gr16" draw:text-style-name="P8" draw:layer="layout" svg:width="0.617cm" svg:height="0.312cm" svg:x="15.801cm" svg:y="8.557cm" svg:viewBox="0 0 618 313" svg:d="M0 309c0 5 0 5 0 0 0-170 139-309 309-309 171 0 309 139 309 309 0 5 0 5 0 0">
            <text:p/>
          </draw:path>
          <draw:path draw:style-name="gr16" draw:text-style-name="P8" draw:layer="layout" svg:width="0.617cm" svg:height="0.308cm" svg:x="15.801cm" svg:y="8.866cm" svg:viewBox="0 0 618 309" svg:d="M618 0c0 171-138 309-309 309-170 0-308-138-309-309">
            <text:p/>
          </draw:path>
          <draw:path draw:style-name="gr16" draw:text-style-name="P8" draw:layer="layout" svg:width="0.462cm" svg:height="0.233cm" svg:x="15.878cm" svg:y="8.634cm" svg:viewBox="0 0 463 234" svg:d="M0 232c0 3 0 3 0-1 0-128 104-231 232-231 127 0 231 103 231 231 0 4 0 4 0 1">
            <text:p/>
          </draw:path>
          <draw:path draw:style-name="gr16" draw:text-style-name="P8" draw:layer="layout" svg:width="0.462cm" svg:height="0.231cm" svg:x="15.878cm" svg:y="8.866cm" svg:viewBox="0 0 463 232" svg:d="M463 0c0 128-104 232-231 232-128 0-231-104-232-232">
            <text:p/>
          </draw:path>
          <draw:path draw:style-name="gr16" draw:text-style-name="P8" draw:layer="layout" svg:width="0.617cm" svg:height="0.312cm" svg:x="13.48cm" svg:y="8.557cm" svg:viewBox="0 0 618 313" svg:d="M0 309c0 5 0 5 0 0 0-170 139-309 309-309 171 0 309 139 309 309 0 5 0 5 0 0">
            <text:p/>
          </draw:path>
          <draw:path draw:style-name="gr16" draw:text-style-name="P8" draw:layer="layout" svg:width="0.617cm" svg:height="0.308cm" svg:x="13.48cm" svg:y="8.866cm" svg:viewBox="0 0 618 309" svg:d="M618 0c0 171-138 309-309 309-170 0-308-138-309-309">
            <text:p/>
          </draw:path>
          <draw:path draw:style-name="gr16" draw:text-style-name="P8" draw:layer="layout" svg:width="0.462cm" svg:height="0.233cm" svg:x="13.558cm" svg:y="8.634cm" svg:viewBox="0 0 463 234" svg:d="M0 232c0 3 0 3 0-1 0-128 104-231 231-231 128 0 232 103 232 231 0 4 0 4 0 1">
            <text:p/>
          </draw:path>
          <draw:path draw:style-name="gr16" draw:text-style-name="P8" draw:layer="layout" svg:width="0.462cm" svg:height="0.231cm" svg:x="13.558cm" svg:y="8.866cm" svg:viewBox="0 0 463 232" svg:d="M463 0c0 128-104 232-232 232-127 0-230-104-231-232">
            <text:p/>
          </draw:path>
          <draw:path draw:style-name="gr1" draw:text-style-name="P8" draw:layer="layout" svg:width="0.092cm" svg:height="0.092cm" svg:x="14.763cm" svg:y="8.155cm" svg:viewBox="0 0 93 93" svg:d="M93 93c-51 0-93-42-93-93">
            <text:p/>
          </draw:path>
          <draw:line draw:style-name="gr1" draw:text-style-name="P8" draw:layer="layout" svg:x1="15.457cm" svg:y1="8.248cm" svg:x2="14.856cm" svg:y2="8.248cm">
            <text:p/>
          </draw:line>
          <draw:path draw:style-name="gr1" draw:text-style-name="P8" draw:layer="layout" svg:width="0.03cm" svg:height="0.046cm" svg:x="15.457cm" svg:y="8.201cm" svg:viewBox="0 0 31 47" svg:d="M27 0c3 4 4 10 4 16 0 16-14 31-31 31">
            <text:p/>
          </draw:path>
          <draw:line draw:style-name="gr1" draw:text-style-name="P8" draw:layer="layout" svg:x1="15.302cm" svg:y1="7.885cm" svg:x2="15.484cm" svg:y2="8.201cm">
            <text:p/>
          </draw:line>
          <draw:path draw:style-name="gr1" draw:text-style-name="P8" draw:layer="layout" svg:width="0.04cm" svg:height="0.022cm" svg:x="15.262cm" svg:y="7.863cm" svg:viewBox="0 0 41 23" svg:d="M0 0c17 0 32 8 41 23">
            <text:p/>
          </draw:path>
          <draw:line draw:style-name="gr1" draw:text-style-name="P8" draw:layer="layout" svg:x1="15.261cm" svg:y1="7.863cm" svg:x2="14.824cm" svg:y2="7.863cm">
            <text:p/>
          </draw:line>
          <draw:line draw:style-name="gr1" draw:text-style-name="P8" draw:layer="layout" svg:x1="14.763cm" svg:y1="8.155cm" svg:x2="14.763cm" svg:y2="7.924cm">
            <text:p/>
          </draw:line>
          <draw:path draw:style-name="gr1" draw:text-style-name="P8" draw:layer="layout" svg:width="0.061cm" svg:height="0.061cm" svg:x="14.763cm" svg:y="7.863cm" svg:viewBox="0 0 62 62" svg:d="M0 62c0-34 28-62 62-62">
            <text:p/>
          </draw:path>
          <draw:line draw:style-name="gr17" draw:text-style-name="P8" draw:layer="layout" svg:x1="16.574cm" svg:y1="8.712cm" svg:x2="16.574cm" svg:y2="8.31cm">
            <text:p/>
          </draw:line>
          <draw:path draw:style-name="gr17" draw:text-style-name="P8" draw:layer="layout" svg:width="0.061cm" svg:height="0.061cm" svg:x="16.512cm" svg:y="8.248cm" svg:viewBox="0 0 62 62" svg:d="M0 0c34 0 62 28 62 62">
            <text:p/>
          </draw:path>
          <draw:line draw:style-name="gr17" draw:text-style-name="P8" draw:layer="layout" svg:x1="16.574cm" svg:y1="8.712cm" svg:x2="16.513cm" svg:y2="8.712cm">
            <text:p/>
          </draw:line>
          <draw:path draw:style-name="gr17" draw:text-style-name="P8" draw:layer="layout" svg:width="0.025cm" svg:height="0.013cm" svg:x="16.487cm" svg:y="8.699cm" svg:viewBox="0 0 26 14" svg:d="M26 14c-10 0-20-5-26-14">
            <text:p/>
          </draw:path>
          <draw:line draw:style-name="gr17" draw:text-style-name="P8" draw:layer="layout" svg:x1="16.488cm" svg:y1="8.698cm" svg:x2="16.369cm" svg:y2="8.521cm">
            <text:p/>
          </draw:line>
          <draw:path draw:style-name="gr17" draw:text-style-name="P8" draw:layer="layout" svg:width="0.077cm" svg:height="0.041cm" svg:x="16.291cm" svg:y="8.48cm" svg:viewBox="0 0 78 42" svg:d="M0 0c32 0 61 15 78 42">
            <text:p/>
          </draw:path>
          <draw:line draw:style-name="gr17" draw:text-style-name="P8" draw:layer="layout" svg:x1="16.292cm" svg:y1="8.48cm" svg:x2="15.928cm" svg:y2="8.48cm">
            <text:p/>
          </draw:line>
          <draw:path draw:style-name="gr17" draw:text-style-name="P8" draw:layer="layout" svg:width="0.077cm" svg:height="0.042cm" svg:x="15.85cm" svg:y="8.48cm" svg:viewBox="0 0 78 43" svg:d="M0 43c17-27 47-43 78-43">
            <text:p/>
          </draw:path>
          <draw:line draw:style-name="gr17" draw:text-style-name="P8" draw:layer="layout" svg:x1="15.85cm" svg:y1="8.523cm" svg:x2="15.706cm" svg:y2="8.749cm">
            <text:p/>
          </draw:line>
          <draw:path draw:style-name="gr17" draw:text-style-name="P8" draw:layer="layout" svg:width="0.026cm" svg:height="0.014cm" svg:x="15.679cm" svg:y="8.748cm" svg:viewBox="0 0 27 15" svg:d="M27 0c-6 9-16 15-27 15">
            <text:p/>
          </draw:path>
          <draw:line draw:style-name="gr17" draw:text-style-name="P8" draw:layer="layout" svg:x1="15.68cm" svg:y1="8.763cm" svg:x2="14.656cm" svg:y2="8.763cm">
            <text:p/>
          </draw:line>
          <draw:path draw:style-name="gr17" draw:text-style-name="P8" draw:layer="layout" svg:width="0.015cm" svg:height="0.015cm" svg:x="14.64cm" svg:y="8.748cm" svg:viewBox="0 0 16 16" svg:d="M16 16c-9 0-16-7-16-16">
            <text:p/>
          </draw:path>
          <draw:line draw:style-name="gr17" draw:text-style-name="P8" draw:layer="layout" svg:x1="14.64cm" svg:y1="8.748cm" svg:x2="14.64cm" svg:y2="7.816cm">
            <text:p/>
          </draw:line>
          <draw:path draw:style-name="gr17" draw:text-style-name="P8" draw:layer="layout" svg:width="0.03cm" svg:height="0.03cm" svg:x="14.64cm" svg:y="7.785cm" svg:viewBox="0 0 31 31" svg:d="M0 31c0-18 14-31 31-31">
            <text:p/>
          </draw:path>
          <draw:line draw:style-name="gr17" draw:text-style-name="P8" draw:layer="layout" svg:x1="15.306cm" svg:y1="7.785cm" svg:x2="14.671cm" svg:y2="7.785cm">
            <text:p/>
          </draw:line>
          <draw:path draw:style-name="gr17" draw:text-style-name="P8" draw:layer="layout" svg:width="0.04cm" svg:height="0.022cm" svg:x="15.306cm" svg:y="7.785cm" svg:viewBox="0 0 41 23" svg:d="M0 0c17 0 32 9 41 23">
            <text:p/>
          </draw:path>
          <draw:line draw:style-name="gr17" draw:text-style-name="P8" draw:layer="layout" svg:x1="15.346cm" svg:y1="7.808cm" svg:x2="15.582cm" svg:y2="8.217cm">
            <text:p/>
          </draw:line>
          <draw:line draw:style-name="gr17" draw:text-style-name="P8" draw:layer="layout" svg:x1="16.512cm" svg:y1="8.248cm" svg:x2="15.637cm" svg:y2="8.248cm">
            <text:p/>
          </draw:line>
          <draw:path draw:style-name="gr17" draw:text-style-name="P8" draw:layer="layout" svg:width="0.052cm" svg:height="0.03cm" svg:x="15.583cm" svg:y="8.217cm" svg:viewBox="0 0 53 31" svg:d="M53 31c-21 0-42-12-53-31">
            <text:p/>
          </draw:path>
          <draw:path draw:style-name="gr17" draw:text-style-name="P8" draw:layer="layout" svg:width="0.03cm" svg:height="0.03cm" svg:x="14.577cm" svg:y="8.248cm" svg:viewBox="0 0 31 31" svg:d="M0 0c18 0 31 14 31 31">
            <text:p/>
          </draw:path>
          <draw:line draw:style-name="gr17" draw:text-style-name="P8" draw:layer="layout" svg:x1="14.609cm" svg:y1="8.748cm" svg:x2="14.609cm" svg:y2="8.279cm">
            <text:p/>
          </draw:line>
          <draw:path draw:style-name="gr17" draw:text-style-name="P8" draw:layer="layout" svg:width="0.015cm" svg:height="0.015cm" svg:x="14.593cm" svg:y="8.748cm" svg:viewBox="0 0 16 16" svg:d="M16 0c0 9-7 16-16 16">
            <text:p/>
          </draw:path>
          <draw:line draw:style-name="gr17" draw:text-style-name="P8" draw:layer="layout" svg:x1="14.593cm" svg:y1="8.763cm" svg:x2="14.185cm" svg:y2="8.763cm">
            <text:p/>
          </draw:line>
          <draw:line draw:style-name="gr17" draw:text-style-name="P8" draw:layer="layout" svg:x1="14.132cm" svg:y1="8.733cm" svg:x2="14.048cm" svg:y2="8.589cm">
            <text:p/>
          </draw:line>
          <draw:path draw:style-name="gr17" draw:text-style-name="P8" draw:layer="layout" svg:width="0.052cm" svg:height="0.031cm" svg:x="14.132cm" svg:y="8.732cm" svg:viewBox="0 0 53 32" svg:d="M53 32c-22 0-42-13-53-32">
            <text:p/>
          </draw:path>
          <draw:path draw:style-name="gr17" draw:text-style-name="P8" draw:layer="layout" svg:width="0.05cm" svg:height="0.025cm" svg:x="13.396cm" svg:y="8.738cm" svg:viewBox="0 0 51 26" svg:d="M51 0c-12 16-31 26-51 26">
            <text:p/>
          </draw:path>
          <draw:line draw:style-name="gr17" draw:text-style-name="P8" draw:layer="layout" svg:x1="13.606cm" svg:y1="8.519cm" svg:x2="13.446cm" svg:y2="8.739cm">
            <text:p/>
          </draw:line>
          <draw:path draw:style-name="gr17" draw:text-style-name="P8" draw:layer="layout" svg:width="0.074cm" svg:height="0.037cm" svg:x="13.606cm" svg:y="8.48cm" svg:viewBox="0 0 75 38" svg:d="M0 38c18-25 46-38 75-38">
            <text:p/>
          </draw:path>
          <draw:line draw:style-name="gr17" draw:text-style-name="P8" draw:layer="layout" svg:x1="13.933cm" svg:y1="8.48cm" svg:x2="13.682cm" svg:y2="8.48cm">
            <text:p/>
          </draw:line>
          <draw:line draw:style-name="gr17" draw:text-style-name="P8" draw:layer="layout" svg:x1="14.049cm" svg:y1="8.588cm" svg:x2="14.013cm" svg:y2="8.526cm">
            <text:p/>
          </draw:line>
          <draw:path draw:style-name="gr17" draw:text-style-name="P8" draw:layer="layout" svg:width="0.08cm" svg:height="0.045cm" svg:x="13.932cm" svg:y="8.48cm" svg:viewBox="0 0 81 46" svg:d="M0 0c33 0 64 17 81 46">
            <text:p/>
          </draw:path>
          <draw:line draw:style-name="gr17" draw:text-style-name="P8" draw:layer="layout" svg:x1="14.578cm" svg:y1="8.248cm" svg:x2="13.03cm" svg:y2="8.248cm">
            <text:p/>
          </draw:line>
          <draw:path draw:style-name="gr17" draw:text-style-name="P8" draw:layer="layout" svg:width="0.015cm" svg:height="0.015cm" svg:x="13.014cm" svg:y="8.248cm" svg:viewBox="0 0 16 16" svg:d="M0 16c0-9 7-16 16-16">
            <text:p/>
          </draw:path>
          <draw:line draw:style-name="gr17" draw:text-style-name="P8" draw:layer="layout" svg:x1="13.396cm" svg:y1="8.763cm" svg:x2="13.046cm" svg:y2="8.763cm">
            <text:p/>
          </draw:line>
          <draw:line draw:style-name="gr17" draw:text-style-name="P8" draw:layer="layout" svg:x1="13.015cm" svg:y1="8.731cm" svg:x2="13.015cm" svg:y2="8.263cm">
            <text:p/>
          </draw:line>
          <draw:path draw:style-name="gr17" draw:text-style-name="P8" draw:layer="layout" svg:width="0.03cm" svg:height="0.03cm" svg:x="13.015cm" svg:y="8.732cm" svg:viewBox="0 0 31 31" svg:d="M31 31c-16 0-31-15-31-31">
            <text:p/>
          </draw:path>
        </draw:g>
        <draw:custom-shape draw:style-name="gr18" draw:text-style-name="P12" xml:id="id1" draw:id="id1" draw:layer="フローチャート" svg:width="4cm" svg:height="1.5cm" svg:x="4cm" svg:y="13.502cm">
          <text:p text:style-name="P12">開始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12" xml:id="id4" draw:id="id4" draw:layer="フローチャート" svg:width="4cm" svg:height="1.5cm" svg:x="4cm" svg:y="21.502cm">
          <text:p text:style-name="P12">終了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12" xml:id="id3" draw:id="id3" draw:layer="フローチャート" svg:width="4cm" svg:height="1.5cm" svg:x="4cm" svg:y="18.502cm">
          <text:p text:style-name="P12">命令送信</text:p>
          <text:p text:style-name="P12">SendTex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2" xml:id="id2" draw:id="id2" draw:layer="フローチャート" svg:width="5cm" svg:height="1.5cm" svg:x="3.5cm" svg:y="16.002cm">
          <text:p text:style-name="P12">スライダ操作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21" draw:text-style-name="P2" draw:layer="フローチャート" draw:type="line" svg:x1="6cm" svg:y1="15.002cm" svg:x2="6cm" svg:y2="16.002cm" draw:start-shape="id1" draw:start-glue-point="6" draw:end-shape="id2" draw:end-glue-point="5" svg:d="M6000 15002v1000" svg:viewBox="0 0 1 1001">
          <text:p/>
        </draw:connector>
        <draw:connector draw:style-name="gr22" draw:text-style-name="P2" draw:layer="フローチャート" draw:type="line" svg:x1="6cm" svg:y1="17.502cm" svg:x2="6cm" svg:y2="18.502cm" draw:start-shape="id2" draw:start-glue-point="8" draw:end-shape="id3" draw:end-glue-point="4" svg:d="M6000 17502v1000" svg:viewBox="0 0 1 1001">
          <text:p/>
        </draw:connector>
        <draw:connector draw:style-name="gr23" draw:text-style-name="P2" draw:layer="フローチャート" draw:type="line" svg:x1="6cm" svg:y1="20.002cm" svg:x2="6cm" svg:y2="21.502cm" draw:start-shape="id3" draw:start-glue-point="6" draw:end-shape="id4" draw:end-glue-point="4" svg:d="M6000 20002v1500" svg:viewBox="0 0 1 1501">
          <text:p/>
        </draw:connector>
        <draw:line draw:style-name="gr3" draw:text-style-name="P2" draw:layer="フローチャート" svg:x1="6cm" svg:y1="20.502cm" svg:x2="3cm" svg:y2="20.502cm">
          <text:p/>
        </draw:line>
        <draw:line draw:style-name="gr3" draw:text-style-name="P2" draw:layer="フローチャート" svg:x1="3cm" svg:y1="20.502cm" svg:x2="3cm" svg:y2="15.502cm">
          <text:p/>
        </draw:line>
        <draw:line draw:style-name="gr24" draw:text-style-name="P2" draw:layer="フローチャート" svg:x1="3cm" svg:y1="15.502cm" svg:x2="6cm" svg:y2="15.502cm">
          <text:p/>
        </draw:line>
        <draw:custom-shape draw:style-name="gr18" draw:text-style-name="P12" xml:id="id9" draw:id="id9" draw:layer="フローチャート" svg:width="4cm" svg:height="1.5cm" svg:x="13cm" svg:y="11.002cm">
          <text:p text:style-name="P12">開始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12" xml:id="id8" draw:id="id8" draw:layer="フローチャート" svg:width="4cm" svg:height="1.5cm" svg:x="13cm" svg:y="26cm">
          <text:p text:style-name="P12">終了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5" draw:text-style-name="P13" xml:id="id7" draw:id="id7" draw:layer="フローチャート" svg:width="4cm" svg:height="2cm" svg:x="13.001cm" svg:y="20cm">
          <text:p text:style-name="P13">‘<text:span text:style-name="T2">,</text:span>’で</text:p>
          <text:p text:style-name="P13">命令分割</text:p>
          <text:p text:style-name="P13">split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3" xml:id="id6" draw:id="id6" draw:layer="フローチャート" svg:width="5cm" svg:height="1.999cm" svg:x="12.5cm" svg:y="16.501cm">
          <text:p text:style-name="P13">‘<text:span text:style-name="T4">;</text:span>’まで</text:p>
          <text:p text:style-name="P12">命令読込</text:p>
          <text:p text:style-name="P13">read()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7" draw:text-style-name="P2" draw:layer="フローチャート" draw:type="line" svg:x1="15cm" svg:y1="15.502cm" svg:x2="15cm" svg:y2="16.501cm" draw:start-shape="id5" draw:start-glue-point="6" draw:end-shape="id6" draw:end-glue-point="5" svg:d="M15000 15502v999" svg:viewBox="0 0 1 1000">
          <text:p/>
        </draw:connector>
        <draw:connector draw:style-name="gr28" draw:text-style-name="P2" draw:layer="フローチャート" draw:type="line" svg:x1="15cm" svg:y1="18cm" svg:x2="15.001cm" svg:y2="20cm" draw:end-shape="id7" draw:end-glue-point="4" svg:d="M15000 18000l1 2000" svg:viewBox="0 0 2 2001">
          <text:p/>
        </draw:connector>
        <draw:connector draw:style-name="gr29" draw:text-style-name="P2" draw:layer="フローチャート" draw:type="line" svg:x1="15.001cm" svg:y1="22cm" svg:x2="15cm" svg:y2="26cm" draw:start-shape="id7" draw:start-glue-point="6" draw:end-shape="id8" draw:end-glue-point="4" svg:d="M15001 22000l-1 4000" svg:viewBox="0 0 2 4001">
          <text:p/>
        </draw:connector>
        <draw:line draw:style-name="gr3" draw:text-style-name="P2" draw:layer="フローチャート" svg:x1="19cm" svg:y1="14.5cm" svg:x2="18cm" svg:y2="14.5cm">
          <text:p/>
        </draw:line>
        <draw:connector draw:style-name="gr30" draw:text-style-name="P2" draw:layer="フローチャート" draw:line-skew="1.5cm" svg:x1="8cm" svg:y1="19.252cm" svg:x2="13cm" svg:y2="14.502cm" draw:start-shape="id3" draw:start-glue-point="7" draw:end-shape="id5" draw:end-glue-point="5" svg:d="M8000 19252h4000v-4750h1000" svg:viewBox="0 0 5001 4751">
          <text:p/>
        </draw:connector>
        <draw:custom-shape draw:style-name="gr31" draw:text-style-name="P3" draw:layer="layout" svg:width="2.903cm" svg:height="1.411cm" svg:x="8.479cm" svg:y="17.801cm">
          <text:p/>
          <draw:enhanced-geometry svg:viewBox="0 0 21600 21600" draw:type="rectangle" draw:enhanced-path="M 0 0 L 21600 0 21600 21600 0 21600 0 0 Z N"/>
        </draw:custom-shape>
        <draw:frame draw:style-name="gr32" draw:text-style-name="P14" draw:layer="フローチャート" svg:width="3.22cm" svg:height="0.967cm" svg:x="8.284cm" svg:y="17.735cm">
          <draw:text-box>
            <text:p>50[ms] 毎</text:p>
          </draw:text-box>
        </draw:frame>
        <draw:g draw:name="appointment 1">
          <draw:custom-shape draw:style-name="gr33" draw:text-style-name="P15" draw:layer="フローチャート" svg:width="1cm" svg:height="1cm" svg:x="9.4cm" svg:y="18.40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6" draw:layer="フローチャート" svg:width="0.5cm" svg:height="0.5cm" svg:x="9.652cm" svg:y="18.6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35" draw:text-style-name="P17" draw:layer="フローチャート" svg:width="0.187cm" svg:height="0.124cm" draw:transform="rotate (-1.5707963267949) translate (10.025cm 18.713cm)" svg:viewBox="0 0 188 125" draw:points="0,125 188,125 188,0">
            <text:p/>
          </draw:polyline>
        </draw:g>
        <draw:frame draw:style-name="gr36" draw:text-style-name="P14" draw:layer="フローチャート" svg:width="5.862cm" svg:height="0.967cm" svg:x="3.4cm" svg:y="2.635cm">
          <draw:text-box>
            <text:p><text:span text:style-name="T6">送信側</text:span><text:span text:style-name="T6">(</text:span><text:span text:style-name="T6">スマホ</text:span><text:span text:style-name="T6">App</text:span>)</text:p>
          </draw:text-box>
        </draw:frame>
        <draw:frame draw:style-name="gr37" draw:text-style-name="P14" draw:layer="フローチャート" svg:width="4.803cm" svg:height="0.967cm" svg:x="12.653cm" svg:y="2.735cm">
          <draw:text-box>
            <text:p>受信側(ESP32)</text:p>
          </draw:text-box>
        </draw:frame>
        <draw:custom-shape draw:style-name="gr38" draw:text-style-name="P12" xml:id="id5" draw:id="id5" draw:layer="フローチャート" svg:width="4cm" svg:height="2cm" svg:x="13cm" svg:y="13.502cm">
          <text:p text:style-name="P12"><text:span text:style-name="T7">データある？</text:span></text:p>
          <text:p text:style-name="P12"><text:span text:style-name="T7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フローチャート" svg:x1="17cm" svg:y1="14.502cm" svg:x2="18cm" svg:y2="14.502cm">
          <text:p/>
        </draw:line>
        <draw:connector draw:style-name="gr39" draw:text-style-name="P2" draw:layer="フローチャート" draw:type="line" svg:x1="15cm" svg:y1="12.502cm" svg:x2="15cm" svg:y2="13.502cm" draw:start-shape="id9" draw:start-glue-point="6" draw:end-shape="id5" svg:d="M15000 12502v1000" svg:viewBox="0 0 1 1001">
          <text:p/>
        </draw:connector>
        <draw:frame draw:style-name="gr40" draw:text-style-name="P14" draw:layer="フローチャート" svg:width="1.772cm" svg:height="0.95cm" svg:x="14.825cm" svg:y="15.403cm">
          <draw:text-box>
            <text:p>ある</text:p>
          </draw:text-box>
        </draw:frame>
        <draw:frame draw:style-name="gr40" draw:text-style-name="P14" draw:layer="フローチャート" svg:width="1.772cm" svg:height="0.95cm" svg:x="16.6cm" svg:y="13.552cm">
          <draw:text-box>
            <text:p>ない</text:p>
          </draw:text-box>
        </draw:frame>
        <draw:frame draw:style-name="gr41" draw:text-style-name="P14" draw:layer="フローチャート" svg:width="2.61cm" svg:height="0.763cm" svg:x="13.77cm" svg:y="14.584cm">
          <draw:text-box>
            <text:p><text:span text:style-name="T7">available()</text:span></text:p>
          </draw:text-box>
        </draw:frame>
        <draw:line draw:style-name="gr3" draw:text-style-name="P2" draw:layer="フローチャート" svg:x1="15cm" svg:y1="25cm" svg:x2="19cm" svg:y2="25cm">
          <text:p/>
        </draw:line>
        <draw:line draw:style-name="gr3" draw:text-style-name="P2" draw:layer="フローチャート" svg:x1="19cm" svg:y1="25cm" svg:x2="19cm" svg:y2="13.001cm">
          <text:p/>
        </draw:line>
        <draw:line draw:style-name="gr24" draw:text-style-name="P2" draw:layer="フローチャート" svg:x1="19cm" svg:y1="13.001cm" svg:x2="15cm" svg:y2="13.001cm">
          <text:p/>
        </draw:line>
        <draw:custom-shape draw:style-name="gr19" draw:text-style-name="P12" xml:id="id10" draw:id="id10" draw:layer="フローチャート" svg:width="4cm" svg:height="1.5cm" svg:x="13.001cm" svg:y="23.003cm">
          <text:p text:style-name="P13">サーボ,ESC</text:p>
          <text:p text:style-name="P13">制御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2" draw:layer="フローチャート" draw:type="line" svg:x1="15.001cm" svg:y1="22cm" svg:x2="15.001cm" svg:y2="23.003cm" draw:start-shape="id7" draw:start-glue-point="6" draw:end-shape="id10" svg:d="M15001 22000v1003" svg:viewBox="0 0 1 1004">
          <text:p/>
        </draw:connector>
        <draw:custom-shape draw:style-name="gr42" draw:text-style-name="P18" draw:layer="フローチャート" svg:width="4.583cm" svg:height="2.5cm" svg:x="16.419cm" svg:y="17.401cm">
          <text:p text:style-name="P4"/>
          <draw:enhanced-geometry svg:viewBox="0 0 21600 21600" draw:text-areas="800 800 20800 20800" draw:mirror-horizontal="false" draw:mirror-vertical="false" draw:type="round-rectangular-callout" draw:modifiers="1319.37172774869 28120.59176329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2" xml:id="id12" draw:id="id12" draw:layer="フローチャート" svg:width="2.636cm" svg:height="1.673cm" svg:x="16cm" svg:y="19cm">
          <draw:text-box>
            <text:p text:style-name="P4"><text:span text:style-name="T2">“</text:span><text:span text:style-name="T1">1000</text:span><text:span text:style-name="T2">”</text:span></text:p>
          </draw:text-box>
        </draw:frame>
        <draw:frame draw:style-name="gr43" draw:text-style-name="P2" xml:id="id13" draw:id="id13" draw:layer="フローチャート" svg:width="2.636cm" svg:height="1.673cm" svg:x="18.664cm" svg:y="18.992cm">
          <draw:text-box>
            <text:p text:style-name="P4"><text:span text:style-name="T2">“</text:span><text:span text:style-name="T3">2000</text:span><text:span text:style-name="T2">”</text:span></text:p>
          </draw:text-box>
        </draw:frame>
        <draw:frame draw:style-name="gr44" draw:text-style-name="P2" xml:id="id11" draw:id="id11" draw:layer="フローチャート" svg:width="4.53cm" svg:height="0.962cm" svg:x="16.454cm" svg:y="17.383cm">
          <draw:text-box>
            <text:p text:style-name="P4"><text:span text:style-name="T2">“</text:span><text:span text:style-name="T1">1000</text:span><text:span text:style-name="T2">,</text:span><text:span text:style-name="T3">2000</text:span><text:span text:style-name="T2">”</text:span></text:p>
          </draw:text-box>
        </draw:frame>
        <draw:connector draw:style-name="gr45" draw:text-style-name="P2" draw:layer="フローチャート" draw:type="line" svg:x1="18.719cm" svg:y1="18.345cm" svg:x2="17.318cm" svg:y2="19cm" draw:start-shape="id11" draw:start-glue-point="2" draw:end-shape="id12" draw:end-glue-point="0" svg:d="M18719 18345l-1401 655" svg:viewBox="0 0 1402 656">
          <text:p/>
        </draw:connector>
        <draw:connector draw:style-name="gr46" draw:text-style-name="P2" draw:layer="フローチャート" draw:type="line" svg:x1="18.719cm" svg:y1="18.345cm" svg:x2="19.982cm" svg:y2="18.992cm" draw:start-shape="id11" draw:start-glue-point="2" draw:end-shape="id13" draw:end-glue-point="0" svg:d="M18719 18345l1263 647" svg:viewBox="0 0 1264 648">
          <text:p/>
        </draw:connector>
        <draw:custom-shape draw:style-name="gr47" draw:text-style-name="P18" draw:layer="フローチャート" svg:width="3.935cm" svg:height="3.001cm" svg:x="16.938cm" svg:y="21.601cm">
          <text:p text:style-name="P4"><text:span text:style-name="T8">CH1=</text:span><text:span text:style-name="T1">1000</text:span></text:p>
          <text:p text:style-name="P4">(左回転)</text:p>
          <text:p text:style-name="P4"><text:span text:style-name="T9">CH2=</text:span><text:span text:style-name="T3">2000</text:span></text:p>
          <text:p text:style-name="P4">(前進)</text:p>
          <draw:enhanced-geometry svg:viewBox="0 0 21600 21600" draw:text-areas="800 800 20800 20800" draw:mirror-horizontal="false" draw:mirror-vertical="false" draw:type="round-rectangular-callout" draw:modifiers="-2409.14634146341 17448.36775483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18" draw:layer="layout" svg:width="9.826cm" svg:height="2cm" svg:x="10.565cm" svg:y="4.1cm">
          <text:p text:style-name="P4">意味</text:p>
          <text:p text:style-name="P4">“<text:span text:style-name="T1">ステアの値</text:span><text:span text:style-name="T2">,</text:span><text:span text:style-name="T3">スロットルの値</text:span><text:span text:style-name="T4">;</text:span>”</text:p>
          <draw:enhanced-geometry svg:viewBox="0 0 21600 21600" draw:text-areas="800 800 20800 20800" draw:type="round-rectangular-callout" draw:modifiers="3162.95919405719 28098.3508245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11" draw:display-name="線の終点 11" svg:viewBox="0 0 20 20" svg:d="M0 20l10-20 10 20z"/>
    <draw:marker draw:name="線の終点_20_12" draw:display-name="線の終点 12" svg:viewBox="0 0 20 20" svg:d="M0 20l10-20 10 20z"/>
    <draw:marker draw:name="線の終点_20_13" draw:display-name="線の終点 13" svg:viewBox="0 0 20 20" svg:d="M0 20l10-20 10 20z"/>
    <draw:marker draw:name="線の終点_20_14" draw:display-name="線の終点 14" svg:viewBox="0 0 20 20" svg:d="M0 20l10-20 10 20z"/>
    <draw:marker draw:name="線の終点_20_18" draw:display-name="線の終点 18" svg:viewBox="0 0 20 20" svg:d="M0 20l10-20 10 20z"/>
    <draw:marker draw:name="線の終点_20_19" draw:display-name="線の終点 19" svg:viewBox="0 0 20 20" svg:d="M0 20l10-20 10 20z"/>
    <draw:marker draw:name="線の終点_20_20" draw:display-name="線の終点 20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フローチャート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16T10:06:15.149000000</dc:date>
    <meta:editing-duration>PT1H18M23S</meta:editing-duration>
    <meta:editing-cycles>24</meta:editing-cycles>
    <meta:generator>LibreOffice/7.3.7.2$Windows_X86_64 LibreOffice_project/e114eadc50a9ff8d8c8a0567d6da8f454beeb84f</meta:generator>
    <meta:document-statistic meta:object-count="805"/>
  </office:meta>
</office:document-meta>
</file>